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93" manifest:media-type="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5.6cm" table:align="left"/>
    </style:style>
    <style:style style:name="Tableau12.A" style:family="table-column">
      <style:table-column-properties style:column-width="3.006cm"/>
    </style:style>
    <style:style style:name="Tableau12.B" style:family="table-column">
      <style:table-column-properties style:column-width="1.588cm"/>
    </style:style>
    <style:style style:name="Tableau12.C" style:family="table-column">
      <style:table-column-properties style:column-width="1.609cm"/>
    </style:style>
    <style:style style:name="Tableau12.D" style:family="table-column">
      <style:table-column-properties style:column-width="1.693cm"/>
    </style:style>
    <style:style style:name="Tableau12.E" style:family="table-column">
      <style:table-column-properties style:column-width="2.011cm"/>
    </style:style>
    <style:style style:name="Tableau12.G" style:family="table-column">
      <style:table-column-properties style:column-width="2.096cm"/>
    </style:style>
    <style:style style:name="Tableau12.H" style:family="table-column">
      <style:table-column-properties style:column-width="1.90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6.9cm" table:align="left"/>
    </style:style>
    <style:style style:name="Tableau17.A" style:family="table-column">
      <style:table-column-properties style:column-width="3.006cm"/>
    </style:style>
    <style:style style:name="Tableau17.B" style:family="table-column">
      <style:table-column-properties style:column-width="1.799cm"/>
    </style:style>
    <style:style style:name="Tableau17.C" style:family="table-column">
      <style:table-column-properties style:column-width="2.096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1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1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928cm" table:align="center"/>
    </style:style>
    <style:style style:name="Tableau22.A" style:family="table-column">
      <style:table-column-properties style:column-width="1.416cm"/>
    </style:style>
    <style:style style:name="Tableau22.B" style:family="table-column">
      <style:table-column-properties style:column-width="1.503cm"/>
    </style:style>
    <style:style style:name="Tableau22.C" style:family="table-column">
      <style:table-column-properties style:column-width="1.397cm"/>
    </style:style>
    <style:style style:name="Tableau22.D" style:family="table-column">
      <style:table-column-properties style:column-width="1.482cm"/>
    </style:style>
    <style:style style:name="Tableau22.E" style:family="table-column">
      <style:table-column-properties style:column-width="1.588cm"/>
    </style:style>
    <style:style style:name="Tableau22.F" style:family="table-column">
      <style:table-column-properties style:column-width="1.905cm"/>
    </style:style>
    <style:style style:name="Tableau22.I" style:family="table-column">
      <style:table-column-properties style:column-width="1.439cm"/>
    </style:style>
    <style:style style:name="Tableau22.K" style:family="table-column">
      <style:table-column-properties style:column-width="1.801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K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K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7.29cm" table:align="center"/>
    </style:style>
    <style:style style:name="Tableau26.A" style:family="table-column">
      <style:table-column-properties style:column-width="1.415cm"/>
    </style:style>
    <style:style style:name="Tableau26.B" style:family="table-column">
      <style:table-column-properties style:column-width="2.985cm"/>
    </style:style>
    <style:style style:name="Tableau26.C" style:family="table-column">
      <style:table-column-properties style:column-width="1.461cm"/>
    </style:style>
    <style:style style:name="Tableau26.D" style:family="table-column">
      <style:table-column-properties style:column-width="1.439cm"/>
    </style:style>
    <style:style style:name="Tableau26.E" style:family="table-column">
      <style:table-column-properties style:column-width="1.586cm"/>
    </style:style>
    <style:style style:name="Tableau26.F" style:family="table-column">
      <style:table-column-properties style:column-width="1.905cm"/>
    </style:style>
    <style:style style:name="Tableau26.G" style:family="table-column">
      <style:table-column-properties style:column-width="1.397cm"/>
    </style:style>
    <style:style style:name="Tableau26.I" style:family="table-column">
      <style:table-column-properties style:column-width="1.799cm"/>
    </style:style>
    <style:style style:name="Tableau26.J" style:family="table-column">
      <style:table-column-properties style:column-width="1.3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J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509cm" table:align="left"/>
    </style:style>
    <style:style style:name="Tableau31.A" style:family="table-column">
      <style:table-column-properties style:column-width="1.397cm"/>
    </style:style>
    <style:style style:name="Tableau31.B" style:family="table-column">
      <style:table-column-properties style:column-width="3.006cm"/>
    </style:style>
    <style:style style:name="Tableau31.C" style:family="table-column">
      <style:table-column-properties style:column-width="1.799cm"/>
    </style:style>
    <style:style style:name="Tableau31.D" style:family="table-column">
      <style:table-column-properties style:column-width="2.307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5.9cm" table:align="left"/>
    </style:style>
    <style:style style:name="Tableau32.A" style:family="table-column">
      <style:table-column-properties style:column-width="1.397cm"/>
    </style:style>
    <style:style style:name="Tableau32.B" style:family="table-column">
      <style:table-column-properties style:column-width="3.006cm"/>
    </style:style>
    <style:style style:name="Tableau32.C" style:family="table-column">
      <style:table-column-properties style:column-width="1.461cm"/>
    </style:style>
    <style:style style:name="Tableau32.D" style:family="table-column">
      <style:table-column-properties style:column-width="1.439cm"/>
    </style:style>
    <style:style style:name="Tableau32.E" style:family="table-column">
      <style:table-column-properties style:column-width="1.61cm"/>
    </style:style>
    <style:style style:name="Tableau32.F" style:family="table-column">
      <style:table-column-properties style:column-width="1.884cm"/>
    </style:style>
    <style:style style:name="Tableau32.G" style:family="table-column">
      <style:table-column-properties style:column-width="1.418cm"/>
    </style:style>
    <style:style style:name="Tableau32.I" style:family="table-column">
      <style:table-column-properties style:column-width="1.801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/>
      <style:text-properties officeooo:paragraph-rsid="003a7004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6323c" officeooo:paragraph-rsid="0026323c" style:font-name-asian="Times New Roman" style:language-asian="fr" style:country-asian="FR" style:font-weight-asian="bold" style:font-name-complex="Times New Roman" style:font-weight-complex="bold"/>
    </style:style>
    <style:style style:name="P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7b59" officeooo:paragraph-rsid="00277b59" style:font-name-asian="Times New Roman" style:language-asian="fr" style:country-asian="FR" style:font-weight-asian="bold" style:font-name-complex="Times New Roman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8d71" officeooo:paragraph-rsid="00278d71" style:font-name-asian="Times New Roman" style:language-asian="fr" style:country-asian="FR" style:font-weight-asian="bold" style:font-name-complex="Times New Roman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rsid="0027cd53" officeooo:paragraph-rsid="0027cd53" style:font-name-asian="Times New Roman" style:language-asian="fr" style:country-asian="FR" style:font-weight-asian="bold" style:font-name-complex="Times New Roman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1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1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1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369643" style:font-name-asian="Times New Roman" style:language-asian="fr" style:country-asian="FR" style:font-name-complex="Times New Roman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6323c" officeooo:paragraph-rsid="0026323c" style:font-name-asian="Times New Roman" style:language-asian="fr" style:country-asian="FR" style:font-name-complex="Times New Roman"/>
    </style:style>
    <style:style style:name="P1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7b59" officeooo:paragraph-rsid="00277b59" style:font-name-asian="Times New Roman" style:language-asian="fr" style:country-asian="FR" style:font-name-complex="Times New Roman"/>
    </style:style>
    <style:style style:name="P1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8d71" officeooo:paragraph-rsid="00278d71" style:font-name-asian="Times New Roman" style:language-asian="fr" style:country-asian="FR" style:font-name-complex="Times New Roman"/>
    </style:style>
    <style:style style:name="P1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7cd53" officeooo:paragraph-rsid="0027cd53" style:font-name-asian="Times New Roman" style:language-asian="fr" style:country-asian="FR" style:font-name-complex="Times New Roman"/>
    </style:style>
    <style:style style:name="P2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9f0c2" style:font-name-asian="Times New Roman" style:language-asian="fr" style:country-asian="FR" style:font-name-complex="Times New Roman"/>
    </style:style>
    <style:style style:name="P2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1d6" style:font-name-asian="Times New Roman" style:language-asian="fr" style:country-asian="FR" style:font-name-complex="Times New Roman"/>
    </style:style>
    <style:style style:name="P2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9f0c2" officeooo:paragraph-rsid="002a5538" style:font-name-asian="Times New Roman" style:language-asian="fr" style:country-asian="FR" style:font-name-complex="Times New Roman"/>
    </style:style>
    <style:style style:name="P2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a81d7" officeooo:paragraph-rsid="002a81d7" style:font-name-asian="Times New Roman" style:language-asian="fr" style:country-asian="FR" style:font-name-complex="Times New Roman"/>
    </style:style>
    <style:style style:name="P2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c371a" officeooo:paragraph-rsid="002c371a" style:font-name-asian="Times New Roman" style:language-asian="fr" style:country-asian="FR" style:font-name-complex="Times New Roman"/>
    </style:style>
    <style:style style:name="P2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d6240" style:font-name-asian="Times New Roman" style:language-asian="fr" style:country-asian="FR" style:font-name-complex="Times New Roman"/>
    </style:style>
    <style:style style:name="P2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2edbc0" style:font-name-asian="Times New Roman" style:language-asian="fr" style:country-asian="FR" style:font-name-complex="Times New Roman"/>
    </style:style>
    <style:style style:name="P2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2d6240" officeooo:paragraph-rsid="00309512" style:font-name-asian="Times New Roman" style:language-asian="fr" style:country-asian="FR" style:font-name-complex="Times New Roman"/>
    </style:style>
    <style:style style:name="P2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19f9d" officeooo:paragraph-rsid="00319f9d" style:font-name-asian="Times New Roman" style:language-asian="fr" style:country-asian="FR" style:font-name-complex="Times New Roman"/>
    </style:style>
    <style:style style:name="P29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284c5" style:font-name-asian="Times New Roman" style:language-asian="fr" style:country-asian="FR" style:font-name-complex="Times New Roman"/>
    </style:style>
    <style:style style:name="P3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284c5" officeooo:paragraph-rsid="00332164" style:font-name-asian="Times New Roman" style:language-asian="fr" style:country-asian="FR" style:font-name-complex="Times New Roman"/>
    </style:style>
    <style:style style:name="P3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8cc2" style:font-name-asian="Times New Roman" style:language-asian="fr" style:country-asian="FR" style:font-name-complex="Times New Roman"/>
    </style:style>
    <style:style style:name="P32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5af01" style:font-name-asian="Times New Roman" style:language-asian="fr" style:country-asian="FR" style:font-name-complex="Times New Roman"/>
    </style:style>
    <style:style style:name="P33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rsid="00358cc2" officeooo:paragraph-rsid="00369643" style:font-name-asian="Times New Roman" style:language-asian="fr" style:country-asian="FR" style:font-name-complex="Times New Roman"/>
    </style:style>
    <style:style style:name="P34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3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3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37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38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39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40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4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42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43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44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45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46" style:family="paragraph" style:parent-style-name="Normal">
      <style:paragraph-properties fo:line-height="115%"/>
      <style:text-properties fo:language="en" fo:country="US" style:font-name-asian="Yu Mincho"/>
    </style:style>
    <style:style style:name="P47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48" style:family="paragraph" style:parent-style-name="Normal">
      <style:paragraph-properties fo:line-height="115%"/>
      <style:text-properties fo:language="en" fo:country="US"/>
    </style:style>
    <style:style style:name="P49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50" style:family="paragraph" style:parent-style-name="Normal">
      <style:paragraph-properties fo:line-height="115%"/>
      <style:text-properties fo:language="en" fo:country="US" officeooo:paragraph-rsid="000e6da7"/>
    </style:style>
    <style:style style:name="P51" style:family="paragraph" style:parent-style-name="Normal">
      <style:paragraph-properties fo:line-height="115%"/>
      <style:text-properties fo:language="en" fo:country="US" officeooo:paragraph-rsid="00200688"/>
    </style:style>
    <style:style style:name="P52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53" style:family="paragraph" style:parent-style-name="Normal">
      <style:paragraph-properties fo:line-height="115%"/>
    </style:style>
    <style:style style:name="P54" style:family="paragraph" style:parent-style-name="Normal">
      <style:paragraph-properties fo:line-height="115%"/>
      <style:text-properties officeooo:paragraph-rsid="000e6da7"/>
    </style:style>
    <style:style style:name="P5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56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57" style:family="paragraph" style:parent-style-name="Normal">
      <style:paragraph-properties fo:line-height="115%"/>
      <style:text-properties officeooo:paragraph-rsid="0014bb39"/>
    </style:style>
    <style:style style:name="P58" style:family="paragraph" style:parent-style-name="Normal">
      <style:paragraph-properties fo:line-height="115%"/>
      <style:text-properties officeooo:paragraph-rsid="00157766"/>
    </style:style>
    <style:style style:name="P59" style:family="paragraph" style:parent-style-name="Normal">
      <style:paragraph-properties fo:line-height="115%"/>
      <style:text-properties officeooo:paragraph-rsid="00200688"/>
    </style:style>
    <style:style style:name="P60" style:family="paragraph" style:parent-style-name="Normal">
      <style:paragraph-properties fo:line-height="115%"/>
      <style:text-properties officeooo:paragraph-rsid="00310266"/>
    </style:style>
    <style:style style:name="P61" style:family="paragraph" style:parent-style-name="Normal">
      <style:paragraph-properties fo:line-height="115%"/>
      <style:text-properties officeooo:paragraph-rsid="003518b1"/>
    </style:style>
    <style:style style:name="P62" style:family="paragraph" style:parent-style-name="Normal">
      <style:paragraph-properties fo:line-height="115%"/>
      <style:text-properties officeooo:paragraph-rsid="0035af01"/>
    </style:style>
    <style:style style:name="P63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64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65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66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67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68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69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71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72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3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310266"/>
    </style:style>
    <style:style style:name="P74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75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76" style:family="paragraph" style:parent-style-name="Normal">
      <style:paragraph-properties fo:margin-left="0cm" fo:margin-right="0cm" fo:line-height="115%" fo:text-indent="1.249cm" style:auto-text-indent="false"/>
      <style:text-properties officeooo:paragraph-rsid="0022fab2"/>
    </style:style>
    <style:style style:name="P77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7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79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80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1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82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83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84" style:family="paragraph" style:parent-style-name="Normal">
      <style:paragraph-properties fo:margin-top="0cm" fo:margin-bottom="0.071cm" style:contextual-spacing="false" fo:line-height="115%"/>
      <style:text-properties officeooo:paragraph-rsid="0034d2b5"/>
    </style:style>
    <style:style style:name="P85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86" style:family="paragraph" style:parent-style-name="Normal">
      <style:paragraph-properties fo:margin-top="0cm" fo:margin-bottom="0.071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34e4d9"/>
    </style:style>
    <style:style style:name="P87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88" style:family="paragraph" style:parent-style-name="Heading_20_1">
      <style:paragraph-properties fo:line-height="115%"/>
      <style:text-properties fo:language="en" fo:country="US"/>
    </style:style>
    <style:style style:name="P89" style:family="paragraph" style:parent-style-name="Heading_20_1">
      <style:paragraph-properties fo:line-height="115%"/>
      <style:text-properties fo:language="en" fo:country="US" officeooo:paragraph-rsid="003abe14"/>
    </style:style>
    <style:style style:name="P90" style:family="paragraph" style:parent-style-name="Heading_20_1">
      <style:paragraph-properties fo:line-height="115%" fo:break-before="page"/>
      <style:text-properties fo:language="en" fo:country="US"/>
    </style:style>
    <style:style style:name="P91" style:family="paragraph" style:parent-style-name="Heading_20_1">
      <style:paragraph-properties fo:line-height="115%" fo:break-before="page"/>
      <style:text-properties fo:language="en" fo:country="US" officeooo:paragraph-rsid="003abe14"/>
    </style:style>
    <style:style style:name="P92" style:family="paragraph" style:parent-style-name="Normal">
      <style:paragraph-properties fo:line-height="115%"/>
      <style:text-properties officeooo:paragraph-rsid="000e6da7"/>
    </style:style>
    <style:style style:name="P93" style:family="paragraph" style:parent-style-name="Normal">
      <style:paragraph-properties fo:line-height="115%"/>
      <style:text-properties officeooo:paragraph-rsid="0014bb39"/>
    </style:style>
    <style:style style:name="P94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95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96" style:family="paragraph" style:parent-style-name="Normal">
      <style:paragraph-properties fo:line-height="115%" fo:break-before="page"/>
    </style:style>
    <style:style style:name="P97" style:family="paragraph" style:parent-style-name="Normal">
      <style:paragraph-properties fo:line-height="115%" fo:break-before="page"/>
      <style:text-properties officeooo:paragraph-rsid="000e6da7"/>
    </style:style>
    <style:style style:name="P9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2d3adc" style:font-name-asian="Times New Roman" style:language-asian="fr" style:country-asian="FR" style:font-name-complex="Times New Roman"/>
    </style:style>
    <style:style style:name="P99" style:family="paragraph" style:parent-style-name="Normal" style:master-page-name="">
      <style:paragraph-properties fo:line-height="115%" style:page-number="auto" fo:break-before="auto" fo:break-after="auto"/>
      <style:text-properties officeooo:paragraph-rsid="000e6da7"/>
    </style:style>
    <style:style style:name="P100" style:family="paragraph" style:parent-style-name="Normal">
      <style:paragraph-properties fo:margin-top="0cm" fo:margin-bottom="0.071cm" style:contextual-spacing="false" fo:line-height="115%" fo:break-before="page"/>
      <style:text-properties officeooo:paragraph-rsid="0034d2b5"/>
    </style:style>
    <style:style style:name="P101" style:family="paragraph" style:parent-style-name="Paragraphe_20_de_20_liste" style:list-style-name="L1">
      <style:paragraph-properties fo:line-height="115%"/>
    </style:style>
    <style:style style:name="P102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103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104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officeooo:rsid="0021a597"/>
    </style:style>
    <style:style style:name="T3" style:family="text">
      <style:text-properties officeooo:rsid="0028e92b"/>
    </style:style>
    <style:style style:name="T4" style:family="text">
      <style:text-properties officeooo:rsid="00386e28"/>
    </style:style>
    <style:style style:name="T5" style:family="text">
      <style:text-properties fo:color="#000000" loext:opacity="100%" officeooo:rsid="001c1c5b"/>
    </style:style>
    <style:style style:name="T6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7" style:family="text">
      <style:text-properties fo:color="#000000" loext:opacity="100%" style:font-name="Calibri" fo:language="en" fo:country="US" officeooo:rsid="00358cc2" style:font-name-asian="Times New Roman" style:language-asian="fr" style:country-asian="FR" style:font-name-complex="Times New Roman"/>
    </style:style>
    <style:style style:name="T8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9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10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Yu Mincho"/>
    </style:style>
    <style:style style:name="T13" style:family="text">
      <style:text-properties fo:language="en" fo:country="US" style:font-name-asian="Yu Mincho" style:font-style-complex="italic"/>
    </style:style>
    <style:style style:name="T1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language="en" fo:country="US" fo:font-weight="bold" style:font-weight-asian="bold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language="en" fo:country="US" fo:font-weight="bold" officeooo:rsid="00200688" style:font-weight-asian="bold" style:font-weight-complex="bold"/>
    </style:style>
    <style:style style:name="T18" style:family="text">
      <style:text-properties fo:language="en" fo:country="US" fo:font-weight="bold" officeooo:rsid="0022fab2" style:font-weight-asian="bold" style:font-weight-complex="bold"/>
    </style:style>
    <style:style style:name="T19" style:family="text">
      <style:text-properties fo:language="en" fo:country="US" fo:font-weight="bold" officeooo:rsid="0024a9bb" style:font-weight-asian="bold" style:font-weight-complex="bold"/>
    </style:style>
    <style:style style:name="T20" style:family="text">
      <style:text-properties fo:language="en" fo:country="US" fo:font-weight="bold" officeooo:rsid="00310266" style:font-weight-asian="bold" style:font-weight-complex="bold"/>
    </style:style>
    <style:style style:name="T21" style:family="text">
      <style:text-properties fo:language="en" fo:country="US" fo:font-weight="bold" style:font-name-asian="Yu Mincho" style:font-weight-asian="bold" style:font-weight-complex="bold"/>
    </style:style>
    <style:style style:name="T22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23" style:family="text">
      <style:text-properties fo:language="en" fo:country="US" style:font-weight-complex="bold"/>
    </style:style>
    <style:style style:name="T24" style:family="text">
      <style:text-properties fo:language="en" fo:country="US" officeooo:rsid="00309512" style:font-weight-complex="bold"/>
    </style:style>
    <style:style style:name="T25" style:family="text">
      <style:text-properties fo:language="en" fo:country="US" fo:font-weight="normal" officeooo:rsid="00200688" style:font-weight-asian="normal" style:font-weight-complex="normal"/>
    </style:style>
    <style:style style:name="T26" style:family="text">
      <style:text-properties fo:language="en" fo:country="US" fo:font-weight="normal" officeooo:rsid="0022fab2" style:font-weight-asian="normal" style:font-weight-complex="normal"/>
    </style:style>
    <style:style style:name="T27" style:family="text">
      <style:text-properties fo:language="en" fo:country="US" officeooo:rsid="00310266"/>
    </style:style>
    <style:style style:name="T28" style:family="text">
      <style:text-properties fo:language="en" fo:country="US" officeooo:rsid="0031639d"/>
    </style:style>
    <style:style style:name="T29" style:family="text">
      <style:text-properties fo:language="en" fo:country="US" officeooo:rsid="003a7004"/>
    </style:style>
    <style:style style:name="T30" style:family="text">
      <style:text-properties fo:font-weight="bold" style:font-name-asian="Yu Mincho" style:font-weight-asian="bold" style:font-weight-complex="bold"/>
    </style:style>
    <style:style style:name="T31" style:family="text">
      <style:text-properties fo:font-weight="bold" style:font-name-asian="Yu Mincho" style:font-weight-asian="bold" style:font-style-complex="italic" style:font-weight-complex="bold"/>
    </style:style>
    <style:style style:name="T32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33" style:family="text">
      <style:text-properties style:font-name="Calibri" fo:language="en" fo:country="US" style:font-name-asian="Calibri" style:font-name-complex="Calibri"/>
    </style:style>
    <style:style style:name="T34" style:family="text">
      <style:text-properties style:font-name="Calibri" fo:language="en" fo:country="US" officeooo:rsid="0033bc4a" style:font-name-asian="Calibri" style:font-name-complex="Calibri"/>
    </style:style>
    <style:style style:name="T35" style:family="text">
      <style:text-properties fo:font-weight="normal" style:font-name-asian="Yu Mincho" style:font-weight-asian="normal" style:font-weight-complex="normal"/>
    </style:style>
    <style:style style:name="T36" style:family="text">
      <style:text-properties fo:font-size="6pt" fo:language="en" fo:country="US" style:font-size-asian="6pt" style:font-size-complex="6pt"/>
    </style:style>
    <style:style style:name="T37" style:family="text">
      <style:text-properties fo:font-size="8pt" fo:language="en" fo:country="US" style:font-name-asian="Yu Mincho" style:font-size-asian="8pt" style:font-size-complex="8pt"/>
    </style:style>
    <style:style style:name="T38" style:family="text">
      <style:text-properties fo:font-size="9pt" fo:language="en" fo:country="US" style:font-name-asian="Yu Mincho" style:font-size-asian="9pt" style:font-size-complex="9pt"/>
    </style:style>
    <style:style style:name="T39" style:family="text">
      <style:text-properties fo:font-size="9.5pt" fo:language="en" fo:country="US" style:font-name-asian="Yu Mincho" style:font-size-asian="9.5pt" style:font-size-complex="9.5pt"/>
    </style:style>
    <style:style style:name="T40" style:family="text">
      <style:text-properties fo:font-size="6.5pt" fo:language="en" fo:country="US" style:font-name-asian="Yu Mincho" style:font-size-asian="6.5pt" style:font-size-complex="6.5pt"/>
    </style:style>
    <style:style style:name="T41" style:family="text">
      <style:text-properties officeooo:rsid="002d3adc"/>
    </style:style>
    <style:style style:name="T42" style:family="text">
      <style:text-properties officeooo:rsid="00358cc2"/>
    </style:style>
    <style:style style:name="T43" style:family="text">
      <style:text-properties style:font-name="Calibri Light" fo:font-size="24pt" fo:letter-spacing="-0.018cm" fo:font-weight="250" officeooo:rsid="003abe14" style:letter-kerning="true" style:font-name-asian="Yu Gothic Light" style:font-size-asian="24pt" style:font-weight-asian="bold" style:font-name-complex="Times New Roman" style:font-size-complex="24pt" style:font-weight-complex="bold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1c1c5b"/>
    </style:style>
    <style:style style:name="T46" style:family="text">
      <style:text-properties style:use-window-font-color="true" loext:opacity="0%" officeooo:rsid="0021a597"/>
    </style:style>
    <style:style style:name="T47" style:family="text">
      <style:text-properties style:use-window-font-color="true" loext:opacity="0%" officeooo:rsid="0028e92b"/>
    </style:style>
    <style:style style:name="T48" style:family="text">
      <style:text-properties style:use-window-font-color="true" loext:opacity="0%" officeooo:rsid="00386e28"/>
    </style:style>
    <style:style style:name="T49" style:family="text">
      <style:text-properties style:use-window-font-color="true" loext:opacity="0%" style:font-name="Calibri Light1"/>
    </style:style>
    <style:style style:name="T50" style:family="text">
      <style:text-properties style:use-window-font-color="true" loext:opacity="0%" style:font-name="Calibri Light1" officeooo:rsid="001c1c5b"/>
    </style:style>
    <style:style style:name="T51" style:family="text">
      <style:text-properties style:use-window-font-color="true" loext:opacity="0%" style:font-name="Calibri Light1" officeooo:rsid="0021a597"/>
    </style:style>
    <style:style style:name="T52" style:family="text">
      <style:text-properties style:use-window-font-color="true" loext:opacity="0%" style:font-name="Calibri Light1" officeooo:rsid="0028e92b"/>
    </style:style>
    <style:style style:name="T53" style:family="text">
      <style:text-properties style:use-window-font-color="true" loext:opacity="0%" style:font-name="Calibri Light1" officeooo:rsid="00386e28"/>
    </style:style>
    <style:style style:name="fr1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fr2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7">Types of attributes and methods of the class TransactionAnalyzer</text:p>
      <text:h text:style-name="P88" text:outline-level="1">Notation</text:h>
      <text:list xml:id="list1479331164" text:style-name="L1">
        <text:list-item>
          <text:p text:style-name="P102"><text:span text:style-name="Police_20_par_20_défaut"><text:span text:style-name="T37"><text:s text:c="2"/></text:span></text:span><text:span text:style-name="Police_20_par_20_défaut"><text:span text:style-name="T11"><draw:frame draw:style-name="fr2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37"><text:s text:c="2"/></text:span></text:span><text:span text:style-name="Police_20_par_20_défaut"><text:span text:style-name="T11"><text:s/>denotes the number of items.</text:span></text:span></text:p>
        </text:list-item>
        <text:list-item>
          <text:p text:style-name="P103"><text:span text:style-name="Police_20_par_20_défaut"><text:span text:style-name="T38"><text:s/></text:span></text:span><text:span text:style-name="Police_20_par_20_défaut"><text:span text:style-name="T12"><draw:frame draw:style-name="fr2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38"><text:s/></text:span></text:span><text:span text:style-name="Police_20_par_20_défaut"><text:span text:style-name="T12"><text:s/></text:span></text:span><text:span text:style-name="Police_20_par_20_défaut"><text:span text:style-name="T11">denotes</text:span></text:span><text:span text:style-name="Police_20_par_20_défaut"><text:span text:style-name="T12"> the number of separate categories associated with the items.</text:span></text:span></text:p>
        </text:list-item>
        <text:list-item>
          <text:p text:style-name="P101"><text:span text:style-name="Police_20_par_20_défaut"><text:span text:style-name="T12"><draw:frame draw:style-name="fr2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12"><text:s/>denotes the number of separate values in the category</text:span></text:span><text:span text:style-name="Police_20_par_20_défaut"><text:span text:style-name="T12"><draw:frame draw:style-name="fr2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12">.</text:span></text:span></text:p>
        </text:list-item>
        <text:list-item>
          <text:p text:style-name="P103"><text:span text:style-name="Police_20_par_20_défaut"><text:span text:style-name="T36"><text:s/></text:span></text:span><text:span text:style-name="Police_20_par_20_défaut"><text:span text:style-name="T11"><draw:frame draw:style-name="fr2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36"><text:s/></text:span></text:span><text:span text:style-name="Police_20_par_20_défaut"><text:span text:style-name="T11"><text:s/>denotes the number of nodes.</text:span></text:span></text:p>
        </text:list-item>
        <text:list-item>
          <text:p text:style-name="P103"><text:span text:style-name="Police_20_par_20_défaut"><text:span text:style-name="T39"><text:s/></text:span></text:span><text:span text:style-name="Police_20_par_20_défaut"><text:span text:style-name="T11"><draw:frame draw:style-name="fr2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39"><text:s/></text:span></text:span><text:span text:style-name="Police_20_par_20_défaut"><text:span text:style-name="T11"><text:s/>denotes the number of patterns.</text:span></text:span></text:p>
        </text:list-item>
        <text:list-item>
          <text:p text:style-name="P103"><text:span text:style-name="Police_20_par_20_défaut"><text:span text:style-name="T39"><text:s/></text:span></text:span><text:span text:style-name="Police_20_par_20_défaut"><text:span text:style-name="T11"><draw:frame draw:style-name="fr2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39"><text:s/></text:span></text:span><text:span text:style-name="Police_20_par_20_défaut"><text:span text:style-name="T11"><text:s/>denotes the number of years for which transactions exist.</text:span></text:span></text:p>
        </text:list-item>
        <text:list-item>
          <text:p text:style-name="P102"><text:span text:style-name="Police_20_par_20_défaut"><text:span text:style-name="T40"><text:s text:c="2"/></text:span></text:span><text:span text:style-name="Police_20_par_20_défaut"><text:span text:style-name="T12"><draw:frame draw:style-name="fr2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40"><text:s text:c="2"/></text:span></text:span><text:span text:style-name="Police_20_par_20_défaut"><text:span text:style-name="T12"><text:s/>denotes the number of itemsets.</text:span></text:span></text:p>
        </text:list-item>
        <text:list-item>
          <text:p text:style-name="P102"><text:span text:style-name="Police_20_par_20_défaut"><text:span text:style-name="T40"><text:s text:c="2"/></text:span></text:span><text:span text:style-name="Police_20_par_20_défaut"><text:span text:style-name="T12"><draw:frame draw:style-name="fr2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40"><text:s text:c="2"/></text:span></text:span><text:span text:style-name="Police_20_par_20_défaut"><text:span text:style-name="T12"><text:s/>denotes public attributes and methods (i.e., exported attributes and methods).</text:span></text:span></text:p>
        </text:list-item>
        <text:list-item>
          <text:p text:style-name="P102"><text:span text:style-name="Police_20_par_20_défaut"><text:span text:style-name="T40"><text:s text:c="2"/></text:span></text:span><text:span text:style-name="Police_20_par_20_défaut"><text:span text:style-name="T12"><draw:frame draw:style-name="fr1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40"><text:s text:c="2"/></text:span></text:span><text:span text:style-name="Police_20_par_20_défaut"><text:span text:style-name="T12"><text:s/>denotes private attributes and methods (i.e., non-exported attributes and methods).</text:span></text:span></text:p>
        </text:list-item>
      </text:list>
      <text:h text:style-name="P88" text:outline-level="1">Class attributes</text:h>
      <text:p text:style-name="P53"><text:span text:style-name="Police_20_par_20_défaut"><text:span text:style-name="T13"><draw:frame draw:style-name="fr1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STATUS_PERSISTENT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STATUS_DECLINING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STATUS_EMERGENT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STATUS_LATENT</text:span></text:span><text:span text:style-name="Police_20_par_20_défaut"><text:span text:style-name="T11">: character</text:span></text:span></text:p>
      <text:p text:style-name="P48"/>
      <text:p text:style-name="P53"><text:span text:style-name="Police_20_par_20_défaut"><text:span text:style-name="T13"><draw:frame draw:style-name="fr1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TRANSACTIONS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NODES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PATTERNS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RULES</text:span></text:span><text:span text:style-name="Police_20_par_20_défaut"><text:span text:style-name="T11">: character</text:span></text:span></text:p>
      <text:p text:style-name="P52"/>
      <text:p text:style-name="P53"><text:span text:style-name="Police_20_par_20_défaut"><text:span text:style-name="T13"><draw:frame draw:style-name="fr1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NODES_OR_PATTERNS</text:span></text:span><text:span text:style-name="Police_20_par_20_défaut"><text:span text:style-name="T11">: character</text:span></text:span></text:p>
      <text:p text:style-name="P55"><text:span text:style-name="Police_20_par_20_défaut"><text:span text:style-name="T13"><draw:frame draw:style-name="fr1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NODES_PATTERNS_OR_RULES</text:span></text:span><text:span text:style-name="Police_20_par_20_défaut"><text:span text:style-name="T11">: character</text:span></text:span></text:p>
      <text:p text:style-name="P55"><text:span text:style-name="Police_20_par_20_défaut"><text:span text:style-name="T13"><draw:frame draw:style-name="fr1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NODES_PATTERNS_OR_TRANSACTIONS</text:span></text:span><text:span text:style-name="Police_20_par_20_défaut"><text:span text:style-name="T11">: character</text:span></text:span></text:p>
      <text:p text:style-name="P55"><text:span text:style-name="Police_20_par_20_défaut"><text:span text:style-name="T13"><draw:frame draw:style-name="fr1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ANY_ITEMSETS</text:span></text:span><text:span text:style-name="Police_20_par_20_défaut"><text:span text:style-name="T11">: character</text:span></text:span></text:p>
      <text:p text:style-name="P49"/>
      <text:p text:style-name="P53"><text:span text:style-name="Police_20_par_20_défaut"><text:span text:style-name="T13"><draw:frame draw:style-name="fr1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NODE_LINKS</text:span></text:span><text:span text:style-name="Police_20_par_20_défaut"><text:span text:style-name="T11">: character</text:span></text:span></text:p>
      <text:p text:style-name="P53"><text:span text:style-name="Police_20_par_20_défaut"><text:span text:style-name="T13"><draw:frame draw:style-name="fr1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4">PATTERN_LINKS</text:span></text:span><text:span text:style-name="Police_20_par_20_défaut"><text:span text:style-name="T11">: character</text:span></text:span></text:p>
      <text:h text:style-name="P90" text:outline-level="1">Attributes</text:h>
      <text:p text:style-name="P53"><text:span text:style-name="Police_20_par_20_défaut"><text:span text:style-name="T12"><draw:frame draw:style-name="fr2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transactions</text:span></text:span><text:span text:style-name="Police_20_par_20_défaut"><text:span text:style-name="T11">: TransactionSet</text:span></text:span></text:p>
      <text:p text:style-name="P2"><text:span text:style-name="Police_20_par_20_défaut"><text:span text:style-name="T12"><draw:frame draw:style-name="fr2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tems</text:span></text:span><text:span text:style-name="Police_20_par_20_défaut"><text:span text:style-name="T11">: named vector(</text:span></text:span><text:span text:style-name="Police_20_par_20_défaut"><text:span text:style-name="T13">character</text:span></text:span><text:span text:style-name="Police_20_par_20_défaut"><text:span text:style-name="T11">) or named vector(numeric)</text:span></text:span></text:p>
      <text:p text:style-name="P2"><text:span text:style-name="Police_20_par_20_défaut"><text:span text:style-name="T12"><draw:frame draw:style-name="fr2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items_categories</text:span></text:span><text:span text:style-name="Police_20_par_20_défaut"><text:span text:style-name="T11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> </text:p>
          </table:table-cell>
          <table:table-cell table:style-name="Tableau2.B1" office:value-type="string">
            <text:p text:style-name="P6">category 1</text:p>
          </table:table-cell>
          <table:table-cell table:style-name="Tableau2.C1" office:value-type="string">
            <text:p text:style-name="P6">category 2</text:p>
          </table:table-cell>
          <table:table-cell table:style-name="Tableau2.D1" office:value-type="string">
            <text:p text:style-name="P6">…</text:p>
          </table:table-cell>
          <table:table-cell table:style-name="Tableau2.E1" office:value-type="string">
            <text:p text:style-name="P3"><text:span text:style-name="Police_20_par_20_défaut"><text:span text:style-name="T9">category</text:span></text:span><text:span text:style-name="Police_20_par_20_défaut"><text:span text:style-name="T9"><draw:frame draw:style-name="fr2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6">item 1</text:p>
          </table:table-cell>
          <table:table-cell table:style-name="Tableau2.B2" office:value-type="string">
            <text:p text:style-name="P12">factor</text:p>
          </table:table-cell>
          <table:table-cell table:style-name="Tableau2.C2" office:value-type="string">
            <text:p text:style-name="P12">factor</text:p>
          </table:table-cell>
          <table:table-cell table:style-name="Tableau2.D2" office:value-type="string">
            <text:p text:style-name="P12">…</text:p>
          </table:table-cell>
          <table:table-cell table:style-name="Tableau2.E2" office:value-type="string">
            <text:p text:style-name="P12">factor</text:p>
          </table:table-cell>
        </table:table-row>
        <table:table-row table:style-name="Tableau2.1">
          <table:table-cell table:style-name="Tableau2.A3" office:value-type="string">
            <text:p text:style-name="P6">item 2</text:p>
          </table:table-cell>
          <table:table-cell table:style-name="Tableau2.B3" office:value-type="string">
            <text:p text:style-name="P12">factor</text:p>
          </table:table-cell>
          <table:table-cell table:style-name="Tableau2.C3" office:value-type="string">
            <text:p text:style-name="P12">factor</text:p>
          </table:table-cell>
          <table:table-cell table:style-name="Tableau2.D3" office:value-type="string">
            <text:p text:style-name="P12">…</text:p>
          </table:table-cell>
          <table:table-cell table:style-name="Tableau2.E3" office:value-type="string">
            <text:p text:style-name="P12">factor</text:p>
          </table:table-cell>
        </table:table-row>
        <table:table-row table:style-name="Tableau2.1">
          <table:table-cell table:style-name="Tableau2.A4" office:value-type="string">
            <text:p text:style-name="P6">…</text:p>
          </table:table-cell>
          <table:table-cell table:style-name="Tableau2.B4" office:value-type="string">
            <text:p text:style-name="P12">…</text:p>
          </table:table-cell>
          <table:table-cell table:style-name="Tableau2.C4" office:value-type="string">
            <text:p text:style-name="P12">…</text:p>
          </table:table-cell>
          <table:table-cell table:style-name="Tableau2.D4" office:value-type="string">
            <text:p text:style-name="P12">…</text:p>
          </table:table-cell>
          <table:table-cell table:style-name="Tableau2.E4" office:value-type="string">
            <text:p text:style-name="P12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9">item</text:span></text:span><text:span text:style-name="Police_20_par_20_défaut"><text:span text:style-name="T9"><draw:frame draw:style-name="fr2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12">factor</text:p>
          </table:table-cell>
          <table:table-cell table:style-name="Tableau2.C5" office:value-type="string">
            <text:p text:style-name="P12">factor</text:p>
          </table:table-cell>
          <table:table-cell table:style-name="Tableau2.D5" office:value-type="string">
            <text:p text:style-name="P12">…</text:p>
          </table:table-cell>
          <table:table-cell table:style-name="Tableau2.E5" office:value-type="string">
            <text:p text:style-name="P12">factor</text:p>
          </table:table-cell>
        </table:table-row>
      </table:table>
      <text:p text:style-name="P38"/>
      <text:p text:style-name="P2"><text:span text:style-name="Police_20_par_20_défaut"><text:span text:style-name="T12"><draw:frame draw:style-name="fr2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categories_colors</text:span></text:span><text:span text:style-name="Police_20_par_20_défaut"><text:span text:style-name="T23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490424614688">
          <table:table-cell table:style-name="Tableau3.A1" office:value-type="string">
            <text:p text:style-name="P34">$category1</text:p>
          </table:table-cell>
          <table:table-cell table:style-name="Tableau3.A1" office:value-type="string">
            <text:p text:style-name="P34">$category2</text:p>
          </table:table-cell>
          <table:table-cell table:style-name="Tableau3.A1" office:value-type="string">
            <text:p text:style-name="P35">…</text:p>
          </table:table-cell>
          <table:table-cell table:style-name="Tableau3.A1" office:value-type="string">
            <text:p text:style-name="P34">$categoryC</text:p>
          </table:table-cell>
        </table:table-row>
        <table:table-row table:style-name="TableLine249042463291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6">value 1</text:p>
                </table:table-cell>
                <table:table-cell table:style-name="Tableau4.B1" office:value-type="string">
                  <text:p text:style-name="P12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6">value 2</text:p>
                </table:table-cell>
                <table:table-cell table:style-name="Tableau4.B2" office:value-type="string">
                  <text:p text:style-name="P12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6">…</text:p>
                </table:table-cell>
                <table:table-cell table:style-name="Tableau4.B3" office:value-type="string">
                  <text:p text:style-name="P12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9">value</text:span></text:span><text:span text:style-name="Police_20_par_20_défaut"><text:span text:style-name="T9"><draw:frame draw:style-name="fr2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12">character</text:p>
                </table:table-cell>
              </table:table-row>
            </table:table>
            <text:p text:style-name="P34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6">value 1</text:p>
                </table:table-cell>
                <table:table-cell table:style-name="Tableau5.B1" office:value-type="string">
                  <text:p text:style-name="P12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6">value 2</text:p>
                </table:table-cell>
                <table:table-cell table:style-name="Tableau5.B2" office:value-type="string">
                  <text:p text:style-name="P12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6">…</text:p>
                </table:table-cell>
                <table:table-cell table:style-name="Tableau5.B3" office:value-type="string">
                  <text:p text:style-name="P12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9">value</text:span></text:span><text:span text:style-name="Police_20_par_20_défaut"><text:span text:style-name="T9"><draw:frame draw:style-name="fr2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12">character</text:p>
                </table:table-cell>
              </table:table-row>
            </table:table>
            <text:p text:style-name="P34"/>
          </table:table-cell>
          <table:table-cell table:style-name="Tableau3.C2" office:value-type="string">
            <text:p text:style-name="P35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6">value 1</text:p>
                </table:table-cell>
                <table:table-cell table:style-name="Tableau6.B1" office:value-type="string">
                  <text:p text:style-name="P12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6">value 2</text:p>
                </table:table-cell>
                <table:table-cell table:style-name="Tableau6.B2" office:value-type="string">
                  <text:p text:style-name="P12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6">…</text:p>
                </table:table-cell>
                <table:table-cell table:style-name="Tableau6.B3" office:value-type="string">
                  <text:p text:style-name="P12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9">value</text:span></text:span><text:span text:style-name="Police_20_par_20_défaut"><text:span text:style-name="T9"><draw:frame draw:style-name="fr2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12">character</text:p>
                </table:table-cell>
              </table:table-row>
            </table:table>
            <text:p text:style-name="P34"/>
          </table:table-cell>
        </table:table-row>
      </table:table>
      <text:p text:style-name="P39"/>
      <text:p text:style-name="P2"><text:span text:style-name="Police_20_par_20_défaut"><text:span text:style-name="T12"><draw:frame draw:style-name="fr2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status_colors</text:span></text:span><text:span text:style-name="Police_20_par_20_défaut"><text:span text:style-name="T23">: vector(character)</text:span></text:span></text:p>
      <text:p text:style-name="P2"><text:span text:style-name="Police_20_par_20_défaut"><text:span text:style-name="T12"><draw:frame draw:style-name="fr2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parameters</text:span></text:span><text:span text:style-name="Police_20_par_20_défaut"><text:span text:style-name="T11">: list(</text:span></text:span><text:span text:style-name="Police_20_par_20_défaut"><text:span text:style-name="T15">target</text:span></text:span><text:span text:style-name="Police_20_par_20_défaut"><text:span text:style-name="T11">: character,</text:span></text:span></text:p>
      <text:p text:style-name="P2"><text:span text:style-name="Police_20_par_20_défaut"><text:span text:style-name="T11"><text:tab/><text:tab/> <text:s text:c="6"/></text:span></text:span><text:span text:style-name="Police_20_par_20_défaut"><text:span text:style-name="T15">count</text:span></text:span><text:span text:style-name="Police_20_par_20_défaut"><text:span text:style-name="T11">: </text:span></text:span><text:span text:style-name="Police_20_par_20_défaut"><text:span text:style-name="T29">integer</text:span></text:span><text:span text:style-name="Police_20_par_20_défaut"><text:span text:style-name="T11">,</text:span></text:span></text:p>
      <text:p text:style-name="P5"><text:span text:style-name="Police_20_par_20_défaut"><text:span text:style-name="T11"><text:tab/><text:tab/> <text:s text:c="6"/></text:span></text:span><text:span text:style-name="Police_20_par_20_défaut"><text:span text:style-name="T15">min_length</text:span></text:span><text:span text:style-name="Police_20_par_20_défaut"><text:span text:style-name="T11">: </text:span></text:span><text:span text:style-name="Police_20_par_20_défaut"><text:span text:style-name="T29">integer</text:span></text:span><text:span text:style-name="Police_20_par_20_défaut"><text:span text:style-name="T11">,</text:span></text:span></text:p>
      <text:p text:style-name="P2"><text:span text:style-name="Police_20_par_20_défaut"><text:span text:style-name="T11"><text:tab/><text:tab/> <text:s text:c="6"/></text:span></text:span><text:span text:style-name="Police_20_par_20_défaut"><text:span text:style-name="T15">max_length</text:span></text:span><text:span text:style-name="Police_20_par_20_défaut"><text:span text:style-name="T11">: numeric,</text:span></text:span></text:p>
      <text:p text:style-name="P2"><text:span text:style-name="Police_20_par_20_défaut"><text:span text:style-name="T11"><text:tab/><text:tab/> <text:s text:c="6"/></text:span></text:span><text:span text:style-name="Police_20_par_20_défaut"><text:span text:style-name="T15">status_limit</text:span></text:span><text:span text:style-name="Police_20_par_20_défaut"><text:span text:style-name="T11">: numeric)</text:span></text:span></text:p>
      <text:p text:style-name="P40"/>
      <text:p text:style-name="P53"><text:span text:style-name="Police_20_par_20_défaut"><text:span text:style-name="T12"><draw:frame draw:style-name="fr2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nodes</text:span></text:span><text:span text:style-name="Police_20_par_20_défaut"><text:span text:style-name="T11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6">node</text:p>
          </table:table-cell>
          <table:table-cell table:style-name="Tableau7.B1" office:value-type="string">
            <text:p text:style-name="P6">length</text:p>
          </table:table-cell>
          <table:table-cell table:style-name="Tableau7.C1" office:value-type="string">
            <text:p text:style-name="P6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7.B2" office:value-type="string">
            <text:p text:style-name="P20">integer</text:p>
          </table:table-cell>
          <table:table-cell table:style-name="Tableau7.C2" office:value-type="string">
            <text:p text:style-name="P31">integer</text:p>
          </table:table-cell>
        </table:table-row>
      </table:table>
      <text:p text:style-name="P42"/>
      <text:p text:style-name="P53"><text:span text:style-name="Police_20_par_20_défaut"><text:span text:style-name="T12"><draw:frame draw:style-name="fr2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nodes_per_year</text:span></text:span><text:span text:style-name="Police_20_par_20_défaut"><text:span text:style-name="T11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12"> </text:p>
          </table:table-cell>
          <table:table-cell table:style-name="Tableau8.B1" office:value-type="string">
            <text:p text:style-name="P6">year 1</text:p>
          </table:table-cell>
          <table:table-cell table:style-name="Tableau8.C1" office:value-type="string">
            <text:p text:style-name="P6">year 2</text:p>
          </table:table-cell>
          <table:table-cell table:style-name="Tableau8.D1" office:value-type="string">
            <text:p text:style-name="P6">…</text:p>
          </table:table-cell>
          <table:table-cell table:style-name="Tableau8.E1" office:value-type="string">
            <text:p text:style-name="P3"><text:span text:style-name="Police_20_par_20_défaut"><text:span text:style-name="T9">year</text:span></text:span><text:span text:style-name="Police_20_par_20_défaut"><text:span text:style-name="T9"><draw:frame draw:style-name="fr2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6">node 1</text:p>
          </table:table-cell>
          <table:table-cell table:style-name="Tableau8.B2" office:value-type="string">
            <text:p text:style-name="P20">integer</text:p>
          </table:table-cell>
          <table:table-cell table:style-name="Tableau8.C2" office:value-type="string">
            <text:p text:style-name="P20">integer</text:p>
          </table:table-cell>
          <table:table-cell table:style-name="Tableau8.D2" office:value-type="string">
            <text:p text:style-name="P12">…</text:p>
          </table:table-cell>
          <table:table-cell table:style-name="Tableau8.E2" office:value-type="string">
            <text:p text:style-name="P20">integer</text:p>
          </table:table-cell>
        </table:table-row>
        <table:table-row table:style-name="Tableau8.1">
          <table:table-cell table:style-name="Tableau8.A3" office:value-type="string">
            <text:p text:style-name="P6">node 2</text:p>
          </table:table-cell>
          <table:table-cell table:style-name="Tableau8.B3" office:value-type="string">
            <text:p text:style-name="P20">integer</text:p>
          </table:table-cell>
          <table:table-cell table:style-name="Tableau8.C3" office:value-type="string">
            <text:p text:style-name="P20">integer</text:p>
          </table:table-cell>
          <table:table-cell table:style-name="Tableau8.D3" office:value-type="string">
            <text:p text:style-name="P12">…</text:p>
          </table:table-cell>
          <table:table-cell table:style-name="Tableau8.E3" office:value-type="string">
            <text:p text:style-name="P20">integer</text:p>
          </table:table-cell>
        </table:table-row>
        <table:table-row table:style-name="Tableau8.1">
          <table:table-cell table:style-name="Tableau8.A4" office:value-type="string">
            <text:p text:style-name="P6">…</text:p>
          </table:table-cell>
          <table:table-cell table:style-name="Tableau8.B4" office:value-type="string">
            <text:p text:style-name="P12">…</text:p>
          </table:table-cell>
          <table:table-cell table:style-name="Tableau8.C4" office:value-type="string">
            <text:p text:style-name="P12">…</text:p>
          </table:table-cell>
          <table:table-cell table:style-name="Tableau8.D4" office:value-type="string">
            <text:p text:style-name="P12">…</text:p>
          </table:table-cell>
          <table:table-cell table:style-name="Tableau8.E4" office:value-type="string">
            <text:p text:style-name="P12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9">node</text:span></text:span><text:span text:style-name="Police_20_par_20_défaut"><text:span text:style-name="T9"><draw:frame draw:style-name="fr2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20">integer</text:p>
          </table:table-cell>
          <table:table-cell table:style-name="Tableau8.C5" office:value-type="string">
            <text:p text:style-name="P20">integer</text:p>
          </table:table-cell>
          <table:table-cell table:style-name="Tableau8.D5" office:value-type="string">
            <text:p text:style-name="P12">…</text:p>
          </table:table-cell>
          <table:table-cell table:style-name="Tableau8.E5" office:value-type="string">
            <text:p text:style-name="P20">integer</text:p>
          </table:table-cell>
        </table:table-row>
      </table:table>
      <text:p text:style-name="P48"/>
      <text:p text:style-name="P53"><text:span text:style-name="Police_20_par_20_défaut"><text:span text:style-name="T12"><draw:frame draw:style-name="fr2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n_links</text:span></text:span><text:span text:style-name="Police_20_par_20_défaut"><text:span text:style-name="T11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12"> </text:p>
          </table:table-cell>
          <table:table-cell table:style-name="Tableau9.B1" office:value-type="string">
            <text:p text:style-name="P6">node 1</text:p>
          </table:table-cell>
          <table:table-cell table:style-name="Tableau9.C1" office:value-type="string">
            <text:p text:style-name="P6">node 2</text:p>
          </table:table-cell>
          <table:table-cell table:style-name="Tableau9.D1" office:value-type="string">
            <text:p text:style-name="P6">…</text:p>
          </table:table-cell>
          <table:table-cell table:style-name="Tableau9.E1" office:value-type="string">
            <text:p text:style-name="P3"><text:span text:style-name="Police_20_par_20_défaut"><text:span text:style-name="T9">node</text:span></text:span><text:span text:style-name="Police_20_par_20_défaut"><text:span text:style-name="T9"><draw:frame draw:style-name="fr2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6">node 1</text:p>
          </table:table-cell>
          <table:table-cell table:style-name="Tableau9.B2" office:value-type="string">
            <text:p text:style-name="P20">integer</text:p>
          </table:table-cell>
          <table:table-cell table:style-name="Tableau9.C2" office:value-type="string">
            <text:p text:style-name="P20">integer</text:p>
          </table:table-cell>
          <table:table-cell table:style-name="Tableau9.D2" office:value-type="string">
            <text:p text:style-name="P12">…</text:p>
          </table:table-cell>
          <table:table-cell table:style-name="Tableau9.E2" office:value-type="string">
            <text:p text:style-name="P20">integer</text:p>
          </table:table-cell>
        </table:table-row>
        <table:table-row table:style-name="Tableau9.1">
          <table:table-cell table:style-name="Tableau9.A3" office:value-type="string">
            <text:p text:style-name="P6">node 2</text:p>
          </table:table-cell>
          <table:table-cell table:style-name="Tableau9.B3" office:value-type="string">
            <text:p text:style-name="P20">integer</text:p>
          </table:table-cell>
          <table:table-cell table:style-name="Tableau9.C3" office:value-type="string">
            <text:p text:style-name="P20">integer</text:p>
          </table:table-cell>
          <table:table-cell table:style-name="Tableau9.D3" office:value-type="string">
            <text:p text:style-name="P12">…</text:p>
          </table:table-cell>
          <table:table-cell table:style-name="Tableau9.E3" office:value-type="string">
            <text:p text:style-name="P20">integer</text:p>
          </table:table-cell>
        </table:table-row>
        <table:table-row table:style-name="Tableau9.1">
          <table:table-cell table:style-name="Tableau9.A4" office:value-type="string">
            <text:p text:style-name="P6">…</text:p>
          </table:table-cell>
          <table:table-cell table:style-name="Tableau9.B4" office:value-type="string">
            <text:p text:style-name="P12">…</text:p>
          </table:table-cell>
          <table:table-cell table:style-name="Tableau9.C4" office:value-type="string">
            <text:p text:style-name="P12">…</text:p>
          </table:table-cell>
          <table:table-cell table:style-name="Tableau9.D4" office:value-type="string">
            <text:p text:style-name="P12">…</text:p>
          </table:table-cell>
          <table:table-cell table:style-name="Tableau9.E4" office:value-type="string">
            <text:p text:style-name="P12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9">node</text:span></text:span><text:span text:style-name="Police_20_par_20_défaut"><text:span text:style-name="T9"><draw:frame draw:style-name="fr2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20">integer</text:p>
          </table:table-cell>
          <table:table-cell table:style-name="Tableau9.C5" office:value-type="string">
            <text:p text:style-name="P20">integer</text:p>
          </table:table-cell>
          <table:table-cell table:style-name="Tableau9.D5" office:value-type="string">
            <text:p text:style-name="P12">…</text:p>
          </table:table-cell>
          <table:table-cell table:style-name="Tableau9.E5" office:value-type="string">
            <text:p text:style-name="P20">integer</text:p>
          </table:table-cell>
        </table:table-row>
      </table:table>
      <text:p text:style-name="P48"/>
      <text:p text:style-name="P48"/>
      <text:p text:style-name="P53"><text:soft-page-break/><text:span text:style-name="Police_20_par_20_défaut"><text:span text:style-name="T12"><draw:frame draw:style-name="fr2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node_links</text:span></text:span><text:span text:style-name="Police_20_par_20_défaut"><text:span text:style-name="T11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6">endpoint.1</text:p>
          </table:table-cell>
          <table:table-cell table:style-name="Tableau10.B1" office:value-type="string">
            <text:p text:style-name="P6">endpoint.2</text:p>
          </table:table-cell>
          <table:table-cell table:style-name="Tableau10.C1" office:value-type="string">
            <text:p text:style-name="P6">items</text:p>
          </table:table-cell>
          <table:table-cell table:style-name="Tableau10.D1" office:value-type="string">
            <text:p text:style-name="P6">weight</text:p>
          </table:table-cell>
        </table:table-row>
        <table:table-row table:style-name="Tableau10.1">
          <table:table-cell table:style-name="Tableau10.A2" office:value-type="string">
            <text:p text:style-name="P21">integer</text:p>
          </table:table-cell>
          <table:table-cell table:style-name="Tableau10.B2" office:value-type="string">
            <text:p text:style-name="P21">integer</text:p>
          </table:table-cell>
          <table:table-cell table:style-name="Tableau10.C2" office:value-type="string">
            <text:p text:style-name="P12">character</text:p>
          </table:table-cell>
          <table:table-cell table:style-name="Tableau10.D2" office:value-type="string">
            <text:p text:style-name="P21">integer</text:p>
          </table:table-cell>
        </table:table-row>
      </table:table>
      <text:p text:style-name="P64"/>
      <text:p text:style-name="P53"><text:span text:style-name="Police_20_par_20_défaut"><text:span text:style-name="T12"><draw:frame draw:style-name="fr2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n</text:span></text:span><text:span text:style-name="Police_20_par_20_défaut"><text:span text:style-name="T15">odes_patterns</text:span></text:span><text:span text:style-name="Police_20_par_20_défaut"><text:span text:style-name="T11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12"> </text:p>
          </table:table-cell>
          <table:table-cell table:style-name="Tableau11.B1" office:value-type="string">
            <text:p text:style-name="P6">pattern 1</text:p>
          </table:table-cell>
          <table:table-cell table:style-name="Tableau11.C1" office:value-type="string">
            <text:p text:style-name="P6">pattern 2</text:p>
          </table:table-cell>
          <table:table-cell table:style-name="Tableau11.D1" office:value-type="string">
            <text:p text:style-name="P6">…</text:p>
          </table:table-cell>
          <table:table-cell table:style-name="Tableau11.E1" office:value-type="string">
            <text:p text:style-name="P3"><text:span text:style-name="Police_20_par_20_défaut"><text:span text:style-name="T9">pattern</text:span></text:span><text:span text:style-name="Police_20_par_20_défaut"><text:span text:style-name="T9"><draw:frame draw:style-name="fr2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6">node 1</text:p>
          </table:table-cell>
          <table:table-cell table:style-name="Tableau11.B2" office:value-type="string">
            <text:p text:style-name="P12">logical</text:p>
          </table:table-cell>
          <table:table-cell table:style-name="Tableau11.C2" office:value-type="string">
            <text:p text:style-name="P12">logical</text:p>
          </table:table-cell>
          <table:table-cell table:style-name="Tableau11.D2" office:value-type="string">
            <text:p text:style-name="P12">…</text:p>
          </table:table-cell>
          <table:table-cell table:style-name="Tableau11.E2" office:value-type="string">
            <text:p text:style-name="P12">logical</text:p>
          </table:table-cell>
        </table:table-row>
        <table:table-row table:style-name="Tableau11.1">
          <table:table-cell table:style-name="Tableau11.A3" office:value-type="string">
            <text:p text:style-name="P6">node 2</text:p>
          </table:table-cell>
          <table:table-cell table:style-name="Tableau11.B3" office:value-type="string">
            <text:p text:style-name="P12">logical</text:p>
          </table:table-cell>
          <table:table-cell table:style-name="Tableau11.C3" office:value-type="string">
            <text:p text:style-name="P12">logical</text:p>
          </table:table-cell>
          <table:table-cell table:style-name="Tableau11.D3" office:value-type="string">
            <text:p text:style-name="P12">…</text:p>
          </table:table-cell>
          <table:table-cell table:style-name="Tableau11.E3" office:value-type="string">
            <text:p text:style-name="P12">logical</text:p>
          </table:table-cell>
        </table:table-row>
        <table:table-row table:style-name="Tableau11.1">
          <table:table-cell table:style-name="Tableau11.A4" office:value-type="string">
            <text:p text:style-name="P6">…</text:p>
          </table:table-cell>
          <table:table-cell table:style-name="Tableau11.B4" office:value-type="string">
            <text:p text:style-name="P12">…</text:p>
          </table:table-cell>
          <table:table-cell table:style-name="Tableau11.C4" office:value-type="string">
            <text:p text:style-name="P12">…</text:p>
          </table:table-cell>
          <table:table-cell table:style-name="Tableau11.D4" office:value-type="string">
            <text:p text:style-name="P12">…</text:p>
          </table:table-cell>
          <table:table-cell table:style-name="Tableau11.E4" office:value-type="string">
            <text:p text:style-name="P12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9">node</text:span></text:span><text:span text:style-name="Police_20_par_20_défaut"><text:span text:style-name="T9"><draw:frame draw:style-name="fr2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12">logical</text:p>
          </table:table-cell>
          <table:table-cell table:style-name="Tableau11.C5" office:value-type="string">
            <text:p text:style-name="P12">logical</text:p>
          </table:table-cell>
          <table:table-cell table:style-name="Tableau11.D5" office:value-type="string">
            <text:p text:style-name="P12">…</text:p>
          </table:table-cell>
          <table:table-cell table:style-name="Tableau11.E5" office:value-type="string">
            <text:p text:style-name="P12">logical</text:p>
          </table:table-cell>
        </table:table-row>
      </table:table>
      <text:p text:style-name="P46"/>
      <text:p text:style-name="P53"><text:span text:style-name="Police_20_par_20_défaut"><text:span text:style-name="T12"><draw:frame draw:style-name="fr2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patterns</text:span></text:span><text:span text:style-name="Police_20_par_20_défaut"><text:span text:style-name="T11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D"/>
        <table:table-column table:style-name="Tableau12.G"/>
        <table:table-column table:style-name="Tableau12.H"/>
        <table:table-row table:style-name="Tableau12.1">
          <table:table-cell table:style-name="Tableau12.A1" office:value-type="string">
            <text:p text:style-name="P6">pattern</text:p>
          </table:table-cell>
          <table:table-cell table:style-name="Tableau12.B1" office:value-type="string">
            <text:p text:style-name="P6">year</text:p>
          </table:table-cell>
          <table:table-cell table:style-name="Tableau12.C1" office:value-type="string">
            <text:p text:style-name="P6">length</text:p>
          </table:table-cell>
          <table:table-cell table:style-name="Tableau12.D1" office:value-type="string">
            <text:p text:style-name="P8">support</text:p>
          </table:table-cell>
          <table:table-cell table:style-name="Tableau12.E1" office:value-type="string">
            <text:p text:style-name="P6">frequency</text:p>
          </table:table-cell>
          <table:table-cell table:style-name="Tableau12.F1" office:value-type="string">
            <text:p text:style-name="P6">weight</text:p>
          </table:table-cell>
          <table:table-cell table:style-name="Tableau12.G1" office:value-type="string">
            <text:p text:style-name="P6">specificity</text:p>
          </table:table-cell>
          <table:table-cell table:style-name="Tableau12.H1" office:value-type="string">
            <text:p text:style-name="P6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12.B2" office:value-type="string">
            <text:p text:style-name="P31">integer</text:p>
          </table:table-cell>
          <table:table-cell table:style-name="Tableau12.C2" office:value-type="string">
            <text:p text:style-name="P22">integer</text:p>
          </table:table-cell>
          <table:table-cell table:style-name="Tableau12.D2" office:value-type="string">
            <text:p text:style-name="P16">numeric</text:p>
          </table:table-cell>
          <table:table-cell table:style-name="Tableau12.E2" office:value-type="string">
            <text:p text:style-name="P22">integer</text:p>
          </table:table-cell>
          <table:table-cell table:style-name="Tableau12.F2" office:value-type="string">
            <text:p text:style-name="P22">integer</text:p>
          </table:table-cell>
          <table:table-cell table:style-name="Tableau12.G2" office:value-type="string">
            <text:p text:style-name="P12">numeric</text:p>
          </table:table-cell>
          <table:table-cell table:style-name="Tableau12.H2" office:value-type="string">
            <text:p text:style-name="P12">character</text:p>
          </table:table-cell>
        </table:table-row>
      </table:table>
      <text:p text:style-name="P46"/>
      <text:p text:style-name="P53"><text:span text:style-name="Police_20_par_20_défaut"><text:span text:style-name="T12"><draw:frame draw:style-name="fr2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patterns_per_year</text:span></text:span><text:span text:style-name="Police_20_par_20_défaut"><text:span text:style-name="T11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12"> </text:p>
          </table:table-cell>
          <table:table-cell table:style-name="Tableau13.B1" office:value-type="string">
            <text:p text:style-name="P6">year 1</text:p>
          </table:table-cell>
          <table:table-cell table:style-name="Tableau13.C1" office:value-type="string">
            <text:p text:style-name="P6">year 2</text:p>
          </table:table-cell>
          <table:table-cell table:style-name="Tableau13.D1" office:value-type="string">
            <text:p text:style-name="P6">…</text:p>
          </table:table-cell>
          <table:table-cell table:style-name="Tableau13.E1" office:value-type="string">
            <text:p text:style-name="P3"><text:span text:style-name="Police_20_par_20_défaut"><text:span text:style-name="T9">year</text:span></text:span><text:span text:style-name="Police_20_par_20_défaut"><text:span text:style-name="T9"><draw:frame draw:style-name="fr2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6">pattern 1</text:p>
          </table:table-cell>
          <table:table-cell table:style-name="Tableau13.B2" office:value-type="string">
            <text:p text:style-name="P22">integer</text:p>
          </table:table-cell>
          <table:table-cell table:style-name="Tableau13.C2" office:value-type="string">
            <text:p text:style-name="P22">integer</text:p>
          </table:table-cell>
          <table:table-cell table:style-name="Tableau13.D2" office:value-type="string">
            <text:p text:style-name="P12">…</text:p>
          </table:table-cell>
          <table:table-cell table:style-name="Tableau13.E2" office:value-type="string">
            <text:p text:style-name="P22">integer</text:p>
          </table:table-cell>
        </table:table-row>
        <table:table-row table:style-name="Tableau13.1">
          <table:table-cell table:style-name="Tableau13.A3" office:value-type="string">
            <text:p text:style-name="P6">pattern 2</text:p>
          </table:table-cell>
          <table:table-cell table:style-name="Tableau13.B3" office:value-type="string">
            <text:p text:style-name="P22">integer</text:p>
          </table:table-cell>
          <table:table-cell table:style-name="Tableau13.C3" office:value-type="string">
            <text:p text:style-name="P22">integer</text:p>
          </table:table-cell>
          <table:table-cell table:style-name="Tableau13.D3" office:value-type="string">
            <text:p text:style-name="P12">…</text:p>
          </table:table-cell>
          <table:table-cell table:style-name="Tableau13.E3" office:value-type="string">
            <text:p text:style-name="P22">integer</text:p>
          </table:table-cell>
        </table:table-row>
        <table:table-row table:style-name="Tableau13.1">
          <table:table-cell table:style-name="Tableau13.A4" office:value-type="string">
            <text:p text:style-name="P6">…</text:p>
          </table:table-cell>
          <table:table-cell table:style-name="Tableau13.B4" office:value-type="string">
            <text:p text:style-name="P12">…</text:p>
          </table:table-cell>
          <table:table-cell table:style-name="Tableau13.C4" office:value-type="string">
            <text:p text:style-name="P12">…</text:p>
          </table:table-cell>
          <table:table-cell table:style-name="Tableau13.D4" office:value-type="string">
            <text:p text:style-name="P12">…</text:p>
          </table:table-cell>
          <table:table-cell table:style-name="Tableau13.E4" office:value-type="string">
            <text:p text:style-name="P12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10">p</text:span></text:span><text:span text:style-name="Police_20_par_20_défaut"><text:span text:style-name="T9">attern</text:span></text:span><text:span text:style-name="Police_20_par_20_défaut"><text:span text:style-name="T9"><draw:frame draw:style-name="fr2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22">integer</text:p>
          </table:table-cell>
          <table:table-cell table:style-name="Tableau13.C5" office:value-type="string">
            <text:p text:style-name="P22">integer</text:p>
          </table:table-cell>
          <table:table-cell table:style-name="Tableau13.D5" office:value-type="string">
            <text:p text:style-name="P12">…</text:p>
          </table:table-cell>
          <table:table-cell table:style-name="Tableau13.E5" office:value-type="string">
            <text:p text:style-name="P22">integer</text:p>
          </table:table-cell>
        </table:table-row>
      </table:table>
      <text:p text:style-name="P65"/>
      <text:p text:style-name="P53"><text:span text:style-name="Police_20_par_20_défaut"><text:span text:style-name="T12"><draw:frame draw:style-name="fr2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p_links</text:span></text:span><text:span text:style-name="Police_20_par_20_défaut"><text:span text:style-name="T11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12"> </text:p>
          </table:table-cell>
          <table:table-cell table:style-name="Tableau14.B1" office:value-type="string">
            <text:p text:style-name="P6">pattern 1</text:p>
          </table:table-cell>
          <table:table-cell table:style-name="Tableau14.C1" office:value-type="string">
            <text:p text:style-name="P6">pattern 2</text:p>
          </table:table-cell>
          <table:table-cell table:style-name="Tableau14.D1" office:value-type="string">
            <text:p text:style-name="P6">…</text:p>
          </table:table-cell>
          <table:table-cell table:style-name="Tableau14.E1" office:value-type="string">
            <text:p text:style-name="P3"><text:span text:style-name="Police_20_par_20_défaut"><text:span text:style-name="T9">pattern</text:span></text:span><text:span text:style-name="Police_20_par_20_défaut"><text:span text:style-name="T9"><draw:frame draw:style-name="fr2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6">pattern 1</text:p>
          </table:table-cell>
          <table:table-cell table:style-name="Tableau14.B2" office:value-type="string">
            <text:p text:style-name="P22">integer</text:p>
          </table:table-cell>
          <table:table-cell table:style-name="Tableau14.C2" office:value-type="string">
            <text:p text:style-name="P22">integer</text:p>
          </table:table-cell>
          <table:table-cell table:style-name="Tableau14.D2" office:value-type="string">
            <text:p text:style-name="P12">…</text:p>
          </table:table-cell>
          <table:table-cell table:style-name="Tableau14.E2" office:value-type="string">
            <text:p text:style-name="P22">integer</text:p>
          </table:table-cell>
        </table:table-row>
        <table:table-row table:style-name="Tableau14.1">
          <table:table-cell table:style-name="Tableau14.A3" office:value-type="string">
            <text:p text:style-name="P6">pattern 2</text:p>
          </table:table-cell>
          <table:table-cell table:style-name="Tableau14.B3" office:value-type="string">
            <text:p text:style-name="P22">integer</text:p>
          </table:table-cell>
          <table:table-cell table:style-name="Tableau14.C3" office:value-type="string">
            <text:p text:style-name="P22">integer</text:p>
          </table:table-cell>
          <table:table-cell table:style-name="Tableau14.D3" office:value-type="string">
            <text:p text:style-name="P12">…</text:p>
          </table:table-cell>
          <table:table-cell table:style-name="Tableau14.E3" office:value-type="string">
            <text:p text:style-name="P22">integer</text:p>
          </table:table-cell>
        </table:table-row>
        <table:table-row table:style-name="Tableau14.1">
          <table:table-cell table:style-name="Tableau14.A4" office:value-type="string">
            <text:p text:style-name="P6">…</text:p>
          </table:table-cell>
          <table:table-cell table:style-name="Tableau14.B4" office:value-type="string">
            <text:p text:style-name="P12">…</text:p>
          </table:table-cell>
          <table:table-cell table:style-name="Tableau14.C4" office:value-type="string">
            <text:p text:style-name="P12">…</text:p>
          </table:table-cell>
          <table:table-cell table:style-name="Tableau14.D4" office:value-type="string">
            <text:p text:style-name="P12">…</text:p>
          </table:table-cell>
          <table:table-cell table:style-name="Tableau14.E4" office:value-type="string">
            <text:p text:style-name="P12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9">pattern</text:span></text:span><text:span text:style-name="Police_20_par_20_défaut"><text:span text:style-name="T9"><draw:frame draw:style-name="fr2" draw:name="Objet121" text:anchor-type="as-char" svg:width="0.503cm" svg:height="0.46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22">integer</text:p>
          </table:table-cell>
          <table:table-cell table:style-name="Tableau14.C5" office:value-type="string">
            <text:p text:style-name="P22">integer</text:p>
          </table:table-cell>
          <table:table-cell table:style-name="Tableau14.D5" office:value-type="string">
            <text:p text:style-name="P12">…</text:p>
          </table:table-cell>
          <table:table-cell table:style-name="Tableau14.E5" office:value-type="string">
            <text:p text:style-name="P22">integer</text:p>
          </table:table-cell>
        </table:table-row>
      </table:table>
      <text:p text:style-name="P48"/>
      <text:p text:style-name="P53"><text:span text:style-name="Police_20_par_20_défaut"><text:span text:style-name="T12"><draw:frame draw:style-name="fr2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pattern_links</text:span></text:span><text:span text:style-name="Police_20_par_20_défaut"><text:span text:style-name="T11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6">endpoint.1</text:p>
          </table:table-cell>
          <table:table-cell table:style-name="Tableau15.B1" office:value-type="string">
            <text:p text:style-name="P6">endpoint.2</text:p>
          </table:table-cell>
          <table:table-cell table:style-name="Tableau15.C1" office:value-type="string">
            <text:p text:style-name="P6">items</text:p>
          </table:table-cell>
          <table:table-cell table:style-name="Tableau15.D1" office:value-type="string">
            <text:p text:style-name="P6">weight</text:p>
          </table:table-cell>
          <table:table-cell table:style-name="Tableau15.E1" office:value-type="string">
            <text:p text:style-name="P6">year</text:p>
          </table:table-cell>
        </table:table-row>
        <table:table-row table:style-name="Tableau15.1">
          <table:table-cell table:style-name="Tableau15.A2" office:value-type="string">
            <text:p text:style-name="P22">integer</text:p>
          </table:table-cell>
          <table:table-cell table:style-name="Tableau15.B2" office:value-type="string">
            <text:p text:style-name="P22">integer</text:p>
          </table:table-cell>
          <table:table-cell table:style-name="Tableau15.C2" office:value-type="string">
            <text:p text:style-name="P12">character</text:p>
          </table:table-cell>
          <table:table-cell table:style-name="Tableau15.D2" office:value-type="string">
            <text:p text:style-name="P22">integer</text:p>
          </table:table-cell>
          <table:table-cell table:style-name="Tableau15.E2" office:value-type="string">
            <text:p text:style-name="P22">integer</text:p>
          </table:table-cell>
        </table:table-row>
      </table:table>
      <text:h text:style-name="P89" text:outline-level="1"><text:span text:style-name="T43">Constructor</text:span></text:h>
      <text:p text:style-name="P60"><text:span text:style-name="Police_20_par_20_défaut"><text:span text:style-name="T12"><draw:frame draw:style-name="fr2" draw:name="Objet74" text:anchor-type="as-char" svg:width="0.439cm" svg:height="0.467cm" draw:z-index="105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transaction.analyzer(transactions</text:span></text:span><text:span text:style-name="Police_20_par_20_défaut"><text:span text:style-name="T11">: </text:span></text:span><text:span text:style-name="Police_20_par_20_défaut"><text:span text:style-name="T27">TransactionSet</text:span></text:span><text:span text:style-name="Police_20_par_20_défaut"><text:span text:style-name="T11">,</text:span></text:span><text:span text:style-name="Police_20_par_20_défaut"><text:span text:style-name="T15"> items</text:span></text:span><text:span text:style-name="Police_20_par_20_défaut"><text:span text:style-name="T11">: see data.frame below,</text:span></text:span></text:p>
      <text:p text:style-name="P73"><text:span text:style-name="Police_20_par_20_défaut"><text:span text:style-name="T11"><text:s text:c="2"/></text:span></text:span><text:span text:style-name="Police_20_par_20_défaut"><text:span text:style-name="T15">target</text:span></text:span><text:span text:style-name="Police_20_par_20_défaut"><text:span text:style-name="T11">: character, </text:span></text:span><text:span text:style-name="Police_20_par_20_défaut"><text:span text:style-name="T15">count</text:span></text:span><text:span text:style-name="Police_20_par_20_défaut"><text:span text:style-name="T11">: numeric, </text:span></text:span><text:span text:style-name="Police_20_par_20_défaut"><text:span text:style-name="T15">min_length</text:span></text:span><text:span text:style-name="Police_20_par_20_défaut"><text:span text:style-name="T11">: numeric,</text:span></text:span></text:p>
      <text:p text:style-name="P71"><text:span text:style-name="Police_20_par_20_défaut"><text:span text:style-name="T15"><text:s text:c="2"/>max_length</text:span></text:span><text:span text:style-name="Police_20_par_20_défaut"><text:span text:style-name="T11">: numeric, </text:span></text:span><text:span text:style-name="Police_20_par_20_défaut"><text:span text:style-name="T15">status_limit</text:span></text:span><text:span text:style-name="Police_20_par_20_défaut"><text:span text:style-name="T11">: numeric, </text:span></text:span><text:span text:style-name="Police_20_par_20_défaut"><text:span text:style-name="T16">init</text:span></text:span><text:span text:style-name="Police_20_par_20_défaut"><text:span text:style-name="T11">: logical, </text:span></text:span><text:span text:style-name="Police_20_par_20_défaut"><text:span text:style-name="T16">verbose</text:span></text:span><text:span text:style-name="Police_20_par_20_défaut"><text:span text:style-name="T11">: logical</text:span></text:span><text:span text:style-name="Police_20_par_20_défaut"><text:span text:style-name="T15">)</text:span></text:span><text:span text:style-name="Police_20_par_20_défaut"><text:span text:style-name="T23">:</text:span></text:span></text:p>
      <text:p text:style-name="P71"><text:span text:style-name="Police_20_par_20_défaut"><text:span text:style-name="T15"><text:s text:c="2"/></text:span></text:span><text:span text:style-name="Police_20_par_20_défaut"><text:span text:style-name="T23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6">item</text:p>
          </table:table-cell>
          <table:table-cell table:style-name="Tableau16.B1" office:value-type="string">
            <text:p text:style-name="P6">name</text:p>
          </table:table-cell>
          <table:table-cell table:style-name="Tableau16.C1" office:value-type="string">
            <text:p text:style-name="P6">category 1</text:p>
          </table:table-cell>
          <table:table-cell table:style-name="Tableau16.D1" office:value-type="string">
            <text:p text:style-name="P6">category 2</text:p>
          </table:table-cell>
          <table:table-cell table:style-name="Tableau16.E1" office:value-type="string">
            <text:p text:style-name="P6">…</text:p>
          </table:table-cell>
          <table:table-cell table:style-name="Tableau16.F1" office:value-type="string">
            <text:p text:style-name="P3"><text:span text:style-name="Police_20_par_20_défaut"><text:span text:style-name="T9">category</text:span></text:span><text:span text:style-name="Police_20_par_20_défaut"><text:span text:style-name="T9"><draw:frame draw:style-name="fr2" draw:name="Objet122" text:anchor-type="as-char" svg:width="0.513cm" svg:height="0.467cm" draw:z-index="109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13">character</text:span></text:span></text:p>
          </table:table-cell>
          <table:table-cell table:style-name="Tableau16.B2" office:value-type="string">
            <text:p text:style-name="P12">character</text:p>
          </table:table-cell>
          <table:table-cell table:style-name="Tableau16.C2" office:value-type="string">
            <text:p text:style-name="P12">factor</text:p>
          </table:table-cell>
          <table:table-cell table:style-name="Tableau16.D2" office:value-type="string">
            <text:p text:style-name="P12">factor</text:p>
          </table:table-cell>
          <table:table-cell table:style-name="Tableau16.E2" office:value-type="string">
            <text:p text:style-name="P12">…</text:p>
          </table:table-cell>
          <table:table-cell table:style-name="Tableau16.F2" office:value-type="string">
            <text:p text:style-name="P12">factor</text:p>
          </table:table-cell>
        </table:table-row>
      </table:table>
      <text:p text:style-name="Standard"/>
      <text:h text:style-name="P91" text:outline-level="1">Methods</text:h>
      <text:p text:style-name="P53"><text:span text:style-name="Police_20_par_20_défaut"><text:span text:style-name="T12"><draw:frame draw:style-name="fr2" draw:name="Objet75" text:anchor-type="as-char" svg:width="0.439cm" svg:height="0.467cm" draw:z-index="10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reset(object</text:span></text:span><text:span text:style-name="Police_20_par_20_défaut"><text:span text:style-name="T11">: TransactionAnalyzer, </text:span></text:span><text:span text:style-name="Police_20_par_20_défaut"><text:span text:style-name="T16">from</text:span></text:span><text:span text:style-name="Police_20_par_20_défaut"><text:span text:style-name="T11">: numeric, </text:span></text:span><text:span text:style-name="Police_20_par_20_défaut"><text:span text:style-name="T16">verbose</text:span></text:span><text:span text:style-name="Police_20_par_20_défaut"><text:span text:style-name="T11">: logical</text:span></text:span><text:span text:style-name="Police_20_par_20_défaut"><text:span text:style-name="T16">)</text:span></text:span></text:p>
      <text:p text:style-name="P48"/>
      <text:p text:style-name="P53"><text:span text:style-name="Police_20_par_20_défaut"><text:span text:style-name="T12"><draw:frame draw:style-name="fr2" draw:name="Objet76" text:anchor-type="as-char" svg:width="0.439cm" svg:height="0.467cm" draw:z-index="10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init(part</text:span></text:span><text:span text:style-name="Police_20_par_20_défaut"><text:span text:style-name="T11">: character, </text:span></text:span><text:span text:style-name="Police_20_par_20_défaut"><text:span text:style-name="T16">verbose</text:span></text:span><text:span text:style-name="Police_20_par_20_défaut"><text:span text:style-name="T11">: logical</text:span></text:span><text:span text:style-name="Police_20_par_20_défaut"><text:span text:style-name="T16">): </text:span></text:span><text:span text:style-name="Police_20_par_20_défaut"><text:span text:style-name="T11">itemsets (class object from arules</text:span></text:span><text:span text:style-name="Police_20_par_20_défaut"><text:span text:style-name="T15"> </text:span></text:span><text:span text:style-name="Police_20_par_20_défaut"><text:span text:style-name="T11">package) or NULL</text:span></text:span></text:p>
      <text:p text:style-name="P53"><text:span text:style-name="Police_20_par_20_défaut"><text:span text:style-name="T13"><draw:frame draw:style-name="fr1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nit_nodes(verbose</text:span></text:span><text:span text:style-name="T11">: logical</text:span><text:span text:style-name="Police_20_par_20_défaut"><text:span text:style-name="T16">)</text:span></text:span></text:p>
      <text:p text:style-name="P53"><text:span text:style-name="Police_20_par_20_défaut"><text:span text:style-name="T13"><draw:frame draw:style-name="fr1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nit_node_links(verbose</text:span></text:span><text:span text:style-name="T11">: logical</text:span><text:span text:style-name="Police_20_par_20_défaut"><text:span text:style-name="T16">)</text:span></text:span></text:p>
      <text:p text:style-name="P53"><text:span text:style-name="Police_20_par_20_défaut"><text:span text:style-name="T13"><draw:frame draw:style-name="fr1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nit_patterns(verbose</text:span></text:span><text:span text:style-name="Police_20_par_20_défaut"><text:span text:style-name="T11">: logical</text:span></text:span><text:span text:style-name="Police_20_par_20_défaut"><text:span text:style-name="T16">): </text:span></text:span><text:span text:style-name="Police_20_par_20_défaut"><text:span text:style-name="T11">itemsets (class object from arules</text:span></text:span><text:span text:style-name="Police_20_par_20_défaut"><text:span text:style-name="T15"> </text:span></text:span><text:span text:style-name="Police_20_par_20_défaut"><text:span text:style-name="T11">package) or NULL</text:span></text:span></text:p>
      <text:p text:style-name="P53"><text:span text:style-name="Police_20_par_20_défaut"><text:span text:style-name="T13"><draw:frame draw:style-name="fr1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nit_pattern_links(verbose</text:span></text:span><text:span text:style-name="Police_20_par_20_défaut"><text:span text:style-name="T11">: logical</text:span></text:span><text:span text:style-name="Police_20_par_20_défaut"><text:span text:style-name="T16">)</text:span></text:span></text:p>
      <text:p text:style-name="P48"/>
      <text:p text:style-name="P53"><text:span text:style-name="Police_20_par_20_défaut"><text:span text:style-name="T12"><draw:frame draw:style-name="fr2" draw:name="Objet77" text:anchor-type="as-char" svg:width="0.439cm" svg:height="0.467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is_init(part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 logical or vector(logical)</text:span></text:span></text:p>
      <text:p text:style-name="P53"><text:span text:style-name="Police_20_par_20_défaut"><text:span text:style-name="T13"><draw:frame draw:style-name="fr1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s_init_nodes()</text:span></text:span><text:span text:style-name="Police_20_par_20_défaut"><text:span text:style-name="T11">: logical</text:span></text:span></text:p>
      <text:p text:style-name="P53"><text:span text:style-name="Police_20_par_20_défaut"><text:span text:style-name="T13"><draw:frame draw:style-name="fr1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s_init_node_links()</text:span></text:span><text:span text:style-name="Police_20_par_20_défaut"><text:span text:style-name="T11">: logical</text:span></text:span></text:p>
      <text:p text:style-name="P53"><text:span text:style-name="Police_20_par_20_défaut"><text:span text:style-name="T13"><draw:frame draw:style-name="fr1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s_init_patterns()</text:span></text:span><text:span text:style-name="Police_20_par_20_défaut"><text:span text:style-name="T11">: logical</text:span></text:span></text:p>
      <text:p text:style-name="P53"><text:span text:style-name="Police_20_par_20_défaut"><text:span text:style-name="T13"><draw:frame draw:style-name="fr1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is_init_pattern_links()</text:span></text:span><text:span text:style-name="Police_20_par_20_défaut"><text:span text:style-name="T11">: logical</text:span></text:span></text:p>
      <text:p text:style-name="P53"><text:span text:style-name="Police_20_par_20_défaut"><text:span text:style-name="T13"><draw:frame draw:style-name="fr1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check_init(part</text:span></text:span><text:span text:style-name="Police_20_par_20_défaut"><text:span text:style-name="T11">: character or vector(character), </text:span></text:span><text:span text:style-name="Police_20_par_20_défaut"><text:span text:style-name="T16">stop</text:span></text:span><text:span text:style-name="Police_20_par_20_défaut"><text:span text:style-name="T11">: logical, </text:span></text:span><text:span text:style-name="Police_20_par_20_défaut"><text:span text:style-name="T16">prefix</text:span></text:span><text:span text:style-name="Police_20_par_20_défaut"><text:span text:style-name="T11">: character, </text:span></text:span><text:span text:style-name="Police_20_par_20_défaut"><text:span text:style-name="T16">suffix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</text:span></text:span></text:p>
      <text:p text:style-name="P69"><text:span text:style-name="Police_20_par_20_défaut"><text:span text:style-name="T11"><text:s text:c="12"/>logical or vector(logical)</text:span></text:span></text:p>
      <text:p text:style-name="P48"/>
      <text:p text:style-name="P53"><text:span text:style-name="Police_20_par_20_défaut"><text:span text:style-name="T13"><draw:frame draw:style-name="fr1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list_trx_per_year()</text:span></text:span><text:span text:style-name="Police_20_par_20_défaut"><text:span text:style-name="T11">: see attribute</text:span></text:span><text:span text:style-name="Police_20_par_20_défaut"><text:span text:style-name="T15"> nodes_per_year</text:span></text:span></text:p>
      <text:p text:style-name="P53"><text:span text:style-name="Police_20_par_20_défaut"><text:span text:style-name="T13"><draw:frame draw:style-name="fr1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list_separate_trx()</text:span></text:span><text:span text:style-name="Police_20_par_20_défaut"><text:span text:style-name="T11">: see attribute</text:span></text:span><text:span text:style-name="Police_20_par_20_défaut"><text:span text:style-name="T15"> nodes</text:span></text:span></text:p>
      <text:p text:style-name="P53"><text:span text:style-name="Police_20_par_20_défaut"><text:span text:style-name="T13"><draw:frame draw:style-name="fr1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unt_links(entities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s </text:span></text:span><text:span text:style-name="Police_20_par_20_défaut"><text:span text:style-name="T15">n_links</text:span></text:span><text:span text:style-name="Police_20_par_20_défaut"><text:span text:style-name="T11"> and </text:span></text:span><text:span text:style-name="Police_20_par_20_défaut"><text:span text:style-name="T15">p_links</text:span></text:span></text:p>
      <text:p text:style-name="P53"><text:span text:style-name="Police_20_par_20_défaut"><text:span text:style-name="T13"><draw:frame draw:style-name="fr1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search_links(entities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s</text:span></text:span><text:span text:style-name="Police_20_par_20_défaut"><text:span text:style-name="T15"> node_links</text:span></text:span><text:span text:style-name="Police_20_par_20_défaut"><text:span text:style-name="T11"> and </text:span></text:span><text:span text:style-name="Police_20_par_20_défaut"><text:span text:style-name="T15">pattern_links</text:span></text:span></text:p>
      <text:p text:style-name="P48"/>
      <text:p text:style-name="P53"><text:span text:style-name="Police_20_par_20_défaut"><text:span text:style-name="T13"><draw:frame draw:style-name="fr1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list_separate_patterns(target</text:span></text:span><text:span text:style-name="Police_20_par_20_défaut"><text:span text:style-name="T11">: character, </text:span></text:span><text:span text:style-name="Police_20_par_20_défaut"><text:span text:style-name="T15">count</text:span></text:span><text:span text:style-name="Police_20_par_20_défaut"><text:span text:style-name="T11">: numeric, </text:span></text:span><text:span text:style-name="Police_20_par_20_défaut"><text:span text:style-name="T15">min_length</text:span></text:span><text:span text:style-name="Police_20_par_20_défaut"><text:span text:style-name="T11">: numeric, </text:span></text:span></text:p>
      <text:p text:style-name="P79"><text:span text:style-name="Police_20_par_20_défaut"><text:span text:style-name="T15"><text:s text:c="6"/>max_length</text:span></text:span><text:span text:style-name="Police_20_par_20_défaut"><text:span text:style-name="T11">: numeric, </text:span></text:span><text:span text:style-name="Police_20_par_20_défaut"><text:span text:style-name="T16">arules</text:span></text:span><text:span text:style-name="Police_20_par_20_défaut"><text:span text:style-name="T11">: logical</text:span></text:span><text:span text:style-name="Police_20_par_20_défaut"><text:span text:style-name="T15">)</text:span></text:span><text:span text:style-name="Police_20_par_20_défaut"><text:span text:style-name="T11">: itemsets (class object from arules</text:span></text:span></text:p>
      <text:p text:style-name="P79"><text:span text:style-name="Police_20_par_20_défaut"><text:span text:style-name="T15"><text:s text:c="6"/></text:span></text:span><text:span text:style-name="Police_20_par_20_défaut"><text:span text:style-name="T11">package) or data.frame</text:span></text:span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row table:style-name="Tableau17.1">
          <table:table-cell table:style-name="Tableau17.A1" office:value-type="string">
            <text:p text:style-name="P6">pattern</text:p>
          </table:table-cell>
          <table:table-cell table:style-name="Tableau17.B1" office:value-type="string">
            <text:p text:style-name="P9">support</text:p>
          </table:table-cell>
          <table:table-cell table:style-name="Tableau17.C1" office:value-type="string">
            <text:p text:style-name="P6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17.B2" office:value-type="string">
            <text:p text:style-name="P17">numeric</text:p>
          </table:table-cell>
          <table:table-cell table:style-name="Tableau17.C2" office:value-type="string">
            <text:p text:style-name="P23">integer</text:p>
          </table:table-cell>
        </table:table-row>
      </table:table>
      <text:p text:style-name="P48"/>
      <text:p text:style-name="P53"><text:span text:style-name="Police_20_par_20_défaut"><text:span text:style-name="T13"><draw:frame draw:style-name="fr1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list_patterns_by_trx()</text:span></text:span><text:span text:style-name="Police_20_par_20_défaut"><text:span text:style-name="T11">: see attribute </text:span></text:span><text:span text:style-name="Police_20_par_20_défaut"><text:span text:style-name="T15">nodes_patterns</text:span></text:span></text:p>
      <text:p text:style-name="P53"><text:span text:style-name="Police_20_par_20_défaut"><text:span text:style-name="T13"><draw:frame draw:style-name="fr1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list_patterns_per_year()</text:span></text:span><text:span text:style-name="Police_20_par_20_défaut"><text:span text:style-name="T11">: see attribute </text:span></text:span><text:span text:style-name="Police_20_par_20_défaut"><text:span text:style-name="T15">patterns_per_year</text:span></text:span></text:p>
      <text:p text:style-name="P53"><text:span text:style-name="Police_20_par_20_défaut"><text:span text:style-name="T13"><draw:frame draw:style-name="fr1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mpute_patterns_characteristics()</text:span></text:span><text:span text:style-name="Police_20_par_20_défaut"><text:span text:style-name="T11">: see attribute</text:span></text:span><text:span text:style-name="Police_20_par_20_défaut"><text:span text:style-name="T15"> patterns</text:span></text:span></text:p>
      <text:p text:style-name="P53"><text:span text:style-name="Police_20_par_20_défaut"><text:span text:style-name="T13"><draw:frame draw:style-name="fr1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mpute_specificity(patterns</text:span></text:span><text:span text:style-name="Police_20_par_20_défaut"><text:span text:style-name="T11">: list(vector(</text:span></text:span><text:span text:style-name="Police_20_par_20_défaut"><text:span text:style-name="T13">character</text:span></text:span><text:span text:style-name="Police_20_par_20_défaut"><text:span text:style-name="T11">)), </text:span></text:span><text:span text:style-name="Police_20_par_20_défaut"><text:span text:style-name="T15">frequencies</text:span></text:span><text:span text:style-name="Police_20_par_20_défaut"><text:span text:style-name="T11">: vector(numeric),</text:span></text:span></text:p>
      <text:p text:style-name="P71"><text:span text:style-name="Police_20_par_20_défaut"><text:span text:style-name="T15"><text:s/>weights</text:span></text:span><text:span text:style-name="Police_20_par_20_défaut"><text:span text:style-name="T11">: vector(numeric)</text:span></text:span><text:span text:style-name="Police_20_par_20_défaut"><text:span text:style-name="T15">)</text:span></text:span><text:span text:style-name="Police_20_par_20_défaut"><text:span text:style-name="T11">: vector(numeric)</text:span></text:span></text:p>
      <text:p text:style-name="P53"><text:span text:style-name="Police_20_par_20_défaut"><text:span text:style-name="T13"><draw:frame draw:style-name="fr1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heck_RI_params(end</text:span></text:span><text:span text:style-name="Police_20_par_20_défaut"><text:span text:style-name="T11">: numeric, </text:span></text:span><text:span text:style-name="Police_20_par_20_défaut"><text:span text:style-name="T15">period</text:span></text:span><text:span text:style-name="Police_20_par_20_défaut"><text:span text:style-name="T11">: numeric</text:span></text:span><text:span text:style-name="Police_20_par_20_défaut"><text:span text:style-name="T15">)</text:span></text:span><text:span text:style-name="Police_20_par_20_défaut"><text:span text:style-name="T11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6">end</text:p>
          </table:table-cell>
          <table:table-cell table:style-name="Tableau18.B1" office:value-type="string">
            <text:p text:style-name="P32">integer</text:p>
          </table:table-cell>
        </table:table-row>
        <table:table-row table:style-name="Tableau18.1">
          <table:table-cell table:style-name="Tableau18.A2" office:value-type="string">
            <text:p text:style-name="P6">period</text:p>
          </table:table-cell>
          <table:table-cell table:style-name="Tableau18.B2" office:value-type="string">
            <text:p text:style-name="P32">integer</text:p>
          </table:table-cell>
        </table:table-row>
      </table:table>
      <text:p text:style-name="P48"/>
      <text:p text:style-name="P53"><text:span text:style-name="Police_20_par_20_défaut"><text:span text:style-name="T13"><draw:frame draw:style-name="fr1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mpute_reporting_indexes(patterns</text:span></text:span><text:span text:style-name="Police_20_par_20_défaut"><text:span text:style-name="T11">: list(vector(</text:span></text:span><text:span text:style-name="Police_20_par_20_défaut"><text:span text:style-name="T13">character</text:span></text:span><text:span text:style-name="Police_20_par_20_défaut"><text:span text:style-name="T11">)), </text:span></text:span><text:span text:style-name="Police_20_par_20_défaut"><text:span text:style-name="T16">end</text:span></text:span><text:span text:style-name="Police_20_par_20_défaut"><text:span text:style-name="T11">: numeric, </text:span></text:span><text:span text:style-name="Police_20_par_20_défaut"><text:span text:style-name="T15">period</text:span></text:span><text:span text:style-name="Police_20_par_20_défaut"><text:span text:style-name="T11">: numeric</text:span></text:span><text:span text:style-name="Police_20_par_20_défaut"><text:span text:style-name="T15">)</text:span></text:span><text:span text:style-name="Police_20_par_20_défaut"><text:span text:style-name="T11">:</text:span></text:span></text:p>
      <text:p text:style-name="P95"><text:s text:c="2"/>vector(numeric)</text:p>
      <text:p text:style-name="P96"><text:span text:style-name="Police_20_par_20_défaut"><text:span text:style-name="T13"><draw:frame draw:style-name="fr1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mpute_reporting_indexes_limits(patterns</text:span></text:span><text:span text:style-name="Police_20_par_20_défaut"><text:span text:style-name="T11">: list(vector(</text:span></text:span><text:span text:style-name="Police_20_par_20_défaut"><text:span text:style-name="T13">character</text:span></text:span><text:span text:style-name="Police_20_par_20_défaut"><text:span text:style-name="T11">)), </text:span></text:span><text:span text:style-name="Police_20_par_20_défaut"><text:span text:style-name="T16">end</text:span></text:span><text:span text:style-name="Police_20_par_20_défaut"><text:span text:style-name="T11">: numeric,</text:span></text:span></text:p>
      <text:p text:style-name="P77"><text:span text:style-name="Police_20_par_20_défaut"><text:span text:style-name="T15"><text:s text:c="14"/>overall_period</text:span></text:span><text:span text:style-name="Police_20_par_20_défaut"><text:span text:style-name="T11">: numeric, </text:span></text:span><text:span text:style-name="Police_20_par_20_défaut"><text:span text:style-name="T15">recent_period</text:span></text:span><text:span text:style-name="Police_20_par_20_défaut"><text:span text:style-name="T11">: numeric</text:span></text:span><text:span text:style-name="Police_20_par_20_défaut"><text:span text:style-name="T15">)</text:span></text:span><text:span text:style-name="Police_20_par_20_défaut"><text:span text:style-name="T11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6">RI.overall</text:p>
          </table:table-cell>
          <table:table-cell table:style-name="Tableau19.B1" office:value-type="string">
            <text:p text:style-name="P6">RI.recent</text:p>
          </table:table-cell>
        </table:table-row>
        <table:table-row table:style-name="Tableau19.1">
          <table:table-cell table:style-name="Tableau19.A2" office:value-type="string">
            <text:p text:style-name="P12">numeric</text:p>
          </table:table-cell>
          <table:table-cell table:style-name="Tableau19.B2" office:value-type="string">
            <text:p text:style-name="P12">numeric</text:p>
          </table:table-cell>
        </table:table-row>
      </table:table>
      <text:p text:style-name="P74"/>
      <text:p text:style-name="P62"><text:span text:style-name="Police_20_par_20_défaut"><text:span text:style-name="T13"><draw:frame draw:style-name="fr1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mpute_xi_threshold(reporting_indexes</text:span></text:span><text:span text:style-name="Police_20_par_20_défaut"><text:span text:style-name="T11">: vector(numeric)</text:span></text:span><text:span text:style-name="Police_20_par_20_défaut"><text:span text:style-name="T15">)</text:span></text:span><text:span text:style-name="Police_20_par_20_défaut"><text:span text:style-name="T11">: </text:span></text:span><text:span text:style-name="Police_20_par_20_défaut"><text:span text:style-name="T7">integer</text:span></text:span></text:p>
      <text:p text:style-name="P53"><text:span text:style-name="Police_20_par_20_défaut"><text:span text:style-name="T13"><draw:frame draw:style-name="fr1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ompute_ri_threshold(reporting_indexes</text:span></text:span><text:span text:style-name="Police_20_par_20_défaut"><text:span text:style-name="T11">: vector(numeric), </text:span></text:span><text:span text:style-name="Police_20_par_20_défaut"><text:span text:style-name="T15">xi</text:span></text:span><text:span text:style-name="Police_20_par_20_défaut"><text:span text:style-name="T11">: numeric</text:span></text:span><text:span text:style-name="Police_20_par_20_défaut"><text:span text:style-name="T15">)</text:span></text:span><text:span text:style-name="Police_20_par_20_défaut"><text:span text:style-name="T11">: numeric</text:span></text:span></text:p>
      <text:p text:style-name="P53"><text:span text:style-name="Police_20_par_20_défaut"><text:span text:style-name="T13"><draw:frame draw:style-name="fr2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dynamic_status(patterns</text:span></text:span><text:span text:style-name="Police_20_par_20_défaut"><text:span text:style-name="T11">: list(vector(</text:span></text:span><text:span text:style-name="Police_20_par_20_défaut"><text:span text:style-name="T13">character</text:span></text:span><text:span text:style-name="Police_20_par_20_défaut"><text:span text:style-name="T11">)), </text:span></text:span><text:span text:style-name="Police_20_par_20_défaut"><text:span text:style-name="T16">end</text:span></text:span><text:span text:style-name="Police_20_par_20_défaut"><text:span text:style-name="T11">: numeric, </text:span></text:span><text:span text:style-name="Police_20_par_20_défaut"><text:span text:style-name="T16">overall_</text:span></text:span><text:span text:style-name="Police_20_par_20_défaut"><text:span text:style-name="T15">period</text:span></text:span><text:span text:style-name="Police_20_par_20_défaut"><text:span text:style-name="T11">: numeric,</text:span></text:span></text:p>
      <text:p text:style-name="P53"><text:span text:style-name="Police_20_par_20_défaut"><text:span text:style-name="T11"><text:s text:c="36"/></text:span></text:span><text:span text:style-name="Police_20_par_20_défaut"><text:span text:style-name="T16">r</text:span></text:span><text:span text:style-name="Police_20_par_20_défaut"><text:span text:style-name="T15">ecent_period</text:span></text:span><text:span text:style-name="Police_20_par_20_défaut"><text:span text:style-name="T11">: numeric</text:span></text:span><text:span text:style-name="Police_20_par_20_défaut"><text:span text:style-name="T15">)</text:span></text:span><text:span text:style-name="Police_20_par_20_défaut"><text:span text:style-name="T11">: list</text:span></text:span></text:p>
      <text:p text:style-name="P48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6">RI.overall</text:p>
          </table:table-cell>
          <table:table-cell table:style-name="Tableau20.B1" office:value-type="string">
            <text:p text:style-name="P6">is.above.threshold.1</text:p>
          </table:table-cell>
          <table:table-cell table:style-name="Tableau20.C1" office:value-type="string">
            <text:p text:style-name="P6">RI.recent</text:p>
          </table:table-cell>
          <table:table-cell table:style-name="Tableau20.D1" office:value-type="string">
            <text:p text:style-name="P6">is.above.threshold.2</text:p>
          </table:table-cell>
          <table:table-cell table:style-name="Tableau20.E1" office:value-type="string">
            <text:p text:style-name="P6">status</text:p>
          </table:table-cell>
        </table:table-row>
        <table:table-row table:style-name="Tableau20.1">
          <table:table-cell table:style-name="Tableau20.A2" office:value-type="string">
            <text:p text:style-name="P12">numeric</text:p>
          </table:table-cell>
          <table:table-cell table:style-name="Tableau20.B2" office:value-type="string">
            <text:p text:style-name="P12">logical</text:p>
          </table:table-cell>
          <table:table-cell table:style-name="Tableau20.C2" office:value-type="string">
            <text:p text:style-name="P12">numeric</text:p>
          </table:table-cell>
          <table:table-cell table:style-name="Tableau20.D2" office:value-type="string">
            <text:p text:style-name="P12">logical</text:p>
          </table:table-cell>
          <table:table-cell table:style-name="Tableau20.E2" office:value-type="string">
            <text:p text:style-name="P12">character</text:p>
          </table:table-cell>
        </table:table-row>
      </table:table>
      <text:p text:style-name="P48"/>
      <text:p text:style-name="P48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12"> </text:p>
          </table:table-cell>
          <table:table-cell table:style-name="Tableau21.B1" office:value-type="string">
            <text:p text:style-name="P6">threshold.1</text:p>
          </table:table-cell>
          <table:table-cell table:style-name="Tableau21.C1" office:value-type="string">
            <text:p text:style-name="P6">threshold.2</text:p>
          </table:table-cell>
        </table:table-row>
        <table:table-row table:style-name="Tableau21.1">
          <table:table-cell table:style-name="Tableau21.A2" office:value-type="string">
            <text:p text:style-name="P6">xi</text:p>
          </table:table-cell>
          <table:table-cell table:style-name="Tableau21.B2" office:value-type="string">
            <text:p text:style-name="P12">numeric</text:p>
          </table:table-cell>
          <table:table-cell table:style-name="Tableau21.C2" office:value-type="string">
            <text:p text:style-name="P12">numeric</text:p>
          </table:table-cell>
        </table:table-row>
        <table:table-row table:style-name="Tableau21.1">
          <table:table-cell table:style-name="Tableau21.A3" office:value-type="string">
            <text:p text:style-name="P6">RI</text:p>
          </table:table-cell>
          <table:table-cell table:style-name="Tableau21.B3" office:value-type="string">
            <text:p text:style-name="P12">numeric</text:p>
          </table:table-cell>
          <table:table-cell table:style-name="Tableau21.C3" office:value-type="string">
            <text:p text:style-name="P12">numeric</text:p>
          </table:table-cell>
        </table:table-row>
      </table:table>
      <text:p text:style-name="P63"/>
      <text:p text:style-name="P53"><text:span text:style-name="Police_20_par_20_défaut"><text:span text:style-name="T12"><draw:frame draw:style-name="fr2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spectrum_chart(pc</text:span></text:span><text:span text:style-name="Police_20_par_20_défaut"><text:span text:style-name="T11">: </text:span></text:span><text:span text:style-name="Police_20_par_20_défaut"><text:span text:style-name="T23">character</text:span></text:span><text:span text:style-name="Police_20_par_20_défaut"><text:span text:style-name="T11"> or see attribute</text:span></text:span><text:span text:style-name="Police_20_par_20_défaut"><text:span text:style-name="T15"> patterns</text:span></text:span><text:span text:style-name="Police_20_par_20_défaut"><text:span text:style-name="T11">, </text:span></text:span><text:span text:style-name="Police_20_par_20_défaut"><text:span text:style-name="T16">identifiers</text:span></text:span><text:span text:style-name="Police_20_par_20_défaut"><text:span text:style-name="T11">: character, </text:span></text:span><text:span text:style-name="Police_20_par_20_défaut"><text:span text:style-name="T16">sort</text:span></text:span><text:span text:style-name="Police_20_par_20_défaut"><text:span text:style-name="T11">: logical,</text:span></text:span></text:p>
      <text:p text:style-name="P66"><text:span text:style-name="Police_20_par_20_défaut"><text:span text:style-name="T15"><text:s text:c="7"/>title</text:span></text:span><text:span text:style-name="Police_20_par_20_défaut"><text:span text:style-name="T11">: character, </text:span></text:span><text:span text:style-name="Police_20_par_20_défaut"><text:span text:style-name="T15">path</text:span></text:span><text:span text:style-name="Police_20_par_20_défaut"><text:span text:style-name="T11">: character, </text:span></text:span><text:span text:style-name="Police_20_par_20_défaut"><text:span text:style-name="T15">name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 table:number-columns-repeated="2"/>
        <table:table-column table:style-name="Tableau22.E"/>
        <table:table-column table:style-name="Tableau22.I"/>
        <table:table-column table:style-name="Tableau22.F"/>
        <table:table-column table:style-name="Tableau22.K"/>
        <table:table-row table:style-name="Tableau22.1">
          <table:table-cell table:style-name="Tableau22.A1" office:value-type="string">
            <text:p text:style-name="P6">ID</text:p>
          </table:table-cell>
          <table:table-cell table:style-name="Tableau22.B1" office:value-type="string">
            <text:p text:style-name="P6">pattern</text:p>
          </table:table-cell>
          <table:table-cell table:style-name="Tableau22.A1" office:value-type="string">
            <text:p text:style-name="P6">year</text:p>
          </table:table-cell>
          <table:table-cell table:style-name="Tableau22.D1" office:value-type="string">
            <text:p text:style-name="P6">length</text:p>
          </table:table-cell>
          <table:table-cell table:style-name="Tableau22.E1" office:value-type="string">
            <text:p text:style-name="P9">support</text:p>
          </table:table-cell>
          <table:table-cell table:style-name="Tableau22.F1" office:value-type="string">
            <text:p text:style-name="P6">frequency</text:p>
          </table:table-cell>
          <table:table-cell table:style-name="Tableau22.A1" office:value-type="string">
            <text:p text:style-name="P6">f.complex</text:p>
          </table:table-cell>
          <table:table-cell table:style-name="Tableau22.A1" office:value-type="string">
            <text:p text:style-name="P6">f.simple</text:p>
          </table:table-cell>
          <table:table-cell table:style-name="Tableau22.I1" office:value-type="string">
            <text:p text:style-name="P6">weight</text:p>
          </table:table-cell>
          <table:table-cell table:style-name="Tableau22.J1" office:value-type="string">
            <text:p text:style-name="P6">specificity</text:p>
          </table:table-cell>
          <table:table-cell table:style-name="Tableau22.K1" office:value-type="string">
            <text:p text:style-name="P6">status</text:p>
          </table:table-cell>
        </table:table-row>
        <table:table-row table:style-name="Tableau22.1">
          <table:table-cell table:style-name="Tableau22.A2" office:value-type="string">
            <text:p text:style-name="P32">integer</text:p>
          </table:table-cell>
          <table:table-cell table:style-name="Tableau22.B2" office:value-type="string">
            <text:p text:style-name="P12">vector</text:p>
          </table:table-cell>
          <table:table-cell table:style-name="Tableau22.C2" office:value-type="string">
            <text:p text:style-name="P32">integer</text:p>
          </table:table-cell>
          <table:table-cell table:style-name="Tableau22.D2" office:value-type="string">
            <text:p text:style-name="P24">integer</text:p>
          </table:table-cell>
          <table:table-cell table:style-name="Tableau22.E2" office:value-type="string">
            <text:p text:style-name="P17">numeric</text:p>
          </table:table-cell>
          <table:table-cell table:style-name="Tableau22.F2" office:value-type="string">
            <text:p text:style-name="P24">integer</text:p>
          </table:table-cell>
          <table:table-cell table:style-name="Tableau22.G2" office:value-type="string">
            <text:p text:style-name="P32">integer</text:p>
          </table:table-cell>
          <table:table-cell table:style-name="Tableau22.H2" office:value-type="string">
            <text:p text:style-name="P32">integer</text:p>
          </table:table-cell>
          <table:table-cell table:style-name="Tableau22.I2" office:value-type="string">
            <text:p text:style-name="P24">integer</text:p>
          </table:table-cell>
          <table:table-cell table:style-name="Tableau22.J2" office:value-type="string">
            <text:p text:style-name="P12">numeric</text:p>
          </table:table-cell>
          <table:table-cell table:style-name="Tableau22.K2" office:value-type="string">
            <text:p text:style-name="P12">character</text:p>
          </table:table-cell>
        </table:table-row>
      </table:table>
      <text:p text:style-name="P48"/>
      <text:p text:style-name="P53"><text:span text:style-name="Police_20_par_20_défaut"><text:span text:style-name="T13"><draw:frame draw:style-name="fr1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plot_spectrum_chart(pc</text:span></text:span><text:span text:style-name="Police_20_par_20_défaut"><text:span text:style-name="T11">: see attribute </text:span></text:span><text:span text:style-name="Police_20_par_20_défaut"><text:span text:style-name="T15">patterns</text:span></text:span><text:span text:style-name="Police_20_par_20_défaut"><text:span text:style-name="T11">,</text:span></text:span></text:p>
      <text:p text:style-name="P71"><text:span text:style-name="Police_20_par_20_défaut"><text:span text:style-name="T15"><text:s text:c="2"/>frequencies</text:span></text:span><text:span text:style-name="Police_20_par_20_défaut"><text:span text:style-name="T11">: see method </text:span></text:span><text:span text:style-name="Police_20_par_20_défaut"><text:span text:style-name="T21">frequency_by_node_complexity</text:span></text:span><text:span text:style-name="Police_20_par_20_défaut"><text:span text:style-name="T11">, </text:span></text:span><text:span text:style-name="Police_20_par_20_défaut"><text:span text:style-name="T15">title</text:span></text:span><text:span text:style-name="Police_20_par_20_défaut"><text:span text:style-name="T11">: character</text:span></text:span><text:span text:style-name="Police_20_par_20_défaut"><text:span text:style-name="T15">)</text:span></text:span></text:p>
      <text:p text:style-name="P48"/>
      <text:p text:style-name="P54"><text:span text:style-name="Police_20_par_20_défaut"><text:span text:style-name="T13"><draw:frame draw:style-name="fr1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pattern_node_characteristics(patterns</text:span></text:span><text:span text:style-name="Police_20_par_20_défaut"><text:span text:style-name="T11">: list(vector(</text:span></text:span><text:span text:style-name="Police_20_par_20_défaut"><text:span text:style-name="T13">character</text:span></text:span><text:span text:style-name="Police_20_par_20_défaut"><text:span text:style-name="T11">))</text:span></text:span><text:span text:style-name="Police_20_par_20_défaut"><text:span text:style-name="T15">)</text:span></text:span><text:span text:style-name="Police_20_par_20_défaut"><text:span text:style-name="T11">: list</text:span></text:span></text:p>
      <text:section text:style-name="Sect1" text:name="Sect1">
        <text:p text:style-name="P50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7">1</text:p>
            </table:table-cell>
            <table:table-cell table:style-name="Tableau1.B1" office:value-type="string">
              <text:p text:style-name="P15">vector(<text:span text:style-name="T42">integer</text:span>)</text:p>
            </table:table-cell>
          </table:table-row>
          <table:table-row table:style-name="Tableau1.1">
            <table:table-cell table:style-name="Tableau1.A2" office:value-type="string">
              <text:p text:style-name="P7">2</text:p>
            </table:table-cell>
            <table:table-cell table:style-name="Tableau1.B2" office:value-type="string">
              <text:p text:style-name="P15">vector(<text:span text:style-name="T42">integer</text:span>)</text:p>
            </table:table-cell>
          </table:table-row>
          <table:table-row table:style-name="Tableau1.1">
            <table:table-cell table:style-name="Tableau1.A3" office:value-type="string">
              <text:p text:style-name="P7">…</text:p>
            </table:table-cell>
            <table:table-cell table:style-name="Tableau1.B3" office:value-type="string">
              <text:p text:style-name="P13">…</text:p>
            </table:table-cell>
          </table:table-row>
          <table:table-row table:style-name="Tableau1.1">
            <table:table-cell table:style-name="Tableau1.A4" office:value-type="string">
              <text:p text:style-name="P41"><draw:frame draw:style-name="fr2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15">vector(<text:span text:style-name="T42">integer</text:span>)</text:p>
            </table:table-cell>
          </table:table-row>
        </table:table>
        <text:p text:style-name="P50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7">1</text:p>
            </table:table-cell>
            <table:table-cell table:style-name="Tableau23.B1" office:value-type="string">
              <text:p text:style-name="P13">vector(<text:span text:style-name="T41">integer</text:span>)</text:p>
            </table:table-cell>
          </table:table-row>
          <table:table-row table:style-name="Tableau23.1">
            <table:table-cell table:style-name="Tableau23.A2" office:value-type="string">
              <text:p text:style-name="P7">2</text:p>
            </table:table-cell>
            <table:table-cell table:style-name="Tableau23.B2" office:value-type="string">
              <text:p text:style-name="P14">vector(<text:span text:style-name="T41">integer</text:span>)</text:p>
            </table:table-cell>
          </table:table-row>
          <table:table-row table:style-name="Tableau23.1">
            <table:table-cell table:style-name="Tableau23.A3" office:value-type="string">
              <text:p text:style-name="P7">…</text:p>
            </table:table-cell>
            <table:table-cell table:style-name="Tableau23.B3" office:value-type="string">
              <text:p text:style-name="P13">…</text:p>
            </table:table-cell>
          </table:table-row>
          <table:table-row table:style-name="Tableau23.1">
            <table:table-cell table:style-name="Tableau23.A4" office:value-type="string">
              <text:p text:style-name="P41"><draw:frame draw:style-name="fr2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14">vector(<text:span text:style-name="T41">integer</text:span>)</text:p>
            </table:table-cell>
          </table:table-row>
        </table:table>
      </text:section>
      <text:p text:style-name="P99"><text:span text:style-name="Police_20_par_20_défaut"><text:span text:style-name="T12"/></text:span></text:p>
      <text:p text:style-name="P54"><text:span text:style-name="Police_20_par_20_défaut"><text:span text:style-name="T12"><draw:frame draw:style-name="fr2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frequency_by_complexity(patterns</text:span></text:span><text:span text:style-name="Police_20_par_20_défaut"><text:span text:style-name="T12">: list(vector(character))</text:span></text:span><text:span text:style-name="Police_20_par_20_défaut"><text:span text:style-name="T21">)</text:span></text:span><text:span text:style-name="Police_20_par_20_défaut"><text:span text:style-name="T12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7">complex</text:p>
          </table:table-cell>
          <table:table-cell table:style-name="Tableau24.B1" office:value-type="string">
            <text:p text:style-name="P7">simple</text:p>
          </table:table-cell>
        </table:table-row>
        <table:table-row table:style-name="Tableau24.1">
          <table:table-cell table:style-name="Tableau24.A2" office:value-type="string">
            <text:p text:style-name="P33">integer</text:p>
          </table:table-cell>
          <table:table-cell table:style-name="Tableau24.B2" office:value-type="string">
            <text:p text:style-name="P33">integer</text:p>
          </table:table-cell>
        </table:table-row>
      </table:table>
      <text:p text:style-name="P43"/>
      <text:p text:style-name="P97"><text:span text:style-name="Police_20_par_20_défaut"><text:span text:style-name="T12"><draw:frame draw:style-name="fr2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spectrosome_chart(nopc</text:span></text:span><text:span text:style-name="Police_20_par_20_défaut"><text:span text:style-name="T11">: </text:span></text:span><text:span text:style-name="Police_20_par_20_défaut"><text:span text:style-name="T23">character</text:span></text:span><text:span text:style-name="Police_20_par_20_défaut"><text:span text:style-name="T11"> or see attribute</text:span></text:span><text:span text:style-name="Police_20_par_20_défaut"><text:span text:style-name="T15"> nodes</text:span></text:span><text:span text:style-name="Police_20_par_20_défaut"><text:span text:style-name="T11"> or </text:span></text:span><text:span text:style-name="Police_20_par_20_défaut"><text:span text:style-name="T15">patterns</text:span></text:span><text:span text:style-name="Police_20_par_20_défaut"><text:span text:style-name="T11">, </text:span></text:span><text:span text:style-name="Police_20_par_20_défaut"><text:span text:style-name="T16">identifiers</text:span></text:span><text:span text:style-name="Police_20_par_20_défaut"><text:span text:style-name="T11">: character,</text:span></text:span></text:p>
      <text:p text:style-name="P67"><text:span text:style-name="Police_20_par_20_défaut"><text:span text:style-name="T15"><text:s text:c="14"/>nb_graphs</text:span></text:span><text:span text:style-name="Police_20_par_20_défaut"><text:span text:style-name="T11">: numeric, </text:span></text:span><text:span text:style-name="Police_20_par_20_défaut"><text:span text:style-name="T16">min_link_weight</text:span></text:span><text:span text:style-name="Police_20_par_20_défaut"><text:span text:style-name="T11">: numeric,</text:span></text:span></text:p>
      <text:p text:style-name="P67"><text:span text:style-name="Police_20_par_20_défaut"><text:span text:style-name="T11"><text:s text:c="14"/></text:span></text:span><text:span text:style-name="Police_20_par_20_défaut"><text:span text:style-name="T15">vertex_size</text:span></text:span><text:span text:style-name="Police_20_par_20_défaut"><text:span text:style-name="T11">: character or numeric or vector(numeric), </text:span></text:span></text:p>
      <text:p text:style-name="P67"><text:span text:style-name="Police_20_par_20_défaut"><text:span text:style-name="T11"><text:s text:c="14"/></text:span></text:span><text:span text:style-name="Police_20_par_20_défaut"><text:span text:style-name="T16">size_range</text:span></text:span><text:span text:style-name="Police_20_par_20_défaut"><text:span text:style-name="T11">: vector(numeric), </text:span></text:span><text:span text:style-name="Police_20_par_20_défaut"><text:span text:style-name="T15">vertex_col</text:span></text:span><text:span text:style-name="Police_20_par_20_défaut"><text:span text:style-name="T23">: character or vector(character),</text:span></text:span></text:p>
      <text:p text:style-name="P68"><text:span text:style-name="Police_20_par_20_défaut"><text:span text:style-name="T15"><text:s text:c="14"/>clusters</text:span></text:span><text:span text:style-name="Police_20_par_20_défaut"><text:span text:style-name="T23">: numeric, </text:span></text:span><text:span text:style-name="Police_20_par_20_défaut"><text:span text:style-name="T15">highlight</text:span></text:span><text:span text:style-name="Police_20_par_20_défaut"><text:span text:style-name="T23">: numeric, </text:span></text:span><text:span text:style-name="Police_20_par_20_défaut"><text:span text:style-name="T16">use_names</text:span></text:span><text:span text:style-name="Police_20_par_20_défaut"><text:span text:style-name="T11">: logical, </text:span></text:span><text:span text:style-name="Police_20_par_20_défaut"><text:span text:style-name="T15">n</text:span></text:span><text:span text:style-name="Police_20_par_20_défaut"><text:span text:style-name="T16">.cutoff</text:span></text:span><text:span text:style-name="Police_20_par_20_défaut"><text:span text:style-name="T11">: numeric,</text:span></text:span></text:p>
      <text:p text:style-name="P68"><text:span text:style-name="Police_20_par_20_défaut"><text:span text:style-name="T15"><text:s text:c="14"/></text:span></text:span><text:span text:style-name="Police_20_par_20_défaut"><text:span text:style-name="T16">c.cutoff</text:span></text:span><text:span text:style-name="Police_20_par_20_défaut"><text:span text:style-name="T11">: numeric, </text:span></text:span><text:span text:style-name="Police_20_par_20_défaut"><text:span text:style-name="T16">display_mixt</text:span></text:span><text:span text:style-name="Police_20_par_20_défaut"><text:span text:style-name="T11">: logical, </text:span></text:span><text:span text:style-name="Police_20_par_20_défaut"><text:span text:style-name="T15">title</text:span></text:span><text:span text:style-name="Police_20_par_20_défaut"><text:span text:style-name="T11">: character, </text:span></text:span><text:span text:style-name="Police_20_par_20_défaut"><text:span text:style-name="T15">path</text:span></text:span><text:span text:style-name="Police_20_par_20_défaut"><text:span text:style-name="T11">: character,</text:span></text:span></text:p>
      <text:p text:style-name="P68"><text:span text:style-name="Police_20_par_20_défaut"><text:span text:style-name="T16"><text:s text:c="14"/></text:span></text:span><text:span text:style-name="Police_20_par_20_défaut"><text:span text:style-name="T15">name</text:span></text:span><text:span text:style-name="Police_20_par_20_défaut"><text:span text:style-name="T11">: character, </text:span></text:span><text:span text:style-name="Police_20_par_20_défaut"><text:span text:style-name="T16">…</text:span></text:span><text:span text:style-name="Police_20_par_20_défaut"><text:span text:style-name="T15">)</text:span></text:span><text:span text:style-name="Police_20_par_20_défaut"><text:span text:style-name="T11">: list</text:span></text:span></text:p>
      <text:p text:style-name="P50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7">ID</text:p>
          </table:table-cell>
          <table:table-cell table:style-name="Tableau25.B1" office:value-type="string">
            <text:p text:style-name="P7">node</text:p>
          </table:table-cell>
          <table:table-cell table:style-name="Tableau25.C1" office:value-type="string">
            <text:p text:style-name="P7">length</text:p>
          </table:table-cell>
          <table:table-cell table:style-name="Tableau25.D1" office:value-type="string">
            <text:p text:style-name="P7">frequency</text:p>
          </table:table-cell>
          <table:table-cell table:style-name="Tableau25.E1" office:value-type="string">
            <text:p text:style-name="P7">degree</text:p>
          </table:table-cell>
        </table:table-row>
        <table:table-row table:style-name="Tableau25.1">
          <table:table-cell table:style-name="Tableau25.A2" office:value-type="string">
            <text:p text:style-name="P26">integer</text:p>
          </table:table-cell>
          <table:table-cell table:style-name="Tableau25.B2" office:value-type="string">
            <text:p text:style-name="P4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25.C2" office:value-type="string">
            <text:p text:style-name="P25">integer</text:p>
          </table:table-cell>
          <table:table-cell table:style-name="Tableau25.D2" office:value-type="string">
            <text:p text:style-name="P33">integer</text:p>
          </table:table-cell>
          <table:table-cell table:style-name="Tableau25.E2" office:value-type="string">
            <text:p text:style-name="P25">integer</text:p>
          </table:table-cell>
        </table:table-row>
      </table:table>
      <text:p text:style-name="P54"><text:span text:style-name="Police_20_par_20_défaut"><text:span text:style-name="T11">or (depends on the type of entities contained in </text:span></text:span><text:span text:style-name="Police_20_par_20_défaut"><text:span text:style-name="T16">nopc</text:span></text:span><text:span text:style-name="Police_20_par_20_défaut"><text:span text:style-name="T11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column table:style-name="Tableau26.D"/>
        <table:table-column table:style-name="Tableau26.E"/>
        <table:table-column table:style-name="Tableau26.F"/>
        <table:table-column table:style-name="Tableau26.G"/>
        <table:table-column table:style-name="Tableau26.F"/>
        <table:table-column table:style-name="Tableau26.I"/>
        <table:table-column table:style-name="Tableau26.J"/>
        <table:table-row table:style-name="Tableau26.1">
          <table:table-cell table:style-name="Tableau26.A1" office:value-type="string">
            <text:p text:style-name="P7">ID</text:p>
          </table:table-cell>
          <table:table-cell table:style-name="Tableau26.B1" office:value-type="string">
            <text:p text:style-name="P7">pattern</text:p>
          </table:table-cell>
          <table:table-cell table:style-name="Tableau26.A1" office:value-type="string">
            <text:p text:style-name="P7">year</text:p>
          </table:table-cell>
          <table:table-cell table:style-name="Tableau26.D1" office:value-type="string">
            <text:p text:style-name="P7">length</text:p>
          </table:table-cell>
          <table:table-cell table:style-name="Tableau26.E1" office:value-type="string">
            <text:p text:style-name="P10">support</text:p>
          </table:table-cell>
          <table:table-cell table:style-name="Tableau26.F1" office:value-type="string">
            <text:p text:style-name="P7">frequency</text:p>
          </table:table-cell>
          <table:table-cell table:style-name="Tableau26.G1" office:value-type="string">
            <text:p text:style-name="P7">weight</text:p>
          </table:table-cell>
          <table:table-cell table:style-name="Tableau26.H1" office:value-type="string">
            <text:p text:style-name="P7">specificity</text:p>
          </table:table-cell>
          <table:table-cell table:style-name="Tableau26.I1" office:value-type="string">
            <text:p text:style-name="P7">status</text:p>
          </table:table-cell>
          <table:table-cell table:style-name="Tableau26.A1" office:value-type="string">
            <text:p text:style-name="P7">degree</text:p>
          </table:table-cell>
        </table:table-row>
        <table:table-row table:style-name="Tableau26.1">
          <table:table-cell table:style-name="Tableau26.A2" office:value-type="string">
            <text:p text:style-name="P25">integer</text:p>
          </table:table-cell>
          <table:table-cell table:style-name="Tableau26.B2" office:value-type="string">
            <text:p text:style-name="P4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26.C2" office:value-type="string">
            <text:p text:style-name="P33">integer</text:p>
          </table:table-cell>
          <table:table-cell table:style-name="Tableau26.D2" office:value-type="string">
            <text:p text:style-name="P25">integer</text:p>
          </table:table-cell>
          <table:table-cell table:style-name="Tableau26.E2" office:value-type="string">
            <text:p text:style-name="P18">numeric</text:p>
          </table:table-cell>
          <table:table-cell table:style-name="Tableau26.F2" office:value-type="string">
            <text:p text:style-name="P25">integer</text:p>
          </table:table-cell>
          <table:table-cell table:style-name="Tableau26.G2" office:value-type="string">
            <text:p text:style-name="P25">integer</text:p>
          </table:table-cell>
          <table:table-cell table:style-name="Tableau26.H2" office:value-type="string">
            <text:p text:style-name="P13">numeric</text:p>
          </table:table-cell>
          <table:table-cell table:style-name="Tableau26.I2" office:value-type="string">
            <text:p text:style-name="P13">character</text:p>
          </table:table-cell>
          <table:table-cell table:style-name="Tableau26.J2" office:value-type="string">
            <text:p text:style-name="P25">integer</text:p>
          </table:table-cell>
        </table:table-row>
      </table:table>
      <text:p text:style-name="P50"/>
      <text:p text:style-name="P50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7">ID</text:p>
          </table:table-cell>
          <table:table-cell table:style-name="Tableau27.B1" office:value-type="string">
            <text:p text:style-name="P7">endpoint.1</text:p>
          </table:table-cell>
          <table:table-cell table:style-name="Tableau27.C1" office:value-type="string">
            <text:p text:style-name="P7">endpoint.2</text:p>
          </table:table-cell>
          <table:table-cell table:style-name="Tableau27.D1" office:value-type="string">
            <text:p text:style-name="P7">items</text:p>
          </table:table-cell>
          <table:table-cell table:style-name="Tableau27.E1" office:value-type="string">
            <text:p text:style-name="P7">weight</text:p>
          </table:table-cell>
        </table:table-row>
        <table:table-row table:style-name="Tableau27.1">
          <table:table-cell table:style-name="Tableau27.A2" office:value-type="string">
            <text:p text:style-name="P27">integer</text:p>
          </table:table-cell>
          <table:table-cell table:style-name="Tableau27.B2" office:value-type="string">
            <text:p text:style-name="P27">integer</text:p>
          </table:table-cell>
          <table:table-cell table:style-name="Tableau27.C2" office:value-type="string">
            <text:p text:style-name="P27">integer</text:p>
          </table:table-cell>
          <table:table-cell table:style-name="Tableau27.D2" office:value-type="string">
            <text:p text:style-name="P13">character</text:p>
          </table:table-cell>
          <table:table-cell table:style-name="Tableau27.E2" office:value-type="string">
            <text:p text:style-name="P27">integer</text:p>
          </table:table-cell>
        </table:table-row>
      </table:table>
      <text:p text:style-name="P54"><text:span text:style-name="Police_20_par_20_défaut"><text:span text:style-name="T11">or (depends on the type of entities contained in </text:span></text:span><text:span text:style-name="Police_20_par_20_défaut"><text:span text:style-name="T16">nopc</text:span></text:span><text:span text:style-name="Police_20_par_20_défaut"><text:span text:style-name="T11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7">ID</text:p>
          </table:table-cell>
          <table:table-cell table:style-name="Tableau28.B1" office:value-type="string">
            <text:p text:style-name="P7">endpoint.1</text:p>
          </table:table-cell>
          <table:table-cell table:style-name="Tableau28.C1" office:value-type="string">
            <text:p text:style-name="P7">endpoint.2</text:p>
          </table:table-cell>
          <table:table-cell table:style-name="Tableau28.D1" office:value-type="string">
            <text:p text:style-name="P7">items</text:p>
          </table:table-cell>
          <table:table-cell table:style-name="Tableau28.E1" office:value-type="string">
            <text:p text:style-name="P7">weight</text:p>
          </table:table-cell>
          <table:table-cell table:style-name="Tableau28.F1" office:value-type="string">
            <text:p text:style-name="P7">year</text:p>
          </table:table-cell>
        </table:table-row>
        <table:table-row table:style-name="Tableau28.1">
          <table:table-cell table:style-name="Tableau28.A2" office:value-type="string">
            <text:p text:style-name="P27">integer</text:p>
          </table:table-cell>
          <table:table-cell table:style-name="Tableau28.B2" office:value-type="string">
            <text:p text:style-name="P27">integer</text:p>
          </table:table-cell>
          <table:table-cell table:style-name="Tableau28.C2" office:value-type="string">
            <text:p text:style-name="P27">integer</text:p>
          </table:table-cell>
          <table:table-cell table:style-name="Tableau28.D2" office:value-type="string">
            <text:p text:style-name="P13">character</text:p>
          </table:table-cell>
          <table:table-cell table:style-name="Tableau28.E2" office:value-type="string">
            <text:p text:style-name="P27">integer</text:p>
          </table:table-cell>
          <table:table-cell table:style-name="Tableau28.F2" office:value-type="string">
            <text:p text:style-name="P27">integer</text:p>
          </table:table-cell>
        </table:table-row>
      </table:table>
      <text:p text:style-name="P45"/>
      <text:p text:style-name="P54"><text:span text:style-name="Police_20_par_20_défaut"><text:span text:style-name="T23">[[</text:span></text:span><text:span text:style-name="Police_20_par_20_défaut"><text:span text:style-name="T11">"</text:span></text:span><text:span text:style-name="Police_20_par_20_défaut"><text:span text:style-name="T23">coords</text:span></text:span><text:span text:style-name="Police_20_par_20_défaut"><text:span text:style-name="T11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13"> </text:p>
          </table:table-cell>
          <table:table-cell table:style-name="Tableau29.B1" office:value-type="string">
            <text:p text:style-name="P7">x</text:p>
          </table:table-cell>
          <table:table-cell table:style-name="Tableau29.C1" office:value-type="string">
            <text:p text:style-name="P7">y</text:p>
          </table:table-cell>
        </table:table-row>
        <table:table-row table:style-name="Tableau29.1">
          <table:table-cell table:style-name="Tableau29.A2" office:value-type="string">
            <text:p text:style-name="P7">vertex 1</text:p>
          </table:table-cell>
          <table:table-cell table:style-name="Tableau29.B2" office:value-type="string">
            <text:p text:style-name="P13">numeric</text:p>
          </table:table-cell>
          <table:table-cell table:style-name="Tableau29.C2" office:value-type="string">
            <text:p text:style-name="P13">numeric</text:p>
          </table:table-cell>
        </table:table-row>
        <table:table-row table:style-name="Tableau29.1">
          <table:table-cell table:style-name="Tableau29.A3" office:value-type="string">
            <text:p text:style-name="P7">vertex 2</text:p>
          </table:table-cell>
          <table:table-cell table:style-name="Tableau29.B3" office:value-type="string">
            <text:p text:style-name="P13">numeric</text:p>
          </table:table-cell>
          <table:table-cell table:style-name="Tableau29.C3" office:value-type="string">
            <text:p text:style-name="P13">numeric</text:p>
          </table:table-cell>
        </table:table-row>
        <table:table-row table:style-name="Tableau29.1">
          <table:table-cell table:style-name="Tableau29.A4" office:value-type="string">
            <text:p text:style-name="P7">…</text:p>
          </table:table-cell>
          <table:table-cell table:style-name="Tableau29.B4" office:value-type="string">
            <text:p text:style-name="P13">…</text:p>
          </table:table-cell>
          <table:table-cell table:style-name="Tableau29.C4" office:value-type="string">
            <text:p text:style-name="P13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9">vertex</text:span></text:span><text:span text:style-name="Police_20_par_20_défaut"><text:span text:style-name="T9"><draw:frame draw:style-name="fr2" draw:name="Objet126" text:anchor-type="as-char" svg:width="0.564cm" svg:height="0.467cm" draw:z-index="123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8">or</text:span></text:span><text:span text:style-name="Police_20_par_20_défaut"><text:span text:style-name="T8"><draw:frame draw:style-name="fr2" draw:name="Objet125" text:anchor-type="as-char" svg:width="0.503cm" svg:height="0.467cm" draw:z-index="124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13">numeric</text:p>
          </table:table-cell>
          <table:table-cell table:style-name="Tableau29.C5" office:value-type="string">
            <text:p text:style-name="P13">numeric</text:p>
          </table:table-cell>
        </table:table-row>
      </table:table>
      <text:p text:style-name="P50"/>
      <text:p text:style-name="P54"><text:span text:style-name="Police_20_par_20_défaut"><text:span text:style-name="T13"><draw:frame draw:style-name="fr1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<text:s/>cluster_text(graph</text:span></text:span><text:span text:style-name="Police_20_par_20_défaut"><text:span text:style-name="T11">: see matrix below, </text:span></text:span><text:span text:style-name="Police_20_par_20_défaut"><text:span text:style-name="T15">links</text:span></text:span><text:span text:style-name="Police_20_par_20_défaut"><text:span text:style-name="T11">: see attributes</text:span></text:span><text:span text:style-name="Police_20_par_20_défaut"><text:span text:style-name="T15"> node_links</text:span></text:span><text:span text:style-name="Police_20_par_20_défaut"><text:span text:style-name="T11"> and </text:span></text:span><text:span text:style-name="Police_20_par_20_défaut"><text:span text:style-name="T15">pattern_links</text:span></text:span><text:span text:style-name="Police_20_par_20_défaut"><text:span text:style-name="T23">,</text:span></text:span></text:p>
      <text:p text:style-name="P70"><text:span text:style-name="Police_20_par_20_défaut"><text:span text:style-name="T16"><text:s text:c="15"/>display</text:span></text:span><text:span text:style-name="Police_20_par_20_défaut"><text:span text:style-name="T11">: numeric, </text:span></text:span><text:span text:style-name="Police_20_par_20_défaut"><text:span text:style-name="T16">highlight</text:span></text:span><text:span text:style-name="Police_20_par_20_défaut"><text:span text:style-name="T11">: numeric,</text:span></text:span><text:span text:style-name="Police_20_par_20_défaut"><text:span text:style-name="T16"> use_names</text:span></text:span><text:span text:style-name="Police_20_par_20_défaut"><text:span text:style-name="T11">: logical, </text:span></text:span><text:span text:style-name="Police_20_par_20_défaut"><text:span text:style-name="T16">cutoff</text:span></text:span><text:span text:style-name="Police_20_par_20_défaut"><text:span text:style-name="T11">: numeric</text:span></text:span><text:span text:style-name="Police_20_par_20_défaut"><text:span text:style-name="T15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13"> </text:p>
          </table:table-cell>
          <table:table-cell table:style-name="Tableau30.B1" office:value-type="string">
            <text:p text:style-name="P7">x</text:p>
          </table:table-cell>
          <table:table-cell table:style-name="Tableau30.C1" office:value-type="string">
            <text:p text:style-name="P7">y</text:p>
          </table:table-cell>
        </table:table-row>
        <table:table-row table:style-name="Tableau30.1">
          <table:table-cell table:style-name="Tableau30.A2" office:value-type="string">
            <text:p text:style-name="P7">vertex 1</text:p>
          </table:table-cell>
          <table:table-cell table:style-name="Tableau30.B2" office:value-type="string">
            <text:p text:style-name="P13">numeric</text:p>
          </table:table-cell>
          <table:table-cell table:style-name="Tableau30.C2" office:value-type="string">
            <text:p text:style-name="P13">numeric</text:p>
          </table:table-cell>
        </table:table-row>
        <table:table-row table:style-name="Tableau30.1">
          <table:table-cell table:style-name="Tableau30.A3" office:value-type="string">
            <text:p text:style-name="P7">vertex 2</text:p>
          </table:table-cell>
          <table:table-cell table:style-name="Tableau30.B3" office:value-type="string">
            <text:p text:style-name="P13">numeric</text:p>
          </table:table-cell>
          <table:table-cell table:style-name="Tableau30.C3" office:value-type="string">
            <text:p text:style-name="P13">numeric</text:p>
          </table:table-cell>
        </table:table-row>
        <table:table-row table:style-name="Tableau30.1">
          <table:table-cell table:style-name="Tableau30.A4" office:value-type="string">
            <text:p text:style-name="P7">…</text:p>
          </table:table-cell>
          <table:table-cell table:style-name="Tableau30.B4" office:value-type="string">
            <text:p text:style-name="P13">…</text:p>
          </table:table-cell>
          <table:table-cell table:style-name="Tableau30.C4" office:value-type="string">
            <text:p text:style-name="P13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9">vertex</text:span></text:span><text:span text:style-name="Police_20_par_20_défaut"><text:span text:style-name="T9"><draw:frame draw:style-name="fr2" draw:name="Objet128" text:anchor-type="as-char" svg:width="0.564cm" svg:height="0.467cm" draw:z-index="125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8">or</text:span></text:span><text:span text:style-name="Police_20_par_20_défaut"><text:span text:style-name="T8"><draw:frame draw:style-name="fr2" draw:name="Objet127" text:anchor-type="as-char" svg:width="0.503cm" svg:height="0.467cm" draw:z-index="126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13">numeric</text:p>
          </table:table-cell>
          <table:table-cell table:style-name="Tableau30.C5" office:value-type="string">
            <text:p text:style-name="P13">numeric</text:p>
          </table:table-cell>
        </table:table-row>
      </table:table>
      <text:p text:style-name="P43"/>
      <text:p text:style-name="P57"><text:span text:style-name="Police_20_par_20_défaut"><text:span text:style-name="T12"><draw:frame draw:style-name="fr2" draw:name="Objet82" text:anchor-type="as-char" svg:width="0.439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network_density(links:</text:span></text:span><text:span text:style-name="Police_20_par_20_défaut"><text:span text:style-name="T23"> see attribute </text:span></text:span><text:span text:style-name="Police_20_par_20_défaut"><text:span text:style-name="T15">node_links</text:span></text:span><text:span text:style-name="Police_20_par_20_défaut"><text:span text:style-name="T23"> or </text:span></text:span><text:span text:style-name="Police_20_par_20_défaut"><text:span text:style-name="T15">pattern_links)</text:span></text:span><text:span text:style-name="Police_20_par_20_défaut"><text:span text:style-name="T23">: numeric</text:span></text:span></text:p>
      <text:p text:style-name="P57"><text:span text:style-name="Police_20_par_20_défaut"><text:span text:style-name="T12"><draw:frame draw:style-name="fr2" draw:name="Objet83" text:anchor-type="as-char" svg:width="0.439cm" svg:height="0.467cm" draw:z-index="117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degree(ID:</text:span></text:span><text:span text:style-name="Police_20_par_20_défaut"><text:span text:style-name="T23"> numeric</text:span></text:span><text:span text:style-name="Police_20_par_20_défaut"><text:span text:style-name="T15">, links:</text:span></text:span><text:span text:style-name="Police_20_par_20_défaut"><text:span text:style-name="T23"> see attribute </text:span></text:span><text:span text:style-name="Police_20_par_20_défaut"><text:span text:style-name="T15">node_links</text:span></text:span><text:span text:style-name="Police_20_par_20_défaut"><text:span text:style-name="T23"> or </text:span></text:span><text:span text:style-name="Police_20_par_20_défaut"><text:span text:style-name="T15">pattern_links)</text:span></text:span><text:span text:style-name="Police_20_par_20_défaut"><text:span text:style-name="T23">: </text:span></text:span><text:span text:style-name="Police_20_par_20_défaut"><text:span text:style-name="T24">integer</text:span></text:span></text:p>
      <text:p text:style-name="P57"><text:span text:style-name="Police_20_par_20_défaut"><text:span text:style-name="T23"/></text:span></text:p>
      <text:p text:style-name="P100"><text:span text:style-name="Police_20_par_20_défaut"><text:span text:style-name="T12"><draw:frame draw:style-name="fr2" draw:name="Objet84" text:anchor-type="as-char" svg:width="0.439cm" svg:height="0.467cm" draw:z-index="118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itemset_chart(</text:span></text:span><text:span text:style-name="Police_20_par_20_défaut"><text:span text:style-name="T20">tnpc</text:span></text:span><text:span text:style-name="Police_20_par_20_défaut"><text:span text:style-name="T11">: character or TransactionSet or see attribute</text:span></text:span><text:span text:style-name="Police_20_par_20_défaut"><text:span text:style-name="T15"> nodes</text:span></text:span><text:span text:style-name="Police_20_par_20_défaut"><text:span text:style-name="T11"> or </text:span></text:span><text:span text:style-name="Police_20_par_20_défaut"><text:span text:style-name="T15">patterns</text:span></text:span><text:span text:style-name="Police_20_par_20_défaut"><text:span text:style-name="T11">,</text:span></text:span></text:p>
      <text:p text:style-name="P84"><text:span text:style-name="Police_20_par_20_défaut"><text:span text:style-name="T16"><text:tab/><text:tab/> <text:s text:c="3"/>identifiers</text:span></text:span><text:span text:style-name="Police_20_par_20_défaut"><text:span text:style-name="T11">: character, </text:span></text:span><text:span text:style-name="Police_20_par_20_défaut"><text:span text:style-name="T16">length_one</text:span></text:span><text:span text:style-name="Police_20_par_20_défaut"><text:span text:style-name="T11">: logical, </text:span></text:span><text:span text:style-name="Police_20_par_20_défaut"><text:span text:style-name="T16">jitter</text:span></text:span><text:span text:style-name="Police_20_par_20_défaut"><text:span text:style-name="T11">: logical, </text:span></text:span><text:span text:style-name="Police_20_par_20_défaut"><text:span text:style-name="T16">under</text:span></text:span><text:span text:style-name="Police_20_par_20_défaut"><text:span text:style-name="T11">: character,</text:span></text:span></text:p>
      <text:p text:style-name="P84"><text:span text:style-name="Police_20_par_20_défaut"><text:span text:style-name="T16"><text:tab/><text:tab/> <text:s text:c="3"/>over</text:span></text:span><text:span text:style-name="Police_20_par_20_défaut"><text:span text:style-name="T11">: character, </text:span></text:span><text:span text:style-name="Police_20_par_20_défaut"><text:span text:style-name="T16">use_names</text:span></text:span><text:span text:style-name="Police_20_par_20_défaut"><text:span text:style-name="T11">: logical, </text:span></text:span><text:span text:style-name="Police_20_par_20_défaut"><text:span text:style-name="T16">n.cutoff</text:span></text:span><text:span text:style-name="Police_20_par_20_défaut"><text:span text:style-name="T11">: numeric,</text:span></text:span></text:p>
      <text:p text:style-name="P84"><text:span text:style-name="Police_20_par_20_défaut"><text:span text:style-name="T16"><text:tab/><text:tab/> <text:s text:c="3"/>category</text:span></text:span><text:span text:style-name="Police_20_par_20_défaut"><text:span text:style-name="T11">: character or numeric, </text:span></text:span><text:span text:style-name="Police_20_par_20_défaut"><text:span text:style-name="T16">c.cutoff</text:span></text:span><text:span text:style-name="Police_20_par_20_défaut"><text:span text:style-name="T11">: numeric, </text:span></text:span><text:span text:style-name="Police_20_par_20_défaut"><text:span text:style-name="T16">sort_by</text:span></text:span><text:span text:style-name="Police_20_par_20_défaut"><text:span text:style-name="T11">: character,</text:span></text:span></text:p>
      <text:p text:style-name="P84"><text:span text:style-name="Police_20_par_20_défaut"><text:span text:style-name="T16"><text:tab/><text:tab/> <text:s text:c="3"/>title</text:span></text:span><text:span text:style-name="Police_20_par_20_défaut"><text:span text:style-name="T11">: character,</text:span></text:span><text:span text:style-name="Police_20_par_20_défaut"><text:span text:style-name="T16"> path</text:span></text:span><text:span text:style-name="Police_20_par_20_défaut"><text:span text:style-name="T11">: character, </text:span></text:span><text:span text:style-name="Police_20_par_20_défaut"><text:span text:style-name="T16">name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 </text:span></text:span><text:span text:style-name="Police_20_par_20_défaut"><text:span text:style-name="T28">TransactionSet or </text:span></text:span><text:span text:style-name="Police_20_par_20_défaut"><text:span text:style-name="T11">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7">ID</text:p>
          </table:table-cell>
          <table:table-cell table:style-name="Tableau31.B1" office:value-type="string">
            <text:p text:style-name="P7">node</text:p>
          </table:table-cell>
          <table:table-cell table:style-name="Tableau31.C1" office:value-type="string">
            <text:p text:style-name="P7">length</text:p>
          </table:table-cell>
          <table:table-cell table:style-name="Tableau31.D1" office:value-type="string">
            <text:p text:style-name="P7">frequency</text:p>
          </table:table-cell>
        </table:table-row>
        <table:table-row table:style-name="Tableau31.1">
          <table:table-cell table:style-name="Tableau31.A2" office:value-type="string">
            <text:p text:style-name="P33">integer</text:p>
          </table:table-cell>
          <table:table-cell table:style-name="Tableau31.B2" office:value-type="string">
            <text:p text:style-name="P4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31.C2" office:value-type="string">
            <text:p text:style-name="P28">integer</text:p>
          </table:table-cell>
          <table:table-cell table:style-name="Tableau31.D2" office:value-type="string">
            <text:p text:style-name="P33">integer</text:p>
          </table:table-cell>
        </table:table-row>
      </table:table>
      <text:p text:style-name="P54"><text:span text:style-name="Police_20_par_20_défaut"><text:span text:style-name="T11">or (depends on the type of entities contained in </text:span></text:span><text:span text:style-name="Police_20_par_20_défaut"><text:span text:style-name="T16">nopc</text:span></text:span><text:span text:style-name="Police_20_par_20_défaut"><text:span text:style-name="T11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column table:style-name="Tableau32.F"/>
        <table:table-column table:style-name="Tableau32.I"/>
        <table:table-row table:style-name="Tableau32.1">
          <table:table-cell table:style-name="Tableau32.A1" office:value-type="string">
            <text:p text:style-name="P7">ID</text:p>
          </table:table-cell>
          <table:table-cell table:style-name="Tableau32.B1" office:value-type="string">
            <text:p text:style-name="P7">pattern</text:p>
          </table:table-cell>
          <table:table-cell table:style-name="Tableau32.C1" office:value-type="string">
            <text:p text:style-name="P7">year</text:p>
          </table:table-cell>
          <table:table-cell table:style-name="Tableau32.D1" office:value-type="string">
            <text:p text:style-name="P7">length</text:p>
          </table:table-cell>
          <table:table-cell table:style-name="Tableau32.E1" office:value-type="string">
            <text:p text:style-name="P11">support</text:p>
          </table:table-cell>
          <table:table-cell table:style-name="Tableau32.F1" office:value-type="string">
            <text:p text:style-name="P7">frequency</text:p>
          </table:table-cell>
          <table:table-cell table:style-name="Tableau32.G1" office:value-type="string">
            <text:p text:style-name="P7">weight</text:p>
          </table:table-cell>
          <table:table-cell table:style-name="Tableau32.H1" office:value-type="string">
            <text:p text:style-name="P7">specificity</text:p>
          </table:table-cell>
          <table:table-cell table:style-name="Tableau32.I1" office:value-type="string">
            <text:p text:style-name="P7">status</text:p>
          </table:table-cell>
        </table:table-row>
        <table:table-row table:style-name="Tableau32.1">
          <table:table-cell table:style-name="Tableau32.A2" office:value-type="string">
            <text:p text:style-name="P33">integer</text:p>
          </table:table-cell>
          <table:table-cell table:style-name="Tableau32.B2" office:value-type="string">
            <text:p text:style-name="P4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32.C2" office:value-type="string">
            <text:p text:style-name="P33">integer</text:p>
          </table:table-cell>
          <table:table-cell table:style-name="Tableau32.D2" office:value-type="string">
            <text:p text:style-name="P28">integer</text:p>
          </table:table-cell>
          <table:table-cell table:style-name="Tableau32.E2" office:value-type="string">
            <text:p text:style-name="P19">numeric</text:p>
          </table:table-cell>
          <table:table-cell table:style-name="Tableau32.F2" office:value-type="string">
            <text:p text:style-name="P28">integer</text:p>
          </table:table-cell>
          <table:table-cell table:style-name="Tableau32.G2" office:value-type="string">
            <text:p text:style-name="P28">integer</text:p>
          </table:table-cell>
          <table:table-cell table:style-name="Tableau32.H2" office:value-type="string">
            <text:p text:style-name="P13">numeric</text:p>
          </table:table-cell>
          <table:table-cell table:style-name="Tableau32.I2" office:value-type="string">
            <text:p text:style-name="P13">character</text:p>
          </table:table-cell>
        </table:table-row>
      </table:table>
      <text:p text:style-name="P50"/>
      <text:p text:style-name="P54"><text:span text:style-name="Police_20_par_20_défaut"><text:span text:style-name="T12"><draw:frame draw:style-name="fr2" draw:name="Objet85" text:anchor-type="as-char" svg:width="0.439cm" svg:height="0.467cm" draw:z-index="119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category_tree_chart(category</text:span></text:span><text:span text:style-name="Police_20_par_20_défaut"><text:span text:style-name="T11">: character or numeric, </text:span></text:span><text:span text:style-name="Police_20_par_20_défaut"><text:span text:style-name="T16">items</text:span></text:span><text:span text:style-name="Police_20_par_20_défaut"><text:span text:style-name="T11">: see attribute </text:span></text:span><text:span text:style-name="Police_20_par_20_défaut"><text:span text:style-name="T16">items</text:span></text:span><text:span text:style-name="Police_20_par_20_défaut"><text:span text:style-name="T11">,</text:span></text:span></text:p>
      <text:p text:style-name="P72"><text:span text:style-name="Police_20_par_20_défaut"><text:span text:style-name="T11"><text:s text:c="2"/></text:span></text:span><text:span text:style-name="Police_20_par_20_défaut"><text:span text:style-name="T16">use_names</text:span></text:span><text:span text:style-name="Police_20_par_20_défaut"><text:span text:style-name="T11">: logical, </text:span></text:span><text:span text:style-name="Police_20_par_20_défaut"><text:span text:style-name="T16">n.cutoff</text:span></text:span><text:span text:style-name="Police_20_par_20_défaut"><text:span text:style-name="T11">: numeric, </text:span></text:span><text:span text:style-name="Police_20_par_20_défaut"><text:span text:style-name="T16">c.cutoff</text:span></text:span><text:span text:style-name="Police_20_par_20_défaut"><text:span text:style-name="T11">: numeric,</text:span></text:span></text:p>
      <text:p text:style-name="P72"><text:span text:style-name="Police_20_par_20_défaut"><text:span text:style-name="T16"><text:s text:c="2"/>vertex_size</text:span></text:span><text:span text:style-name="Police_20_par_20_défaut"><text:span text:style-name="T11">: numeric, </text:span></text:span><text:span text:style-name="Police_20_par_20_défaut"><text:span text:style-name="T16">vertex_alpha</text:span></text:span><text:span text:style-name="Police_20_par_20_défaut"><text:span text:style-name="T11">: numeric, </text:span></text:span><text:span text:style-name="Police_20_par_20_défaut"><text:span text:style-name="T16">leaf_size</text:span></text:span><text:span text:style-name="Police_20_par_20_défaut"><text:span text:style-name="T11">: numeric,</text:span></text:span></text:p>
      <text:p text:style-name="P72"><text:span text:style-name="Police_20_par_20_défaut"><text:span text:style-name="T16"><text:s text:c="2"/>leaf_alpha</text:span></text:span><text:span text:style-name="Police_20_par_20_défaut"><text:span text:style-name="T11">: numeric, </text:span></text:span><text:span text:style-name="Police_20_par_20_défaut"><text:span text:style-name="T16">leaf_margin</text:span></text:span><text:span text:style-name="Police_20_par_20_défaut"><text:span text:style-name="T11">: numeric, </text:span></text:span><text:span text:style-name="Police_20_par_20_défaut"><text:span text:style-name="T16">label_size</text:span></text:span><text:span text:style-name="Police_20_par_20_défaut"><text:span text:style-name="T11">: numeric, </text:span></text:span></text:p>
      <text:p text:style-name="P72"><text:span text:style-name="Police_20_par_20_défaut"><text:span text:style-name="T16"><text:s text:c="2"/>label_margin</text:span></text:span><text:span text:style-name="Police_20_par_20_défaut"><text:span text:style-name="T11">: numeric</text:span></text:span><text:span text:style-name="Police_20_par_20_défaut"><text:span text:style-name="T16">)</text:span></text:span><text:span text:style-name="Police_20_par_20_défaut"><text:span text:style-name="T11">: ggplot2 graph</text:span></text:span></text:p>
      <text:p text:style-name="P50"/>
      <text:p text:style-name="P54"><text:span text:style-name="Police_20_par_20_défaut"><text:span text:style-name="T12"><draw:frame draw:style-name="fr2" draw:name="Objet86" text:anchor-type="as-char" svg:width="0.439cm" svg:height="0.467cm" draw:z-index="120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co_occurrence_chart(items</text:span></text:span><text:span text:style-name="Police_20_par_20_défaut"><text:span text:style-name="T11">: see attribute </text:span></text:span><text:span text:style-name="Police_20_par_20_défaut"><text:span text:style-name="T16">items</text:span></text:span><text:span text:style-name="Police_20_par_20_défaut"><text:span text:style-name="T11">, </text:span></text:span><text:span text:style-name="Police_20_par_20_défaut"><text:span text:style-name="T16">category</text:span></text:span><text:span text:style-name="Police_20_par_20_défaut"><text:span text:style-name="T11">: character or numeric,</text:span></text:span></text:p>
      <text:p text:style-name="P72"><text:span text:style-name="Police_20_par_20_défaut"><text:span text:style-name="T11"><text:s text:c="2"/></text:span></text:span><text:span text:style-name="Police_20_par_20_défaut"><text:span text:style-name="T16">co_occ</text:span></text:span><text:span text:style-name="Police_20_par_20_défaut"><text:span text:style-name="T11">: matrix(numeric), </text:span></text:span><text:span text:style-name="Police_20_par_20_défaut"><text:span text:style-name="T16">proportions</text:span></text:span><text:span text:style-name="Police_20_par_20_défaut"><text:span text:style-name="T11">: logical,</text:span></text:span><text:span text:style-name="Police_20_par_20_défaut"><text:span text:style-name="T16"> min_occ</text:span></text:span><text:span text:style-name="Police_20_par_20_défaut"><text:span text:style-name="T11">: numeric,</text:span></text:span></text:p>
      <text:p text:style-name="P72"><text:span text:style-name="Police_20_par_20_défaut"><text:span text:style-name="T11"><text:s text:c="2"/></text:span></text:span><text:span text:style-name="Police_20_par_20_défaut"><text:span text:style-name="T16">max_occ</text:span></text:span><text:span text:style-name="Police_20_par_20_défaut"><text:span text:style-name="T11">: numeric,</text:span></text:span><text:span text:style-name="Police_20_par_20_défaut"><text:span text:style-name="T16"> use_names</text:span></text:span><text:span text:style-name="Police_20_par_20_défaut"><text:span text:style-name="T11">: logical, </text:span></text:span><text:span text:style-name="Police_20_par_20_défaut"><text:span text:style-name="T16">n.cutoff</text:span></text:span><text:span text:style-name="Police_20_par_20_défaut"><text:span text:style-name="T11">: numeric, </text:span></text:span><text:span text:style-name="Police_20_par_20_défaut"><text:span text:style-name="T16">c.cutoff</text:span></text:span><text:span text:style-name="Police_20_par_20_défaut"><text:span text:style-name="T11">: numeric,</text:span></text:span></text:p>
      <text:p text:style-name="P72"><text:span text:style-name="Police_20_par_20_défaut"><text:span text:style-name="T16"><text:s text:c="2"/>sort_by</text:span></text:span><text:span text:style-name="Police_20_par_20_défaut"><text:span text:style-name="T11">: character, </text:span></text:span><text:span text:style-name="Police_20_par_20_défaut"><text:span text:style-name="T16">vertex_size</text:span></text:span><text:span text:style-name="Police_20_par_20_défaut"><text:span text:style-name="T11">: numeric, </text:span></text:span><text:span text:style-name="Police_20_par_20_défaut"><text:span text:style-name="T16">vertex_alpha</text:span></text:span><text:span text:style-name="Police_20_par_20_défaut"><text:span text:style-name="T11">: numeric,</text:span></text:span></text:p>
      <text:p text:style-name="P72"><text:span text:style-name="Police_20_par_20_défaut"><text:span text:style-name="T16"><text:s text:c="2"/>vertex_margin</text:span></text:span><text:span text:style-name="Police_20_par_20_défaut"><text:span text:style-name="T11">: numeric, </text:span></text:span><text:span text:style-name="Police_20_par_20_défaut"><text:span text:style-name="T16">label_size</text:span></text:span><text:span text:style-name="Police_20_par_20_défaut"><text:span text:style-name="T11">: numeric, </text:span></text:span><text:span text:style-name="Police_20_par_20_défaut"><text:span text:style-name="T16">label_margin</text:span></text:span><text:span text:style-name="Police_20_par_20_défaut"><text:span text:style-name="T11">: numeric,</text:span></text:span></text:p>
      <text:p text:style-name="P72"><text:span text:style-name="Police_20_par_20_défaut"><text:span text:style-name="T16"><text:s text:c="2"/>edge_looseness</text:span></text:span><text:span text:style-name="Police_20_par_20_défaut"><text:span text:style-name="T11">: numeric, </text:span></text:span><text:span text:style-name="Police_20_par_20_défaut"><text:span text:style-name="T16">edge_alpha</text:span></text:span><text:span text:style-name="Police_20_par_20_défaut"><text:span text:style-name="T11">: numeric,</text:span></text:span><text:span text:style-name="Police_20_par_20_défaut"><text:span text:style-name="T16"> palette</text:span></text:span><text:span text:style-name="Police_20_par_20_défaut"><text:span text:style-name="T11">: character or</text:span></text:span></text:p>
      <text:p text:style-name="P72"><text:span text:style-name="Police_20_par_20_défaut"><text:span text:style-name="T11"><text:s text:c="2"/>numeric, </text:span></text:span><text:span text:style-name="Police_20_par_20_défaut"><text:span text:style-name="T16">palette_direction</text:span></text:span><text:span text:style-name="Police_20_par_20_défaut"><text:span text:style-name="T11">: numeric</text:span></text:span><text:span text:style-name="Police_20_par_20_défaut"><text:span text:style-name="T16">)</text:span></text:span><text:span text:style-name="Police_20_par_20_défaut"><text:span text:style-name="T11">: ggplot2 graph</text:span></text:span></text:p>
      <text:p text:style-name="P50"/>
      <text:p text:style-name="P54"><text:span text:style-name="Police_20_par_20_défaut"><text:span text:style-name="T12"><draw:frame draw:style-name="fr2" draw:name="Objet87" text:anchor-type="as-char" svg:width="0.439cm" svg:height="0.467cm" draw:z-index="121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extract_rules(itemsets</text:span></text:span><text:span text:style-name="Police_20_par_20_défaut"><text:span text:style-name="T11">: character or list, </text:span></text:span><text:span text:style-name="Police_20_par_20_défaut"><text:span text:style-name="T16">pruning</text:span></text:span><text:span text:style-name="Police_20_par_20_défaut"><text:span text:style-name="T11">: logical, </text:span></text:span><text:span text:style-name="Police_20_par_20_défaut"><text:span text:style-name="T16">arules</text:span></text:span><text:span text:style-name="Police_20_par_20_défaut"><text:span text:style-name="T11">: logical, </text:span></text:span><text:span text:style-name="Police_20_par_20_défaut"><text:span text:style-name="T16">as_sets</text:span></text:span><text:span text:style-name="Police_20_par_20_défaut"><text:span text:style-name="T11">: logical, </text:span></text:span><text:span text:style-name="Police_20_par_20_défaut"><text:span text:style-name="T16">…)</text:span></text:span><text:span text:style-name="Police_20_par_20_défaut"><text:span text:style-name="T11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7">antecedent</text:p>
          </table:table-cell>
          <table:table-cell table:style-name="Tableau33.B1" office:value-type="string">
            <text:p text:style-name="P7"/>
          </table:table-cell>
          <table:table-cell table:style-name="Tableau33.C1" office:value-type="string">
            <text:p text:style-name="P7">consequent</text:p>
          </table:table-cell>
          <table:table-cell table:style-name="Tableau33.D1" office:value-type="string">
            <text:p text:style-name="P7">support</text:p>
          </table:table-cell>
          <table:table-cell table:style-name="Tableau33.E1" office:value-type="string">
            <text:p text:style-name="P7">confidence</text:p>
          </table:table-cell>
          <table:table-cell table:style-name="Tableau33.F1" office:value-type="string">
            <text:p text:style-name="P7">lift</text:p>
          </table:table-cell>
          <table:table-cell table:style-name="Tableau33.G1" office:value-type="string">
            <text:p text:style-name="P7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6">vector(</text:span></text:span><text:span text:style-name="Police_20_par_20_défaut"><text:span text:style-name="T13">character</text:span></text:span><text:span text:style-name="Police_20_par_20_défaut"><text:span text:style-name="T6">)</text:span></text:span></text:p>
          </table:table-cell>
          <table:table-cell table:style-name="Tableau33.B2" office:value-type="string">
            <text:p text:style-name="P13">=&gt;</text:p>
          </table:table-cell>
          <table:table-cell table:style-name="Tableau33.C2" office:value-type="string">
            <text:p text:style-name="P4"><text:span text:style-name="Police_20_par_20_défaut"><text:span text:style-name="T13">character</text:span></text:span></text:p>
          </table:table-cell>
          <table:table-cell table:style-name="Tableau33.D2" office:value-type="string">
            <text:p text:style-name="P13">numeric</text:p>
          </table:table-cell>
          <table:table-cell table:style-name="Tableau33.E2" office:value-type="string">
            <text:p text:style-name="P13">numeric</text:p>
          </table:table-cell>
          <table:table-cell table:style-name="Tableau33.F2" office:value-type="string">
            <text:p text:style-name="P13">numeric</text:p>
          </table:table-cell>
          <table:table-cell table:style-name="Tableau33.G2" office:value-type="string">
            <text:p text:style-name="P29">integer</text:p>
          </table:table-cell>
        </table:table-row>
      </table:table>
      <text:p text:style-name="P54"><text:span text:style-name="Police_20_par_20_défaut"><text:span text:style-name="T11">or (</text:span></text:span><text:span text:style-name="Police_20_par_20_défaut"><text:span text:style-name="T16">antecedent</text:span></text:span><text:span text:style-name="Police_20_par_20_défaut"><text:span text:style-name="T11"> and </text:span></text:span><text:span text:style-name="Police_20_par_20_défaut"><text:span text:style-name="T16">consequent</text:span></text:span><text:span text:style-name="Police_20_par_20_défaut"><text:span text:style-name="T11"> types depend on the value of </text:span></text:span><text:span text:style-name="Police_20_par_20_défaut"><text:span text:style-name="T16">as_sets</text:span></text:span><text:span text:style-name="Police_20_par_20_défaut"><text:span text:style-name="T11">. Presence of </text:span></text:span><text:span text:style-name="Police_20_par_20_défaut"><text:span text:style-name="T16">count</text:span></text:span><text:span text:style-name="Police_20_par_20_défaut"><text:span text:style-name="T11"> or </text:span></text:span><text:span text:style-name="Police_20_par_20_défaut"><text:span text:style-name="T16">itemset</text:span></text:span><text:span text:style-name="Police_20_par_20_défaut"><text:span text:style-name="T11"> depends on the value of </text:span></text:span><text:span text:style-name="Police_20_par_20_défaut"><text:span text:style-name="T16">itemsets</text:span></text:span><text:span text:style-name="Police_20_par_20_défaut"><text:span text:style-name="T11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7">antecedent</text:p>
          </table:table-cell>
          <table:table-cell table:style-name="Tableau34.B1" office:value-type="string">
            <text:p text:style-name="P7"/>
          </table:table-cell>
          <table:table-cell table:style-name="Tableau34.C1" office:value-type="string">
            <text:p text:style-name="P7">consequent</text:p>
          </table:table-cell>
          <table:table-cell table:style-name="Tableau34.D1" office:value-type="string">
            <text:p text:style-name="P7">support</text:p>
          </table:table-cell>
          <table:table-cell table:style-name="Tableau34.E1" office:value-type="string">
            <text:p text:style-name="P7">confidence</text:p>
          </table:table-cell>
          <table:table-cell table:style-name="Tableau34.F1" office:value-type="string">
            <text:p text:style-name="P7">lift</text:p>
          </table:table-cell>
          <table:table-cell table:style-name="Tableau34.G1" office:value-type="string">
            <text:p text:style-name="P7">itemset</text:p>
          </table:table-cell>
        </table:table-row>
        <table:table-row table:style-name="Tableau34.1">
          <table:table-cell table:style-name="Tableau34.A2" office:value-type="string">
            <text:p text:style-name="P13">factor</text:p>
          </table:table-cell>
          <table:table-cell table:style-name="Tableau34.B2" office:value-type="string">
            <text:p text:style-name="P13">=&gt;</text:p>
          </table:table-cell>
          <table:table-cell table:style-name="Tableau34.C2" office:value-type="string">
            <text:p text:style-name="P13">factor</text:p>
          </table:table-cell>
          <table:table-cell table:style-name="Tableau34.D2" office:value-type="string">
            <text:p text:style-name="P13">numeric</text:p>
          </table:table-cell>
          <table:table-cell table:style-name="Tableau34.E2" office:value-type="string">
            <text:p text:style-name="P13">numeric</text:p>
          </table:table-cell>
          <table:table-cell table:style-name="Tableau34.F2" office:value-type="string">
            <text:p text:style-name="P13">numeric</text:p>
          </table:table-cell>
          <table:table-cell table:style-name="Tableau34.G2" office:value-type="string">
            <text:p text:style-name="P30">integer</text:p>
          </table:table-cell>
        </table:table-row>
      </table:table>
      <text:p text:style-name="P47"/>
      <text:p text:style-name="P54"><text:span text:style-name="Police_20_par_20_défaut"><text:span text:style-name="T12"><draw:frame draw:style-name="fr2" draw:name="Objet88" text:anchor-type="as-char" svg:width="0.439cm" svg:height="0.467cm" draw:z-index="122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rules_chart(rules</text:span></text:span><text:span text:style-name="Police_20_par_20_défaut"><text:span text:style-name="T11">: see method </text:span></text:span><text:span text:style-name="Police_20_par_20_défaut"><text:span text:style-name="T16">extract_rules</text:span></text:span><text:span text:style-name="Police_20_par_20_défaut"><text:span text:style-name="T11">,</text:span></text:span><text:span text:style-name="Police_20_par_20_défaut"><text:span text:style-name="T16"> items</text:span></text:span><text:span text:style-name="Police_20_par_20_défaut"><text:span text:style-name="T11">: see attribute </text:span></text:span><text:span text:style-name="Police_20_par_20_défaut"><text:span text:style-name="T16">items</text:span></text:span><text:span text:style-name="Police_20_par_20_défaut"><text:span text:style-name="T11">,</text:span></text:span><text:span text:style-name="Police_20_par_20_défaut"><text:span text:style-name="T16"> parameter</text:span></text:span><text:span text:style-name="Police_20_par_20_défaut"><text:span text:style-name="T11">: list,</text:span></text:span></text:p>
      <text:p text:style-name="P76"><text:span text:style-name="Police_20_par_20_défaut"><text:span text:style-name="T16"><text:s text:c="13"/>display</text:span></text:span><text:span text:style-name="Police_20_par_20_défaut"><text:span text:style-name="T11">: character,</text:span></text:span><text:span text:style-name="Police_20_par_20_défaut"><text:span text:style-name="T16"> threshold</text:span></text:span><text:span text:style-name="Police_20_par_20_défaut"><text:span text:style-name="T11">: numeric,</text:span></text:span><text:span text:style-name="Police_20_par_20_défaut"><text:span text:style-name="T16"> </text:span></text:span><text:span text:style-name="Police_20_par_20_défaut"><text:span text:style-name="T19">direction</text:span></text:span><text:span text:style-name="Police_20_par_20_défaut"><text:span text:style-name="T26">: logical,</text:span></text:span><text:span text:style-name="Police_20_par_20_défaut"><text:span text:style-name="T18"> </text:span></text:span><text:span text:style-name="Police_20_par_20_défaut"><text:span text:style-name="T16">use_names</text:span></text:span><text:span text:style-name="Police_20_par_20_défaut"><text:span text:style-name="T11">: logical,</text:span></text:span></text:p>
      <text:p text:style-name="P76"><text:span text:style-name="Police_20_par_20_défaut"><text:span text:style-name="T16"><text:s text:c="13"/>n.cutoff</text:span></text:span><text:span text:style-name="Police_20_par_20_défaut"><text:span text:style-name="T11">: numeric, </text:span></text:span><text:span text:style-name="Police_20_par_20_défaut"><text:span text:style-name="T16">category</text:span></text:span><text:span text:style-name="Police_20_par_20_défaut"><text:span text:style-name="T11">: character or numeric,</text:span></text:span><text:span text:style-name="Police_20_par_20_défaut"><text:span text:style-name="T16"> c.cutoff</text:span></text:span><text:span text:style-name="Police_20_par_20_défaut"><text:span text:style-name="T11">: numeric,</text:span></text:span></text:p>
      <text:p text:style-name="P76"><text:span text:style-name="Police_20_par_20_défaut"><text:span text:style-name="T16"><text:s text:c="13"/>sort_by</text:span></text:span><text:span text:style-name="Police_20_par_20_défaut"><text:span text:style-name="T11">: character, </text:span></text:span><text:span text:style-name="Police_20_par_20_défaut"><text:span text:style-name="T16">vertex_size</text:span></text:span><text:span text:style-name="Police_20_par_20_défaut"><text:span text:style-name="T11">: numeric,</text:span></text:span><text:span text:style-name="Police_20_par_20_défaut"><text:span text:style-name="T16"> vertex_alpha</text:span></text:span><text:span text:style-name="Police_20_par_20_défaut"><text:span text:style-name="T11">: numeric,</text:span></text:span></text:p>
      <text:p text:style-name="P76"><text:span text:style-name="Police_20_par_20_défaut"><text:span text:style-name="T16"><text:s text:c="13"/>vertex_margin</text:span></text:span><text:span text:style-name="Police_20_par_20_défaut"><text:span text:style-name="T11">: numeric, </text:span></text:span><text:span text:style-name="Police_20_par_20_défaut"><text:span text:style-name="T16">label_size</text:span></text:span><text:span text:style-name="Police_20_par_20_défaut"><text:span text:style-name="T11">: numeric,</text:span></text:span><text:span text:style-name="Police_20_par_20_défaut"><text:span text:style-name="T16"> label_margin</text:span></text:span><text:span text:style-name="Police_20_par_20_défaut"><text:span text:style-name="T11">: numeric,</text:span></text:span></text:p>
      <text:p text:style-name="P76"><text:span text:style-name="Police_20_par_20_défaut"><text:span text:style-name="T16"><text:s text:c="13"/>edge_looseness</text:span></text:span><text:span text:style-name="Police_20_par_20_défaut"><text:span text:style-name="T11">: numeric, </text:span></text:span><text:span text:style-name="Police_20_par_20_défaut"><text:span text:style-name="T16">edge_alpha</text:span></text:span><text:span text:style-name="Police_20_par_20_défaut"><text:span text:style-name="T11">: numeric,</text:span></text:span><text:span text:style-name="Police_20_par_20_défaut"><text:span text:style-name="T16"> palette</text:span></text:span><text:span text:style-name="Police_20_par_20_défaut"><text:span text:style-name="T11">: character,</text:span></text:span></text:p>
      <text:p text:style-name="P76"><text:span text:style-name="Police_20_par_20_défaut"><text:span text:style-name="T16"><text:s text:c="13"/>palette_direction</text:span></text:span><text:span text:style-name="Police_20_par_20_défaut"><text:span text:style-name="T11">: numeric, </text:span></text:span><text:span text:style-name="Police_20_par_20_défaut"><text:span text:style-name="T16">plot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list<text:tab/></text:span></text:span></text:p>
      <text:p text:style-name="P50">[["graph"]]: ggplot2 graph</text:p>
      <text:p text:style-name="P54"><text:span text:style-name="Police_20_par_20_défaut"><text:span text:style-name="T11">[["rules"]]: see method </text:span></text:span><text:span text:style-name="Police_20_par_20_défaut"><text:span text:style-name="T16">extract_rules</text:span></text:span></text:p>
      <text:p text:style-name="P43"><text:soft-page-break/></text:p>
      <text:p text:style-name="P54"><text:span text:style-name="Police_20_par_20_défaut"><text:span text:style-name="T12"><draw:frame draw:style-name="fr2" draw:name="Objet89" text:anchor-type="as-char" svg:width="0.439cm" svg:height="0.467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export(nporc</text:span></text:span><text:span text:style-name="Police_20_par_20_défaut"><text:span text:style-name="T11">: see attribute </text:span></text:span><text:span text:style-name="Police_20_par_20_défaut"><text:span text:style-name="T15">nodes</text:span></text:span><text:span text:style-name="Police_20_par_20_défaut"><text:span text:style-name="T11"> or </text:span></text:span><text:span text:style-name="Police_20_par_20_défaut"><text:span text:style-name="T15">patterns</text:span></text:span><text:span text:style-name="Police_20_par_20_défaut"><text:span text:style-name="T23"> or return of function </text:span></text:span><text:span text:style-name="Police_20_par_20_défaut"><text:span text:style-name="T15">extract_rules</text:span></text:span><text:span text:style-name="Police_20_par_20_défaut"><text:span text:style-name="T11">, </text:span></text:span><text:span text:style-name="Police_20_par_20_défaut"><text:span text:style-name="T15">…)</text:span></text:span></text:p>
      <text:p text:style-name="P43"/>
      <text:p text:style-name="P61"><text:span text:style-name="Police_20_par_20_défaut"><text:span text:style-name="T12"><draw:frame draw:style-name="fr2" draw:name="Objet90" text:anchor-type="as-char" svg:width="0.439cm" svg:height="0.467cm" draw:z-index="128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6">get_trx_from_category(trx</text:span></text:span><text:span text:style-name="Police_20_par_20_défaut"><text:span text:style-name="T11">: </text:span></text:span><text:span text:style-name="Police_20_par_20_défaut"><text:span text:style-name="T27">character or </text:span></text:span><text:span text:style-name="Police_20_par_20_défaut"><text:span text:style-name="T11">TransactionSet,</text:span></text:span><text:span text:style-name="Police_20_par_20_défaut"><text:span text:style-name="T16"> category</text:span></text:span><text:span text:style-name="Police_20_par_20_défaut"><text:span text:style-name="T11">: character or numeric,</text:span></text:span></text:p>
      <text:p text:style-name="P61"><text:span text:style-name="Police_20_par_20_défaut"><text:span text:style-name="T16"><text:tab/><text:tab/><text:tab/> <text:s text:c="5"/>value</text:span></text:span><text:span text:style-name="Police_20_par_20_défaut"><text:span text:style-name="T11">: character, </text:span></text:span><text:span text:style-name="Police_20_par_20_défaut"><text:span text:style-name="T32">as_indices</text:span></text:span><text:span text:style-name="Police_20_par_20_défaut"><text:span text:style-name="T33">: logical</text:span></text:span><text:span text:style-name="Police_20_par_20_défaut"><text:span text:style-name="T16">)</text:span></text:span><text:span text:style-name="Police_20_par_20_défaut"><text:span text:style-name="T11">: TransactionSet or </text:span></text:span><text:span text:style-name="Police_20_par_20_défaut"><text:span text:style-name="T33">named</text:span></text:span></text:p>
      <text:p text:style-name="P61"><text:span text:style-name="Police_20_par_20_défaut"><text:span text:style-name="T32"><text:tab/><text:tab/><text:tab/> <text:s text:c="5"/></text:span></text:span><text:span text:style-name="Police_20_par_20_défaut"><text:span text:style-name="T33">vector(</text:span></text:span><text:span text:style-name="Police_20_par_20_défaut"><text:span text:style-name="T34">integer</text:span></text:span><text:span text:style-name="Police_20_par_20_défaut"><text:span text:style-name="T33">)</text:span></text:span></text:p>
      <text:p text:style-name="P43"/>
      <text:p text:style-name="P54"><text:span text:style-name="Police_20_par_20_défaut"><text:span text:style-name="T12"><draw:frame draw:style-name="fr2" draw:name="Objet91" text:anchor-type="as-char" svg:width="0.439cm" svg:height="0.467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nodes(</text:span></text:span><text:bookmark-start text:name="_Hlk51355472"/><text:span text:style-name="Police_20_par_20_défaut"><text:span text:style-name="T15">nc</text:span></text:span><text:bookmark-end text:name="_Hlk51355472"/><text:span text:style-name="Police_20_par_20_défaut"><text:span text:style-name="T23">: character or see attribute </text:span></text:span><text:span text:style-name="Police_20_par_20_défaut"><text:span text:style-name="T15">nodes</text:span></text:span><text:span text:style-name="Police_20_par_20_défaut"><text:span text:style-name="T23">, </text:span></text:span><text:span text:style-name="Police_20_par_20_défaut"><text:span text:style-name="T15">element</text:span></text:span><text:span text:style-name="Police_20_par_20_défaut"><text:span text:style-name="T23">: character or numeric,</text:span></text:span></text:p>
      <text:p text:style-name="P70"><text:span text:style-name="Police_20_par_20_défaut"><text:span text:style-name="T23"><text:s text:c="12"/></text:span></text:span><text:span text:style-name="Police_20_par_20_défaut"><text:span text:style-name="T15">value</text:span></text:span><text:span text:style-name="Police_20_par_20_défaut"><text:span text:style-name="T23">: numeric or vector(numeric) or character or vector(character),</text:span></text:span></text:p>
      <text:p text:style-name="P70"><text:span text:style-name="Police_20_par_20_défaut"><text:span text:style-name="T23"><text:s text:c="12"/></text:span></text:span><text:span text:style-name="Police_20_par_20_défaut"><text:span text:style-name="T15">condition</text:span></text:span><text:span text:style-name="Police_20_par_20_défaut"><text:span text:style-name="T23">: character</text:span></text:span><text:span text:style-name="Police_20_par_20_défaut"><text:span text:style-name="T15">)</text:span></text:span><text:span text:style-name="Police_20_par_20_défaut"><text:span text:style-name="T23">: see attribute </text:span></text:span><text:span text:style-name="Police_20_par_20_défaut"><text:span text:style-name="T15">nodes</text:span></text:span></text:p>
      <text:p text:style-name="P54"><text:span text:style-name="Police_20_par_20_défaut"><text:span text:style-name="T13"><draw:frame draw:style-name="fr1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nodes_from_items(nc</text:span></text:span><text:span text:style-name="Police_20_par_20_défaut"><text:span text:style-name="T11">: </text:span></text:span><text:span text:style-name="Police_20_par_20_défaut"><text:span text:style-name="T23">character or </text:span></text:span><text:span text:style-name="Police_20_par_20_défaut"><text:span text:style-name="T11">see attribute </text:span></text:span><text:span text:style-name="Police_20_par_20_défaut"><text:span text:style-name="T15">nodes</text:span></text:span><text:span text:style-name="Police_20_par_20_défaut"><text:span text:style-name="T11">, </text:span></text:span><text:span text:style-name="Police_20_par_20_défaut"><text:span text:style-name="T15">items</text:span></text:span><text:span text:style-name="Police_20_par_20_défaut"><text:span text:style-name="T11">: vector(numeric),</text:span></text:span></text:p>
      <text:p text:style-name="P72"><text:span text:style-name="Police_20_par_20_défaut"><text:span text:style-name="T15"><text:s text:c="6"/>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 </text:span></text:span><text:span text:style-name="Police_20_par_20_défaut"><text:span text:style-name="T15">nodes</text:span></text:span></text:p>
      <text:p text:style-name="P54"><text:span text:style-name="Police_20_par_20_défaut"><text:span text:style-name="T13"><draw:frame draw:style-name="fr1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nodes_from_characteristic(nc</text:span></text:span><text:span text:style-name="Police_20_par_20_défaut"><text:span text:style-name="T11">: </text:span></text:span><text:span text:style-name="Police_20_par_20_défaut"><text:span text:style-name="T23">character or </text:span></text:span><text:span text:style-name="Police_20_par_20_défaut"><text:span text:style-name="T11">see attribute </text:span></text:span><text:span text:style-name="Police_20_par_20_défaut"><text:span text:style-name="T15">nodes</text:span></text:span><text:span text:style-name="Police_20_par_20_défaut"><text:span text:style-name="T11">, </text:span></text:span><text:span text:style-name="Police_20_par_20_défaut"><text:span text:style-name="T15">characteristic</text:span></text:span><text:span text:style-name="Police_20_par_20_défaut"><text:span text:style-name="T11">: character, </text:span></text:span></text:p>
      <text:p text:style-name="P78"><text:span text:style-name="Police_20_par_20_défaut"><text:span text:style-name="T11"><text:s text:c="7"/></text:span></text:span><text:span text:style-name="Police_20_par_20_défaut"><text:span text:style-name="T15">value</text:span></text:span><text:span text:style-name="Police_20_par_20_défaut"><text:span text:style-name="T11">: numeric, </text:span></text:span><text:span text:style-name="Police_20_par_20_défaut"><text:span text:style-name="T15">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 </text:span></text:span><text:span text:style-name="Police_20_par_20_défaut"><text:span text:style-name="T15">nodes</text:span></text:span></text:p>
      <text:p text:style-name="P54"><text:span text:style-name="Police_20_par_20_défaut"><text:span text:style-name="T13"><draw:frame draw:style-name="fr1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nodes_from_category(nc</text:span></text:span><text:span text:style-name="Police_20_par_20_défaut"><text:span text:style-name="T11">: </text:span></text:span><text:span text:style-name="Police_20_par_20_défaut"><text:span text:style-name="T23">character or </text:span></text:span><text:span text:style-name="Police_20_par_20_défaut"><text:span text:style-name="T11">see attribute </text:span></text:span><text:span text:style-name="Police_20_par_20_défaut"><text:span text:style-name="T15">nodes</text:span></text:span><text:span text:style-name="Police_20_par_20_défaut"><text:span text:style-name="T23">,</text:span></text:span><text:span text:style-name="Police_20_par_20_défaut"><text:span text:style-name="T15"> category</text:span></text:span><text:span text:style-name="Police_20_par_20_défaut"><text:span text:style-name="T11">: character or numeric, </text:span></text:span></text:p>
      <text:p text:style-name="P72"><text:span text:style-name="Police_20_par_20_défaut"><text:span text:style-name="T11"><text:s text:c="12"/></text:span></text:span><text:span text:style-name="Police_20_par_20_défaut"><text:span text:style-name="T15">value</text:span></text:span><text:span text:style-name="Police_20_par_20_défaut"><text:span text:style-name="T11">: character, </text:span></text:span><text:span text:style-name="Police_20_par_20_défaut"><text:span text:style-name="T15">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 </text:span></text:span><text:span text:style-name="Police_20_par_20_défaut"><text:span text:style-name="T15">nodes</text:span></text:span></text:p>
      <text:p text:style-name="P50"/>
      <text:p text:style-name="P54"><text:span text:style-name="Police_20_par_20_défaut"><text:span text:style-name="T12"><draw:frame draw:style-name="fr2" draw:name="Objet92" text:anchor-type="as-char" svg:width="0.439cm" svg:height="0.467cm" draw:z-index="130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patterns(pc</text:span></text:span><text:span text:style-name="Police_20_par_20_défaut"><text:span text:style-name="T23">: character or see attribute </text:span></text:span><text:span text:style-name="Police_20_par_20_défaut"><text:span text:style-name="T15">patterns</text:span></text:span><text:span text:style-name="Police_20_par_20_défaut"><text:span text:style-name="T23">, </text:span></text:span><text:span text:style-name="Police_20_par_20_défaut"><text:span text:style-name="T15">element</text:span></text:span><text:span text:style-name="Police_20_par_20_défaut"><text:span text:style-name="T23">: character or numeric,</text:span></text:span></text:p>
      <text:p text:style-name="P70"><text:span text:style-name="Police_20_par_20_défaut"><text:span text:style-name="T23"><text:s text:c="16"/></text:span></text:span><text:span text:style-name="Police_20_par_20_défaut"><text:span text:style-name="T15">value</text:span></text:span><text:span text:style-name="Police_20_par_20_défaut"><text:span text:style-name="T23">: numeric or vector(numeric) or character or vector(character),</text:span></text:span></text:p>
      <text:p text:style-name="P70"><text:span text:style-name="Police_20_par_20_défaut"><text:span text:style-name="T23"><text:s text:c="16"/></text:span></text:span><text:span text:style-name="Police_20_par_20_défaut"><text:span text:style-name="T15">condition</text:span></text:span><text:span text:style-name="Police_20_par_20_défaut"><text:span text:style-name="T23">: character</text:span></text:span><text:span text:style-name="Police_20_par_20_défaut"><text:span text:style-name="T15">)</text:span></text:span><text:span text:style-name="Police_20_par_20_défaut"><text:span text:style-name="T23">: see attribute </text:span></text:span><text:span text:style-name="Police_20_par_20_défaut"><text:span text:style-name="T15">patterns</text:span></text:span></text:p>
      <text:p text:style-name="P54"><text:span text:style-name="Police_20_par_20_défaut"><text:span text:style-name="T13"><draw:frame draw:style-name="fr1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patterns_from_items(pc</text:span></text:span><text:span text:style-name="Police_20_par_20_défaut"><text:span text:style-name="T11">: </text:span></text:span><text:span text:style-name="Police_20_par_20_défaut"><text:span text:style-name="T23">character or </text:span></text:span><text:span text:style-name="Police_20_par_20_défaut"><text:span text:style-name="T11">see attribute </text:span></text:span><text:span text:style-name="Police_20_par_20_défaut"><text:span text:style-name="T15">patterns</text:span></text:span><text:span text:style-name="Police_20_par_20_défaut"><text:span text:style-name="T11">, </text:span></text:span><text:span text:style-name="Police_20_par_20_défaut"><text:span text:style-name="T15">items</text:span></text:span><text:span text:style-name="Police_20_par_20_défaut"><text:span text:style-name="T11">: vector(numeric),</text:span></text:span></text:p>
      <text:p text:style-name="P80"><text:span text:style-name="Police_20_par_20_défaut"><text:span text:style-name="T11"><text:s text:c="11"/></text:span></text:span><text:span text:style-name="Police_20_par_20_défaut"><text:span text:style-name="T15">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 </text:span></text:span><text:span text:style-name="Police_20_par_20_défaut"><text:span text:style-name="T15">patterns</text:span></text:span></text:p>
      <text:p text:style-name="P54"><text:span text:style-name="Police_20_par_20_défaut"><text:span text:style-name="T13"><draw:frame draw:style-name="fr1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patterns_from_characteristic(pc</text:span></text:span><text:span text:style-name="Police_20_par_20_défaut"><text:span text:style-name="T11">:</text:span></text:span><text:span text:style-name="Police_20_par_20_défaut"><text:span text:style-name="T23"> character or</text:span></text:span><text:span text:style-name="Police_20_par_20_défaut"><text:span text:style-name="T11"> see attribute </text:span></text:span><text:span text:style-name="Police_20_par_20_défaut"><text:span text:style-name="T15">patterns</text:span></text:span><text:span text:style-name="Police_20_par_20_défaut"><text:span text:style-name="T11">,</text:span></text:span></text:p>
      <text:p text:style-name="P81"><text:span text:style-name="Police_20_par_20_défaut"><text:span text:style-name="T11"><text:s text:c="11"/></text:span></text:span><text:span text:style-name="Police_20_par_20_défaut"><text:span text:style-name="T15">characteristic</text:span></text:span><text:span text:style-name="Police_20_par_20_défaut"><text:span text:style-name="T11">: character, </text:span></text:span><text:span text:style-name="Police_20_par_20_défaut"><text:span text:style-name="T15">value</text:span></text:span><text:span text:style-name="Police_20_par_20_défaut"><text:span text:style-name="T11">: numeric,</text:span></text:span><text:span text:style-name="Police_20_par_20_défaut"><text:span text:style-name="T15"> 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</text:span></text:span></text:p>
      <text:p text:style-name="P81"><text:span text:style-name="Police_20_par_20_défaut"><text:span text:style-name="T15"><text:s text:c="11"/></text:span></text:span><text:span text:style-name="Police_20_par_20_défaut"><text:span text:style-name="T11">see attribute </text:span></text:span><text:span text:style-name="Police_20_par_20_défaut"><text:span text:style-name="T15">patterns</text:span></text:span></text:p>
      <text:p text:style-name="P54"><text:span text:style-name="Police_20_par_20_défaut"><text:span text:style-name="T13"><draw:frame draw:style-name="fr1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patterns_from_status(pc</text:span></text:span><text:span text:style-name="Police_20_par_20_défaut"><text:span text:style-name="T11">: </text:span></text:span><text:span text:style-name="Police_20_par_20_défaut"><text:span text:style-name="T23">character or </text:span></text:span><text:span text:style-name="Police_20_par_20_défaut"><text:span text:style-name="T11">see attribute </text:span></text:span><text:span text:style-name="Police_20_par_20_défaut"><text:span text:style-name="T15">patterns</text:span></text:span><text:span text:style-name="Police_20_par_20_défaut"><text:span text:style-name="T11">, </text:span></text:span><text:span text:style-name="Police_20_par_20_défaut"><text:span text:style-name="T15">value</text:span></text:span><text:span text:style-name="Police_20_par_20_défaut"><text:span text:style-name="T11">: vector(character),</text:span></text:span></text:p>
      <text:p text:style-name="P80"><text:span text:style-name="Police_20_par_20_défaut"><text:span text:style-name="T11"><text:s text:c="12"/></text:span></text:span><text:span text:style-name="Police_20_par_20_défaut"><text:span text:style-name="T15">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 </text:span></text:span><text:span text:style-name="Police_20_par_20_défaut"><text:span text:style-name="T15">patterns</text:span></text:span></text:p>
      <text:p text:style-name="P54"><text:span text:style-name="Police_20_par_20_défaut"><text:span text:style-name="T13"><draw:frame draw:style-name="fr1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get_patterns_from_category(pc</text:span></text:span><text:span text:style-name="Police_20_par_20_défaut"><text:span text:style-name="T11">: </text:span></text:span><text:span text:style-name="Police_20_par_20_défaut"><text:span text:style-name="T23">character or </text:span></text:span><text:span text:style-name="Police_20_par_20_défaut"><text:span text:style-name="T11">see attribute </text:span></text:span><text:span text:style-name="Police_20_par_20_défaut"><text:span text:style-name="T15">patterns</text:span></text:span><text:span text:style-name="Police_20_par_20_défaut"><text:span text:style-name="T11">,</text:span></text:span></text:p>
      <text:p text:style-name="P78"><text:span text:style-name="Police_20_par_20_défaut"><text:span text:style-name="T11"><text:s text:c="2"/></text:span></text:span><text:span text:style-name="Police_20_par_20_défaut"><text:span text:style-name="T15">category</text:span></text:span><text:span text:style-name="Police_20_par_20_défaut"><text:span text:style-name="T11">: character or numeric, </text:span></text:span><text:span text:style-name="Police_20_par_20_défaut"><text:span text:style-name="T15">value</text:span></text:span><text:span text:style-name="Police_20_par_20_défaut"><text:span text:style-name="T11">: character,</text:span></text:span></text:p>
      <text:p text:style-name="P78"><text:span text:style-name="Police_20_par_20_défaut"><text:span text:style-name="T15"><text:s text:c="2"/>condition</text:span></text:span><text:span text:style-name="Police_20_par_20_défaut"><text:span text:style-name="T11">: character</text:span></text:span><text:span text:style-name="Police_20_par_20_défaut"><text:span text:style-name="T15">)</text:span></text:span><text:span text:style-name="Police_20_par_20_défaut"><text:span text:style-name="T11">: see attribute </text:span></text:span><text:span text:style-name="Police_20_par_20_défaut"><text:span text:style-name="T15">patterns</text:span></text:span></text:p>
      <text:p text:style-name="P43"/>
      <text:p text:style-name="P54"><text:span text:style-name="Police_20_par_20_défaut"><text:span text:style-name="T12"><draw:frame draw:style-name="fr2" draw:name="Objet93" text:anchor-type="as-char" svg:width="0.439cm" svg:height="0.467cm" draw:z-index="131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links(nopc</text:span></text:span><text:span text:style-name="Police_20_par_20_défaut"><text:span text:style-name="T11">: character or see attribute</text:span></text:span><text:span text:style-name="Police_20_par_20_défaut"><text:span text:style-name="T15"> nodes</text:span></text:span><text:span text:style-name="Police_20_par_20_défaut"><text:span text:style-name="T11"> or </text:span></text:span><text:span text:style-name="Police_20_par_20_défaut"><text:span text:style-name="T15">patterns)</text:span></text:span><text:span text:style-name="Police_20_par_20_défaut"><text:span text:style-name="T23">: see attribute </text:span></text:span><text:span text:style-name="Police_20_par_20_défaut"><text:span text:style-name="T15">node_links</text:span></text:span><text:span text:style-name="Police_20_par_20_défaut"><text:span text:style-name="T23"> or</text:span></text:span></text:p>
      <text:p text:style-name="P75"><text:span text:style-name="Police_20_par_20_défaut"><text:span text:style-name="T23"><text:s text:c="9"/></text:span></text:span><text:span text:style-name="Police_20_par_20_défaut"><text:span text:style-name="T15">pattern_links</text:span></text:span></text:p>
      <text:p text:style-name="P54"><text:span text:style-name="Police_20_par_20_défaut"><text:span text:style-name="T12"><draw:frame draw:style-name="fr2" draw:name="Objet94" text:anchor-type="as-char" svg:width="0.439cm" svg:height="0.467cm" draw:z-index="132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isolates(nopc</text:span></text:span><text:span text:style-name="Police_20_par_20_défaut"><text:span text:style-name="T11">: character or see attribute</text:span></text:span><text:span text:style-name="Police_20_par_20_défaut"><text:span text:style-name="T15"> nodes</text:span></text:span><text:span text:style-name="Police_20_par_20_défaut"><text:span text:style-name="T11"> or </text:span></text:span><text:span text:style-name="Police_20_par_20_défaut"><text:span text:style-name="T15">patterns)</text:span></text:span><text:span text:style-name="Police_20_par_20_défaut"><text:span text:style-name="T23">: </text:span></text:span><text:span text:style-name="Police_20_par_20_défaut"><text:span text:style-name="T11">see attribute</text:span></text:span><text:span text:style-name="Police_20_par_20_défaut"><text:span text:style-name="T15"> nodes</text:span></text:span><text:span text:style-name="Police_20_par_20_défaut"><text:span text:style-name="T11"> or </text:span></text:span><text:span text:style-name="Police_20_par_20_défaut"><text:span text:style-name="T15">patterns</text:span></text:span></text:p>
      <text:p text:style-name="P54"><text:span text:style-name="Police_20_par_20_défaut"><text:span text:style-name="T12"><draw:frame draw:style-name="fr2" draw:name="Objet95" text:anchor-type="as-char" svg:width="0.439cm" svg:height="0.467cm" draw:z-index="133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non_isolates(nopc</text:span></text:span><text:span text:style-name="Police_20_par_20_défaut"><text:span text:style-name="T11">: character or see attribute</text:span></text:span><text:span text:style-name="Police_20_par_20_défaut"><text:span text:style-name="T15"> nodes</text:span></text:span><text:span text:style-name="Police_20_par_20_défaut"><text:span text:style-name="T11"> or </text:span></text:span><text:span text:style-name="Police_20_par_20_défaut"><text:span text:style-name="T15">patterns)</text:span></text:span><text:span text:style-name="Police_20_par_20_défaut"><text:span text:style-name="T23">: </text:span></text:span><text:span text:style-name="Police_20_par_20_défaut"><text:span text:style-name="T11">see attribute</text:span></text:span><text:span text:style-name="Police_20_par_20_défaut"><text:span text:style-name="T15"> nodes</text:span></text:span><text:span text:style-name="Police_20_par_20_défaut"><text:span text:style-name="T11"> or</text:span></text:span></text:p>
      <text:p text:style-name="P67"><text:span text:style-name="Police_20_par_20_défaut"><text:span text:style-name="T11"><text:s text:c="9"/></text:span></text:span><text:span text:style-name="Police_20_par_20_défaut"><text:span text:style-name="T15">patterns</text:span></text:span></text:p>
      <text:p text:style-name="P54"><text:span text:style-name="Police_20_par_20_défaut"><text:span text:style-name="T12"><draw:frame draw:style-name="fr2" draw:name="Objet96" text:anchor-type="as-char" svg:width="0.439cm" svg:height="0.467cm" draw:z-index="134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15">get_complexes(nopc</text:span></text:span><text:span text:style-name="Police_20_par_20_défaut"><text:span text:style-name="T23">: </text:span></text:span><text:span text:style-name="Police_20_par_20_défaut"><text:span text:style-name="T11">character or </text:span></text:span><text:span text:style-name="Police_20_par_20_défaut"><text:span text:style-name="T23">see attribute </text:span></text:span><text:span text:style-name="Police_20_par_20_défaut"><text:span text:style-name="T15">nodes</text:span></text:span><text:span text:style-name="Police_20_par_20_défaut"><text:span text:style-name="T23"> or </text:span></text:span><text:span text:style-name="Police_20_par_20_défaut"><text:span text:style-name="T15">patterns</text:span></text:span><text:span text:style-name="Police_20_par_20_défaut"><text:span text:style-name="T23">,</text:span></text:span></text:p>
      <text:p text:style-name="P82"><text:span text:style-name="Police_20_par_20_défaut"><text:span text:style-name="T15">category</text:span></text:span><text:span text:style-name="Police_20_par_20_défaut"><text:span text:style-name="T23">: </text:span></text:span><text:span text:style-name="Police_20_par_20_défaut"><text:span text:style-name="T11">character or numeric, </text:span></text:span><text:span text:style-name="Police_20_par_20_défaut"><text:span text:style-name="T16">condition</text:span></text:span><text:span text:style-name="Police_20_par_20_défaut"><text:span text:style-name="T11">: character, </text:span></text:span><text:span text:style-name="Police_20_par_20_défaut"><text:span text:style-name="T16">min_nb_values</text:span></text:span><text:span text:style-name="Police_20_par_20_défaut"><text:span text:style-name="T11">: numeric</text:span></text:span><text:span text:style-name="Police_20_par_20_défaut"><text:span text:style-name="T16">)</text:span></text:span><text:span text:style-name="Police_20_par_20_défaut"><text:span text:style-name="T11">:</text:span></text:span></text:p>
      <text:p text:style-name="P82"><text:span text:style-name="Police_20_par_20_défaut"><text:span text:style-name="T11">see attribute </text:span></text:span><text:span text:style-name="Police_20_par_20_défaut"><text:span text:style-name="T16">nodes</text:span></text:span><text:span text:style-name="Police_20_par_20_défaut"><text:span text:style-name="T11"> or </text:span></text:span><text:span text:style-name="Police_20_par_20_défaut"><text:span text:style-name="T16">patterns</text:span></text:span></text:p>
      <text:p text:style-name="P83"/>
      <text:p text:style-name="P54"><text:span text:style-name="Police_20_par_20_défaut"><text:span text:style-name="T13"><draw:frame draw:style-name="fr2" draw:name="Objet97" text:anchor-type="as-char" svg:width="0.439cm" svg:height="0.467cm" draw:z-index="135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22">get_</text:span></text:span><text:span text:style-name="Police_20_par_20_défaut"><text:span text:style-name="T16">item_names(items</text:span></text:span><text:span text:style-name="Police_20_par_20_défaut"><text:span text:style-name="T11">: vector(character) or vector(numeric) according to the attribute </text:span></text:span><text:span text:style-name="Police_20_par_20_défaut"><text:span text:style-name="T16">items)</text:span></text:span><text:span text:style-name="Police_20_par_20_défaut"><text:span text:style-name="T11">:</text:span></text:span></text:p>
      <text:p text:style-name="P50"><text:s text:c="38"/>vector(character)</text:p>
      <text:p text:style-name="P50"><text:soft-page-break/></text:p>
      <text:p text:style-name="P59"><text:span text:style-name="Police_20_par_20_défaut"><text:span text:style-name="T13"><draw:frame draw:style-name="fr2" draw:name="Objet134" text:anchor-type="as-char" svg:width="0.439cm" svg:height="0.467cm" draw:z-index="136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22">get_</text:span></text:span><text:span text:style-name="Police_20_par_20_défaut"><text:span text:style-name="T16">item_</text:span></text:span><text:span text:style-name="Police_20_par_20_défaut"><text:span text:style-name="T17">colors</text:span></text:span><text:span text:style-name="Police_20_par_20_défaut"><text:span text:style-name="T16">(</text:span></text:span><text:span text:style-name="Police_20_par_20_défaut"><text:span text:style-name="T17">category</text:span></text:span><text:span text:style-name="Police_20_par_20_défaut"><text:span text:style-name="T25">: character or numeric,</text:span></text:span></text:p>
      <text:p text:style-name="P59"><text:span text:style-name="Police_20_par_20_défaut"><text:span text:style-name="T16"><text:s text:c="37"/>items</text:span></text:span><text:span text:style-name="Police_20_par_20_défaut"><text:span text:style-name="T11">: vector(character) or vector(numeric) according to the attribute </text:span></text:span><text:span text:style-name="Police_20_par_20_défaut"><text:span text:style-name="T16">items)</text:span></text:span><text:span text:style-name="Police_20_par_20_défaut"><text:span text:style-name="T11">:</text:span></text:span></text:p>
      <text:p text:style-name="P51"><text:s text:c="37"/>vector(character)</text:p>
      <text:p text:style-name="P51"/>
      <text:p text:style-name="P54"><text:span text:style-name="Police_20_par_20_défaut"><text:span text:style-name="T12"><draw:frame draw:style-name="fr2" draw:name="Objet98" text:anchor-type="as-char" svg:width="0.439cm" svg:height="0.467cm" draw:z-index="137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12"><text:s/></text:span></text:span><text:span text:style-name="Police_20_par_20_défaut"><text:span text:style-name="T21">category_values</text:span></text:span><text:span text:style-name="Police_20_par_20_défaut"><text:span text:style-name="T15">(itemsets</text:span></text:span><text:span text:style-name="Police_20_par_20_défaut"><text:span text:style-name="T23">: </text:span></text:span><text:span text:style-name="Police_20_par_20_défaut"><text:span text:style-name="T11">list(vector(character))</text:span></text:span><text:span text:style-name="Police_20_par_20_défaut"><text:span text:style-name="T23">, </text:span></text:span><text:span text:style-name="Police_20_par_20_défaut"><text:span text:style-name="T15">as_character</text:span></text:span><text:span text:style-name="Police_20_par_20_défaut"><text:span text:style-name="T23">: logical, </text:span></text:span><text:span text:style-name="Police_20_par_20_défaut"><text:span text:style-name="T15">unique</text:span></text:span><text:span text:style-name="Police_20_par_20_défaut"><text:span text:style-name="T23">: logical</text:span></text:span><text:span text:style-name="Police_20_par_20_défaut"><text:span text:style-name="T15">)</text:span></text:span><text:span text:style-name="Police_20_par_20_défaut"><text:span text:style-name="T23">:</text:span></text:span></text:p>
      <text:p text:style-name="P45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490450587120">
          <table:table-cell table:style-name="Tableau35.A1" office:value-type="string">
            <text:p text:style-name="P37">$category1</text:p>
          </table:table-cell>
          <table:table-cell table:style-name="Tableau35.A1" office:value-type="string">
            <text:p text:style-name="P37">$category2</text:p>
          </table:table-cell>
          <table:table-cell table:style-name="Tableau35.A1" office:value-type="string">
            <text:p text:style-name="P36">…</text:p>
          </table:table-cell>
          <table:table-cell table:style-name="Tableau35.A1" office:value-type="string">
            <text:p text:style-name="P37">$categoryC</text:p>
          </table:table-cell>
        </table:table-row>
        <table:table-row table:style-name="TableLine2490450606704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7">itemset 1</text:p>
                </table:table-cell>
                <table:table-cell table:style-name="Tableau36.B1" office:value-type="string">
                  <text:p text:style-name="P13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7">itemset 2</text:p>
                </table:table-cell>
                <table:table-cell table:style-name="Tableau36.B2" office:value-type="string">
                  <text:p text:style-name="P13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7">…</text:p>
                </table:table-cell>
                <table:table-cell table:style-name="Tableau36.B3" office:value-type="string">
                  <text:p text:style-name="P13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9">itemset</text:span></text:span><text:span text:style-name="Police_20_par_20_défaut"><text:span text:style-name="T9"><draw:frame draw:style-name="fr2" draw:name="Objet129" text:anchor-type="as-char" svg:width="0.466cm" svg:height="0.467cm" draw:z-index="138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13">factor</text:p>
                </table:table-cell>
              </table:table-row>
            </table:table>
            <text:p text:style-name="P37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7">itemset 1</text:p>
                </table:table-cell>
                <table:table-cell table:style-name="Tableau37.B1" office:value-type="string">
                  <text:p text:style-name="P13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7">itemset 2</text:p>
                </table:table-cell>
                <table:table-cell table:style-name="Tableau37.B2" office:value-type="string">
                  <text:p text:style-name="P13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7">…</text:p>
                </table:table-cell>
                <table:table-cell table:style-name="Tableau37.B3" office:value-type="string">
                  <text:p text:style-name="P13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9">itemset</text:span></text:span><text:span text:style-name="Police_20_par_20_défaut"><text:span text:style-name="T9"><draw:frame draw:style-name="fr2" draw:name="Objet130" text:anchor-type="as-char" svg:width="0.466cm" svg:height="0.467cm" draw:z-index="139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13">factor</text:p>
                </table:table-cell>
              </table:table-row>
            </table:table>
            <text:p text:style-name="P37"/>
          </table:table-cell>
          <table:table-cell table:style-name="Tableau35.C2" office:value-type="string">
            <text:p text:style-name="P36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7">itemset 1</text:p>
                </table:table-cell>
                <table:table-cell table:style-name="Tableau38.B1" office:value-type="string">
                  <text:p text:style-name="P13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7">itemset 2</text:p>
                </table:table-cell>
                <table:table-cell table:style-name="Tableau38.B2" office:value-type="string">
                  <text:p text:style-name="P13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7">…</text:p>
                </table:table-cell>
                <table:table-cell table:style-name="Tableau38.B3" office:value-type="string">
                  <text:p text:style-name="P13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9">itemset</text:span></text:span><text:span text:style-name="Police_20_par_20_défaut"><text:span text:style-name="T9"><draw:frame draw:style-name="fr2" draw:name="Objet131" text:anchor-type="as-char" svg:width="0.466cm" svg:height="0.467cm" draw:z-index="140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13">factor</text:p>
                </table:table-cell>
              </table:table-row>
            </table:table>
            <text:p text:style-name="P37"/>
          </table:table-cell>
        </table:table-row>
      </table:table>
      <text:p text:style-name="P56"><text:span text:style-name="Police_20_par_20_défaut"><text:span text:style-name="T23">or data.frame (according to the value of </text:span></text:span><text:span text:style-name="Police_20_par_20_défaut"><text:span text:style-name="T15">as_character</text:span></text:span><text:span text:style-name="Police_20_par_20_défaut"><text:span text:style-name="T23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13"> </text:p>
          </table:table-cell>
          <table:table-cell table:style-name="Tableau39.B1" office:value-type="string">
            <text:p text:style-name="P7">category 1</text:p>
          </table:table-cell>
          <table:table-cell table:style-name="Tableau39.C1" office:value-type="string">
            <text:p text:style-name="P7">category 2</text:p>
          </table:table-cell>
          <table:table-cell table:style-name="Tableau39.D1" office:value-type="string">
            <text:p text:style-name="P7">…</text:p>
          </table:table-cell>
          <table:table-cell table:style-name="Tableau39.E1" office:value-type="string">
            <text:p text:style-name="P7">category<draw:frame draw:style-name="fr2" draw:name="Objet133" text:anchor-type="as-char" svg:width="0.513cm" svg:height="0.467cm" draw:z-index="141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7">itemset 1</text:p>
          </table:table-cell>
          <table:table-cell table:style-name="Tableau39.B2" office:value-type="string">
            <text:p text:style-name="P13">vector(character)</text:p>
          </table:table-cell>
          <table:table-cell table:style-name="Tableau39.C2" office:value-type="string">
            <text:p text:style-name="P13">vector(character)</text:p>
          </table:table-cell>
          <table:table-cell table:style-name="Tableau39.D2" office:value-type="string">
            <text:p text:style-name="P13">…</text:p>
          </table:table-cell>
          <table:table-cell table:style-name="Tableau39.E2" office:value-type="string">
            <text:p text:style-name="P13">vector(character)</text:p>
          </table:table-cell>
        </table:table-row>
        <table:table-row table:style-name="Tableau39.1">
          <table:table-cell table:style-name="Tableau39.A3" office:value-type="string">
            <text:p text:style-name="P7">itemset 2</text:p>
          </table:table-cell>
          <table:table-cell table:style-name="Tableau39.B3" office:value-type="string">
            <text:p text:style-name="P13">vector(character)</text:p>
          </table:table-cell>
          <table:table-cell table:style-name="Tableau39.C3" office:value-type="string">
            <text:p text:style-name="P13">vector(character)</text:p>
          </table:table-cell>
          <table:table-cell table:style-name="Tableau39.D3" office:value-type="string">
            <text:p text:style-name="P13">…</text:p>
          </table:table-cell>
          <table:table-cell table:style-name="Tableau39.E3" office:value-type="string">
            <text:p text:style-name="P13">vector(character)</text:p>
          </table:table-cell>
        </table:table-row>
        <table:table-row table:style-name="Tableau39.1">
          <table:table-cell table:style-name="Tableau39.A4" office:value-type="string">
            <text:p text:style-name="P7">…</text:p>
          </table:table-cell>
          <table:table-cell table:style-name="Tableau39.B4" office:value-type="string">
            <text:p text:style-name="P13">…</text:p>
          </table:table-cell>
          <table:table-cell table:style-name="Tableau39.C4" office:value-type="string">
            <text:p text:style-name="P13">…</text:p>
          </table:table-cell>
          <table:table-cell table:style-name="Tableau39.D4" office:value-type="string">
            <text:p text:style-name="P13">…</text:p>
          </table:table-cell>
          <table:table-cell table:style-name="Tableau39.E4" office:value-type="string">
            <text:p text:style-name="P13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9">itemset</text:span></text:span><text:span text:style-name="Police_20_par_20_défaut"><text:span text:style-name="T9"><draw:frame draw:style-name="fr2" draw:name="Objet132" text:anchor-type="as-char" svg:width="0.466cm" svg:height="0.467cm" draw:z-index="142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13">vector(character)</text:p>
          </table:table-cell>
          <table:table-cell table:style-name="Tableau39.C5" office:value-type="string">
            <text:p text:style-name="P13">vector(character)</text:p>
          </table:table-cell>
          <table:table-cell table:style-name="Tableau39.D5" office:value-type="string">
            <text:p text:style-name="P13">…</text:p>
          </table:table-cell>
          <table:table-cell table:style-name="Tableau39.E5" office:value-type="string">
            <text:p text:style-name="P13">vector(character)</text:p>
          </table:table-cell>
        </table:table-row>
      </table:table>
      <text:p text:style-name="P44"/>
      <text:p text:style-name="P58"><text:span text:style-name="Police_20_par_20_défaut"><text:span text:style-name="T13"><draw:frame draw:style-name="fr1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5">check_access_for_category(category</text:span></text:span><text:span text:style-name="Police_20_par_20_défaut"><text:span text:style-name="T11">: character or numeric, </text:span></text:span><text:span text:style-name="Police_20_par_20_défaut"><text:span text:style-name="T15">value</text:span></text:span><text:span text:style-name="Police_20_par_20_défaut"><text:span text:style-name="T11">: character, </text:span></text:span><text:span text:style-name="Police_20_par_20_défaut"><text:span text:style-name="T16">stop</text:span></text:span><text:span text:style-name="Police_20_par_20_défaut"><text:span text:style-name="T11">: logical</text:span></text:span><text:span text:style-name="Police_20_par_20_défaut"><text:span text:style-name="T15">)</text:span></text:span><text:span text:style-name="Police_20_par_20_défaut"><text:span text:style-name="T23">:</text:span></text:span></text:p>
      <text:p text:style-name="P58"><text:span text:style-name="Police_20_par_20_défaut"><text:span text:style-name="T23"><text:tab/><text:tab/><text:tab/><text:tab/>logical</text:span></text:span></text:p>
      <text:p text:style-name="P54"><text:span text:style-name="Police_20_par_20_défaut"><text:span text:style-name="T13"><draw:frame draw:style-name="fr1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22">has_</text:span></text:span><text:span text:style-name="Police_20_par_20_défaut"><text:span text:style-name="T16">item_names()</text:span></text:span><text:span text:style-name="Police_20_par_20_défaut"><text:span text:style-name="T11">: logical</text:span></text:span></text:p>
      <text:p text:style-name="P54"><text:span text:style-name="Police_20_par_20_défaut"><text:span text:style-name="T13"><draw:frame draw:style-name="fr1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get_items(items</text:span></text:span><text:span text:style-name="Police_20_par_20_défaut"><text:span text:style-name="T11">: vector(character) or vector(numeric) according to the attribute </text:span></text:span><text:span text:style-name="Police_20_par_20_défaut"><text:span text:style-name="T16">items)</text:span></text:span><text:span text:style-name="Police_20_par_20_défaut"><text:span text:style-name="T11">:</text:span></text:span></text:p>
      <text:p text:style-name="P70"><text:span text:style-name="Police_20_par_20_défaut"><text:span text:style-name="T11"><text:s text:c="11"/>see attribute </text:span></text:span><text:span text:style-name="Police_20_par_20_défaut"><text:span text:style-name="T16">items</text:span></text:span></text:p>
      <text:p text:style-name="P54"><text:span text:style-name="Police_20_par_20_défaut"><text:span text:style-name="T13"><draw:frame draw:style-name="fr1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22">get_items_from_category</text:span></text:span><text:span text:style-name="Police_20_par_20_défaut"><text:span text:style-name="T16">(category</text:span></text:span><text:span text:style-name="Police_20_par_20_défaut"><text:span text:style-name="T11">: character or numeric, </text:span></text:span><text:span text:style-name="Police_20_par_20_défaut"><text:span text:style-name="T16">value</text:span></text:span><text:span text:style-name="Police_20_par_20_défaut"><text:span text:style-name="T11">: character,</text:span></text:span></text:p>
      <text:p text:style-name="P80"><text:span text:style-name="Police_20_par_20_défaut"><text:span text:style-name="T11"><text:s text:c="12"/></text:span></text:span><text:span text:style-name="Police_20_par_20_défaut"><text:span text:style-name="T16">force_character</text:span></text:span><text:span text:style-name="Police_20_par_20_défaut"><text:span text:style-name="T11">: logical</text:span></text:span><text:span text:style-name="Police_20_par_20_défaut"><text:span text:style-name="T16">)</text:span></text:span><text:span text:style-name="Police_20_par_20_défaut"><text:span text:style-name="T11">: vector(character) or vector(numeric)</text:span></text:span></text:p>
      <text:p text:style-name="P54"><text:span text:style-name="Police_20_par_20_défaut"><text:span text:style-name="T13"><draw:frame draw:style-name="fr1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get_tnp(tnp</text:span></text:span><text:span text:style-name="Police_20_par_20_défaut"><text:span text:style-name="T11">: character or TransactionSet or see attribute </text:span></text:span><text:span text:style-name="Police_20_par_20_défaut"><text:span text:style-name="T16">nodes</text:span></text:span><text:span text:style-name="Police_20_par_20_défaut"><text:span text:style-name="T11"> or </text:span></text:span><text:span text:style-name="Police_20_par_20_défaut"><text:span text:style-name="T16">patterns</text:span></text:span><text:span text:style-name="Police_20_par_20_défaut"><text:span text:style-name="T11">, </text:span></text:span><text:span text:style-name="Police_20_par_20_défaut"><text:span text:style-name="T16">entities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</text:span></text:span></text:p>
      <text:p text:style-name="P75"><text:span text:style-name="Police_20_par_20_défaut"><text:span text:style-name="T11"><text:s text:c="7"/></text:span></text:span><text:span text:style-name="Police_20_par_20_défaut"><text:span text:style-name="T27">TransactionSet or </text:span></text:span><text:span text:style-name="Police_20_par_20_défaut"><text:span text:style-name="T11">see attribute </text:span></text:span><text:span text:style-name="Police_20_par_20_défaut"><text:span text:style-name="T16">nodes</text:span></text:span><text:span text:style-name="Police_20_par_20_défaut"><text:span text:style-name="T11"> or </text:span></text:span><text:span text:style-name="Police_20_par_20_défaut"><text:span text:style-name="T16">patterns</text:span></text:span></text:p>
      <text:p text:style-name="P54"><text:span text:style-name="Police_20_par_20_défaut"><text:span text:style-name="T13"><draw:frame draw:style-name="fr1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get_tnp_itemsets(tnp</text:span></text:span><text:span text:style-name="Police_20_par_20_défaut"><text:span text:style-name="T11">: character or list(vector(character)), </text:span></text:span><text:span text:style-name="Police_20_par_20_défaut"><text:span text:style-name="T16">entities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</text:span></text:span></text:p>
      <text:p text:style-name="P68"><text:span text:style-name="Police_20_par_20_défaut"><text:span text:style-name="T11"><text:s text:c="11"/>list(vector(character))</text:span></text:span></text:p>
      <text:p text:style-name="P54"><text:span text:style-name="Police_20_par_20_défaut"><text:span text:style-name="T13"><draw:frame draw:style-name="fr1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which_entities(npr</text:span></text:span><text:span text:style-name="Police_20_par_20_défaut"><text:span text:style-name="T11">: see attribute </text:span></text:span><text:span text:style-name="Police_20_par_20_défaut"><text:span text:style-name="T15">nodes</text:span></text:span><text:span text:style-name="Police_20_par_20_défaut"><text:span text:style-name="T11"> or </text:span></text:span><text:span text:style-name="Police_20_par_20_défaut"><text:span text:style-name="T15">patterns</text:span></text:span><text:span text:style-name="Police_20_par_20_défaut"><text:span text:style-name="T23"> or return of function </text:span></text:span><text:span text:style-name="Police_20_par_20_défaut"><text:span text:style-name="T15">extract_rules</text:span></text:span><text:span text:style-name="Police_20_par_20_défaut"><text:span text:style-name="T23">,</text:span></text:span></text:p>
      <text:p text:style-name="P67"><text:span text:style-name="Police_20_par_20_défaut"><text:span text:style-name="T15"><text:s text:c="5"/>entities</text:span></text:span><text:span text:style-name="Police_20_par_20_défaut"><text:span text:style-name="T23">: character</text:span></text:span><text:span text:style-name="Police_20_par_20_défaut"><text:span text:style-name="T16">)</text:span></text:span><text:span text:style-name="Police_20_par_20_défaut"><text:span text:style-name="T11">: character</text:span></text:span></text:p>
      <text:p text:style-name="P54"><text:span text:style-name="Police_20_par_20_défaut"><text:span text:style-name="T13"><draw:frame draw:style-name="fr1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13"><text:s/></text:span></text:span><text:span text:style-name="Police_20_par_20_défaut"><text:span text:style-name="T16">which_associated_links(name</text:span></text:span><text:span text:style-name="Police_20_par_20_défaut"><text:span text:style-name="T11">: character</text:span></text:span><text:span text:style-name="Police_20_par_20_défaut"><text:span text:style-name="T16">)</text:span></text:span><text:span text:style-name="Police_20_par_20_défaut"><text:span text:style-name="T11">: character</text:span></text:span></text:p>
      <text:p text:style-name="P85"><text:span text:style-name="Police_20_par_20_défaut"><text:span text:style-name="T31"><draw:frame draw:style-name="fr1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31"><text:s/></text:span></text:span><text:span text:style-name="Police_20_par_20_défaut"><text:span text:style-name="T30">which_name(name</text:span></text:span><text:span text:style-name="Police_20_par_20_défaut"><text:span text:style-name="T35">: character or vector(character)</text:span></text:span><text:span text:style-name="Police_20_par_20_défaut"><text:span text:style-name="T30">)</text:span></text:span><text:span text:style-name="Police_20_par_20_défaut"><text:span text:style-name="T35">: character or vector(character)</text:span></text:span></text:p>
      <text:p text:style-name="P8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 style:parent-style-name="Heading_20_1" style:default-outline-level="1" style:list-style-name="">
      <style:paragraph-properties fo:line-height="115%" fo:hyphenation-ladder-count="no-limit"/>
      <style:text-properties fo:language="en" fo:country="US" fo:hyphenate="false" loext:hyphenation-no-caps="false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style:use-window-font-color="true" loext:opacity="0%" style:font-name="Calibri Light1"/>
    </style:style>
    <style:style style:name="MT2" style:family="text">
      <style:text-properties style:use-window-font-color="true" loext:opacity="0%" style:font-name="Calibri Light1" officeooo:rsid="001c1c5b"/>
    </style:style>
    <style:style style:name="MT3" style:family="text">
      <style:text-properties style:use-window-font-color="true" loext:opacity="0%" style:font-name="Calibri Light1" officeooo:rsid="0021a597"/>
    </style:style>
    <style:style style:name="MT4" style:family="text">
      <style:text-properties style:use-window-font-color="true" loext:opacity="0%" style:font-name="Calibri Light1" officeooo:rsid="0028e92b"/>
    </style:style>
    <style:style style:name="MT5" style:family="text">
      <style:text-properties style:use-window-font-color="true" loext:opacity="0%" style:font-name="Calibri Light1" officeooo:rsid="00386e28"/>
    </style:style>
    <style:style style:name="MT6" style:family="text">
      <style:text-properties officeooo:rsid="001c1c5b"/>
    </style:style>
    <style:style style:name="MT7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3cm" fo:padding-bottom="-0.003cm" fo:padding-left="-0.003cm" fo:padding-right="-0.0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<text:span text:style-name="MT1">Last update: </text:span><text:span text:style-name="MT2">202</text:span><text:span text:style-name="MT3">2</text:span><text:span text:style-name="MT2">-</text:span><text:span text:style-name="MT3">0</text:span><text:span text:style-name="MT4">5</text:span><text:span text:style-name="MT2">-</text:span><text:span text:style-name="MT5">10</text:span><text:span text:style-name="MT6"><text:tab/><text:tab/></text:span><text:span text:style-name="MT7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5-10T18:27:22.668000000</dc:date>
    <meta:print-date>2021-02-16T19:18:00Z</meta:print-date>
    <meta:editing-cycles>313</meta:editing-cycles>
    <meta:editing-duration>PT4H40M42S</meta:editing-duration>
    <meta:document-statistic meta:table-count="39" meta:image-count="0" meta:object-count="134" meta:page-count="9" meta:paragraph-count="693" meta:word-count="1603" meta:character-count="14281" meta:non-whitespace-character-count="12543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